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lways"/>
    </style:style>
    <style:style style:name="Taulukko2.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ulukko2.A16" style:family="table-cell" style:data-style-name="N100">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6cm" style:rel-column-width="508*"/>
    </style:style>
    <style:style style:name="Table1.B" style:family="table-column">
      <style:table-column-properties style:column-width="4.632cm" style:rel-column-width="2626*"/>
    </style:style>
    <style:style style:name="Table1.C" style:family="table-column">
      <style:table-column-properties style:column-width="2.355cm" style:rel-column-width="1335*"/>
    </style:style>
    <style:style style:name="Table1.D" style:family="table-column">
      <style:table-column-properties style:column-width="2.725cm" style:rel-column-width="1545*"/>
    </style:style>
    <style:style style:name="Table1.E" style:family="table-column">
      <style:table-column-properties style:column-width="3.889cm" style:rel-column-width="2205*"/>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E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100">
      <style:table-cell-properties fo:padding="0.097cm" fo:border-left="0.05pt solid #000000" fo:border-right="0.05pt solid #000000" fo:border-top="none" fo:border-bottom="0.05pt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5pt solid #000000" fo:border-right="0.05pt solid #000000" fo:border-top="0.05pt solid #000000" fo:border-bottom="none"/>
    </style:style>
    <style:style style:name="Taulukko7.B1" style:family="table-cell">
      <style:table-cell-properties fo:padding="0.097cm" fo:border-left="0.05pt solid #000000" fo:border-right="none" fo:border-top="0.05pt solid #000000" fo:border-bottom="0.05pt solid #000000"/>
    </style:style>
    <style:style style:name="Taulukko7.E1" style:family="table-cell">
      <style:table-cell-properties fo:padding="0.097cm" fo:border="0.05pt solid #000000"/>
    </style:style>
    <style:style style:name="Taulukko7.A2" style:family="table-cell">
      <style:table-cell-properties fo:padding="0.097cm" fo:border-left="0.05pt solid #000000" fo:border-right="0.05pt solid #000000" fo:border-top="none" fo:border-bottom="0.05pt solid #000000"/>
    </style:style>
    <style:style style:name="Taulukko7.3" style:family="table-row">
      <style:table-row-properties style:min-row-height="0.803cm"/>
    </style:style>
    <style:style style:name="Taulukko7.B3" style:family="table-cell">
      <style:table-cell-properties fo:padding="0.097cm" fo:border-left="0.05pt solid #000000" fo:border-right="none" fo:border-top="none" fo:border-bottom="0.05pt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2.014cm" table:align="right" style:writing-mode="lr-tb"/>
    </style:style>
    <style:style style:name="Table4.A" style:family="table-column">
      <style:table-column-properties style:column-width="0.926cm"/>
    </style:style>
    <style:style style:name="Table4.B" style:family="table-column">
      <style:table-column-properties style:column-width="5.689cm"/>
    </style:style>
    <style:style style:name="Table4.C" style:family="table-column">
      <style:table-column-properties style:column-width="1.931cm"/>
    </style:style>
    <style:style style:name="Table4.D" style:family="table-column">
      <style:table-column-properties style:column-width="1.482cm"/>
    </style:style>
    <style:style style:name="Table4.E" style:family="table-column">
      <style:table-column-properties style:column-width="1.986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E2" style:family="table-cell" style:data-style-name="N0">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9" style:family="paragraph" style:parent-style-name="Sisennetty_20_teksti">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style:contextual-spacing="false" fo:text-indent="0cm" style:auto-text-indent="false" style:snap-to-layout-grid="false"/>
    </style:style>
    <style:style style:name="P12" style:family="paragraph" style:parent-style-name="Text_20_body">
      <style:paragraph-properties fo:margin-left="0cm" fo:margin-right="0cm" fo:text-indent="0cm" style:auto-text-indent="false" fo:break-before="page"/>
    </style:style>
    <style:style style:name="P13" style:family="paragraph" style:parent-style-name="Text_20_body">
      <style:paragraph-properties fo:margin-left="-0.076cm" fo:margin-right="0cm" fo:text-indent="0cm" style:auto-text-indent="false" style:snap-to-layout-grid="false"/>
      <style:text-properties fo:language="fi" fo:country="FI"/>
    </style:style>
    <style:style style:name="P14"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15" style:family="paragraph" style:parent-style-name="Table_20_Contents">
      <style:text-properties fo:font-size="10pt" style:font-size-asian="10pt" style:font-size-complex="10pt"/>
    </style:style>
    <style:style style:name="P16" style:family="paragraph" style:parent-style-name="Table_20_Contents">
      <style:paragraph-properties fo:text-align="start"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0"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style>
    <style:style style:name="P24" style:family="paragraph" style:parent-style-name="Table">
      <style:paragraph-properties fo:keep-with-next="always"/>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7"/>
    <style:style style:name="P30" style:family="paragraph" style:parent-style-name="Text_20_body">
      <style:text-properties officeooo:paragraph-rsid="00051ef7"/>
    </style:style>
    <style:style style:name="P31" style:family="paragraph" style:parent-style-name="Text_20_body" style:list-style-name="L1">
      <style:paragraph-properties fo:margin-left="2.963cm" fo:margin-right="0cm" fo:text-indent="-0.635cm" style:auto-text-indent="false">
        <style:tab-stops/>
      </style:paragraph-properties>
    </style:style>
    <style:style style:name="P32" style:family="paragraph" style:parent-style-name="Text_20_body">
      <style:paragraph-properties fo:margin-left="-0.076cm" fo:margin-right="0cm" fo:text-indent="0cm" style:auto-text-indent="false" style:snap-to-layout-grid="false"/>
      <style:text-properties fo:language="fi" fo:country="FI" officeooo:paragraph-rsid="0004d250"/>
    </style:style>
    <style:style style:name="P33" style:family="paragraph" style:parent-style-name="Text_20_body">
      <style:paragraph-properties fo:margin-left="0cm" fo:margin-right="0cm" fo:text-indent="0cm" style:auto-text-indent="false" style:snap-to-layout-grid="false"/>
      <style:text-properties fo:language="fi" fo:country="FI" officeooo:paragraph-rsid="0004d250"/>
    </style:style>
    <style:style style:name="P34" style:family="paragraph" style:parent-style-name="Table_20_Contents" style:list-style-name="L6">
      <style:paragraph-properties fo:text-align="start" style:justify-single-word="false"/>
    </style:style>
    <style:style style:name="P35"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36" style:family="paragraph" style:parent-style-name="Heading_20_4">
      <style:text-properties officeooo:paragraph-rsid="00051ef7"/>
    </style:style>
    <style:style style:name="P37"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38"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39" style:family="paragraph" style:parent-style-name="Heading_20_1">
      <style:paragraph-properties fo:break-before="page"/>
    </style:style>
    <style:style style:name="P40" style:family="paragraph" style:parent-style-name="Otsikko_20__28_numeroimaton_29_" style:master-page-name="First_20_Page">
      <style:paragraph-properties style:page-number="auto"/>
      <style:text-properties fo:language="fi" fo:country="FI"/>
    </style:style>
    <style:style style:name="P41" style:family="paragraph" style:parent-style-name="Sisennetty_20_teksti" style:list-style-name="L8"/>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T5" style:family="text">
      <style:text-properties officeooo:rsid="0004d250"/>
    </style:style>
    <style:style style:name="T6" style:family="text">
      <style:text-properties officeooo:rsid="00051ef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1175971" text:style-name="WW8StyleNum">
        <text:list-header>
          <text:p text:style-name="P40"/>
        </text:list-header>
      </text:list>
      <text:p text:style-name="P2"/>
      <text:p text:style-name="P2"/>
      <text:p text:style-name="P2"/>
      <text:p text:style-name="P2"/>
      <text:p text:style-name="P2"/>
      <text:p text:style-name="P2"/>
      <text:list xml:id="list32558436"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text:span text:style-name="T5">1</text:span>.<text:span text:style-name="T5">0</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0">TUT</text:p>
          </table:table-cell>
          <table:table-cell table:style-name="Taulukko1.A1" office:value-type="string">
            <text:p text:style-name="P10">Department of Computer Systems</text:p>
          </table:table-cell>
          <table:table-cell table:style-name="Taulukko1.C1" office:value-type="string">
            <text:p text:style-name="P10">TKT-2527 Project Work</text:p>
          </table:table-cell>
        </table:table-row>
        <table:table-row>
          <table:table-cell table:style-name="Taulukko1.A2" table:number-columns-spanned="3" office:value-type="string">
            <text:p text:style-name="P10">Author: Joni-Matti Määttä</text:p>
          </table:table-cell>
          <table:covered-table-cell/>
          <table:covered-table-cell/>
        </table:table-row>
        <table:table-row>
          <table:table-cell table:style-name="Taulukko1.A3" table:number-columns-spanned="3" office:value-type="string">
            <text:p text:style-name="P10">Joni-Matti Määttä, joni-matti.maatta@tut.fi</text:p>
          </table:table-cell>
          <table:covered-table-cell/>
          <table:covered-table-cell/>
        </table:table-row>
        <table:table-row>
          <table:table-cell table:style-name="Taulukko1.A4" table:number-columns-spanned="3" office:value-type="string">
            <text:p text:style-name="P10">Mikko Honkonen, mikko.honkonen@tut.fi</text:p>
          </table:table-cell>
          <table:covered-table-cell/>
          <table:covered-table-cell/>
        </table:table-row>
        <table:table-row>
          <table:table-cell table:style-name="Taulukko1.A4" table:number-columns-spanned="3" office:value-type="string">
            <text:p text:style-name="P10">Tommi Korhonen, tommi.korhonen@tut.fi</text:p>
          </table:table-cell>
          <table:covered-table-cell/>
          <table:covered-table-cell/>
        </table:table-row>
        <table:table-row>
          <table:table-cell table:style-name="Taulukko1.A6" table:number-columns-spanned="3" office:value-type="string">
            <text:p text:style-name="P10"/>
          </table:table-cell>
          <table:covered-table-cell/>
          <table:covered-table-cell/>
        </table:table-row>
        <table:table-row>
          <table:table-cell table:style-name="Taulukko1.A7" table:number-columns-spanned="2" office:value-type="string">
            <text:p text:style-name="P10">Document State: <text:span text:style-name="T5">Final</text:span></text:p>
          </table:table-cell>
          <table:covered-table-cell/>
          <table:table-cell table:style-name="Taulukko1.A2" office:value-type="string">
            <text:p text:style-name="P11"><text:span text:style-name="T1">Modified: </text:span><text:span text:style-name="T1"><text:modification-date style:data-style-name="N84">2013-01-11</text:modification-date></text:span></text:p>
          </table:table-cell>
        </table:table-row>
      </table:table>
      <text:list xml:id="list32533035"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4">Version</text:p>
            </table:table-cell>
            <table:table-cell table:style-name="Taulukko2.A1" office:value-type="string">
              <text:p text:style-name="P10">Date</text:p>
            </table:table-cell>
            <table:table-cell table:style-name="Taulukko2.A1" office:value-type="string">
              <text:p text:style-name="P10">Author(s)</text:p>
            </table:table-cell>
            <table:table-cell table:style-name="Taulukko2.A1" office:value-type="string">
              <text:p text:style-name="P10">Summary of Changes</text:p>
            </table:table-cell>
          </table:table-row>
        </table:table-header-rows>
        <table:table-row table:style-name="Taulukko2.1">
          <table:table-cell table:style-name="Taulukko2.A2" office:value-type="string">
            <text:p text:style-name="P13">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3">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3">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3">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3">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3">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3">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3">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13">0.8</text:p>
          </table:table-cell>
          <table:table-cell table:style-name="Taulukko2.A2" office:value-type="string">
            <text:p text:style-name="P6">2012-11-13</text:p>
          </table:table-cell>
          <table:table-cell table:style-name="Taulukko2.A2" office:value-type="string">
            <text:p text:style-name="P6">M. Honkonen</text:p>
          </table:table-cell>
          <table:table-cell table:style-name="Taulukko2.A2" office:value-type="string">
            <text:p text:style-name="P6">Task table and summaries added.</text:p>
          </table:table-cell>
        </table:table-row>
        <table:table-row table:style-name="Taulukko2.1">
          <table:table-cell table:style-name="Taulukko2.A2" office:value-type="string">
            <text:p text:style-name="P13">0.9</text:p>
          </table:table-cell>
          <table:table-cell table:style-name="Taulukko2.B2" office:value-type="date" office:date-value="2012-11-13">
            <text:p text:style-name="P6">2012-11-13</text:p>
          </table:table-cell>
          <table:table-cell table:style-name="Taulukko2.A2" office:value-type="string">
            <text:p text:style-name="P7">J.-M. Määttä</text:p>
          </table:table-cell>
          <table:table-cell table:style-name="Taulukko2.A2" office:value-type="string">
            <text:p text:style-name="P6">Added the executive summary and more about risks in Chapter 8</text:p>
          </table:table-cell>
        </table:table-row>
        <table:table-row table:style-name="Taulukko2.1">
          <table:table-cell table:style-name="Taulukko2.A2" office:value-type="string">
            <text:p text:style-name="P13">0.95</text:p>
          </table:table-cell>
          <table:table-cell table:style-name="Taulukko2.B2" office:value-type="date" office:date-value="2012-11-14">
            <text:p text:style-name="P6">2012-11-14</text:p>
          </table:table-cell>
          <table:table-cell table:style-name="Taulukko2.A2" office:value-type="string">
            <text:p text:style-name="P6">T. Korhonen</text:p>
          </table:table-cell>
          <table:table-cell table:style-name="Taulukko2.A2" office:value-type="string">
            <text:p text:style-name="P6">Tables for task schedule and budget added.</text:p>
          </table:table-cell>
        </table:table-row>
        <table:table-row table:style-name="Taulukko2.1">
          <table:table-cell table:style-name="Taulukko2.A2" office:value-type="string">
            <text:p text:style-name="P13">0.96</text:p>
          </table:table-cell>
          <table:table-cell table:style-name="Taulukko2.B2" office:value-type="date" office:date-value="2012-11-19">
            <text:p text:style-name="P6">2012-11-19</text:p>
          </table:table-cell>
          <table:table-cell table:style-name="Taulukko2.A2" office:value-type="string">
            <text:p text:style-name="P6">T. Korhonen</text:p>
          </table:table-cell>
          <table:table-cell table:style-name="Taulukko2.A2" office:value-type="string">
            <text:p text:style-name="P6">Divided the task schedule table and added explanations for the project costs.</text:p>
          </table:table-cell>
        </table:table-row>
        <text:soft-page-break/>
        <table:table-row table:style-name="Taulukko2.1">
          <table:table-cell table:style-name="Taulukko2.A2" office:value-type="string">
            <text:p text:style-name="P13">0.97</text:p>
          </table:table-cell>
          <table:table-cell table:style-name="Taulukko2.A2" office:value-type="string">
            <text:p text:style-name="P6">2012-11-20</text:p>
          </table:table-cell>
          <table:table-cell table:style-name="Taulukko2.A2" office:value-type="string">
            <text:p text:style-name="P6">M. Honkonen</text:p>
          </table:table-cell>
          <table:table-cell table:style-name="Taulukko2.A2" office:value-type="string">
            <text:p text:style-name="P6">Fixed formatting for task table, fixed formatting problems in chapter 7.</text:p>
          </table:table-cell>
        </table:table-row>
        <table:table-row table:style-name="Taulukko2.1">
          <table:table-cell table:style-name="Taulukko2.A2" office:value-type="string">
            <text:p text:style-name="P13">0.98</text:p>
          </table:table-cell>
          <table:table-cell table:style-name="Taulukko2.B2" office:value-type="date" office:date-value="2012-11-21">
            <text:p text:style-name="P6">2012-11-21</text:p>
          </table:table-cell>
          <table:table-cell table:style-name="Taulukko2.A2" office:value-type="string">
            <text:p text:style-name="P6">J.-M. Määttä</text:p>
          </table:table-cell>
          <table:table-cell table:style-name="Taulukko2.A2" office:value-type="string">
            <text:p text:style-name="P6">Added more about risks in Chapter 8.</text:p>
          </table:table-cell>
        </table:table-row>
        <table:table-row table:style-name="Taulukko2.1">
          <table:table-cell table:style-name="Taulukko2.A16" office:value-type="float" office:value="36526">
            <text:p text:style-name="P13">0.99</text:p>
          </table:table-cell>
          <table:table-cell table:style-name="Taulukko2.B2" office:value-type="date" office:date-value="2012-12-12">
            <text:p text:style-name="P6">2012-12-12</text:p>
          </table:table-cell>
          <table:table-cell table:style-name="Taulukko2.A2" office:value-type="string">
            <text:p text:style-name="P6">J.-M. Määttä</text:p>
          </table:table-cell>
          <table:table-cell table:style-name="Taulukko2.A2" office:value-type="string">
            <text:p text:style-name="P6">Made a better budget (explanations not updated).</text:p>
          </table:table-cell>
        </table:table-row>
        <table:table-row table:style-name="Taulukko2.1">
          <table:table-cell table:style-name="Taulukko2.A16" office:value-type="float" office:value="0">
            <text:p text:style-name="P32"><text:span text:style-name="T5">1.0</text:span></text:p>
          </table:table-cell>
          <table:table-cell table:style-name="Taulukko2.A2" office:value-type="string">
            <text:p text:style-name="P33"><text:span text:style-name="T5">2013-01-11</text:span></text:p>
          </table:table-cell>
          <table:table-cell table:style-name="Taulukko2.A2" office:value-type="string">
            <text:p text:style-name="P33"><text:span text:style-name="T5">J.-M. Määttä</text:span></text:p>
          </table:table-cell>
          <table:table-cell table:style-name="Taulukko2.A2" office:value-type="string">
            <text:p text:style-name="P33"><text:span text:style-name="T5">Added new task for other reports.</text:span></text:p>
          </table:table-cell>
        </table:table-row>
      </table:table>
      <text:list xml:id="list32554512" text:continue-numbering="true" text:style-name="WW8StyleNum">
        <text:list-header>
          <text:p text:style-name="Otsikko_20__28_numeroimaton_29_">Executive Summary</text:p>
        </text:list-header>
      </text:list>
      <text:p text:style-name="Text_20_body"/>
      <text:p text:style-name="Text_20_body">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Text_20_body">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list xml:id="list32559796"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35">1. <text:s text:c="2"/>Introduction<text:tab/>7</text:p>
          <text:p text:style-name="P38">1.1 <text:s text:c="2"/>Overview<text:tab/>7</text:p>
          <text:p text:style-name="P38">1.2 <text:s text:c="2"/>Target and Scope of the Document<text:tab/>7</text:p>
          <text:p text:style-name="P38">1.3 <text:s text:c="2"/>Structure of the Document<text:tab/>7</text:p>
          <text:p text:style-name="P35">2. <text:s text:c="2"/>Project Background Description<text:tab/>9</text:p>
          <text:p text:style-name="P38">2.1 <text:s text:c="2"/>Overview<text:tab/>9</text:p>
          <text:p text:style-name="P38">2.2 <text:s text:c="2"/>Purpose of the Project<text:tab/>9</text:p>
          <text:p text:style-name="P38">2.3 <text:s text:c="2"/>Technological Background<text:tab/>9</text:p>
          <text:p text:style-name="P35">3. <text:s text:c="2"/>Project Organization<text:tab/>10</text:p>
          <text:p text:style-name="P38">3.1 <text:s text:c="2"/>Project Members<text:tab/>10</text:p>
          <text:p text:style-name="P38">3.2 <text:s text:c="2"/>Client<text:tab/>10</text:p>
          <text:p text:style-name="P38">3.3 <text:s text:c="2"/>Other Interest Groups<text:tab/>10</text:p>
          <text:p text:style-name="P35">4. <text:s text:c="2"/>Project Objectives<text:tab/>11</text:p>
          <text:p text:style-name="P38">4.1 <text:s text:c="2"/>Definition of Objectives<text:tab/>11</text:p>
          <text:p text:style-name="P37">4.1.1 <text:s text:c="2"/>The Objectives of Different Interest Groups<text:tab/>11</text:p>
          <text:p text:style-name="P37">4.1.2 <text:s text:c="2"/>Technical Objectives<text:tab/>11</text:p>
          <text:p text:style-name="P38">4.2 <text:s text:c="2"/>Deliverables<text:tab/>11</text:p>
          <text:p text:style-name="P37">4.2.1 <text:s text:c="2"/>Reports and Documentation<text:tab/>12</text:p>
          <text:p text:style-name="P37">4.2.2 <text:s text:c="2"/>Qt Implementation of the Tool (C1)<text:tab/>13</text:p>
          <text:p text:style-name="P37">4.2.3 <text:s text:c="2"/>Presentations<text:tab/>13</text:p>
          <text:p text:style-name="P35">5. <text:s text:c="2"/>Project Resources<text:tab/>14</text:p>
          <text:p text:style-name="P38">5.1 <text:s text:c="2"/>Overview<text:tab/>14</text:p>
          <text:p text:style-name="P38">5.2 <text:s text:c="2"/>Tools and Environment<text:tab/>14</text:p>
          <text:p text:style-name="P35">6. <text:s text:c="2"/>Implementation<text:tab/>16</text:p>
          <text:p text:style-name="P38">6.1 <text:s text:c="2"/>Overview<text:tab/>16</text:p>
          <text:p text:style-name="P38">6.2 <text:s text:c="2"/>Task Definitions<text:tab/>16</text:p>
          <text:p text:style-name="P37">6.2.1 <text:s text:c="2"/>T1, Functional specification<text:tab/>16</text:p>
          <text:p text:style-name="P37">6.2.2 <text:s text:c="2"/>T2, Technical specification<text:tab/>17</text:p>
          <text:p text:style-name="P37">6.2.3 <text:s text:c="2"/>T3, Algorithm implementation<text:tab/>17</text:p>
          <text:p text:style-name="P37">6.2.4 <text:s text:c="2"/>T4, UI implementation<text:tab/>17</text:p>
          <text:p text:style-name="P37">6.2.5 <text:s text:c="2"/>T5, General implementation<text:tab/>18</text:p>
          <text:p text:style-name="P37">6.2.6 <text:s text:c="2"/>T6, Testing<text:tab/>18</text:p>
          <text:p text:style-name="P37"><text:soft-page-break/>6.2.7 <text:s text:c="2"/>T7, Reporting<text:tab/>18</text:p>
          <text:p text:style-name="P38">6.3 <text:s text:c="2"/>Resource Allocations to Tasks<text:tab/>19</text:p>
          <text:p text:style-name="P38">6.4 <text:s text:c="2"/>Schedule for Each Task<text:tab/>20</text:p>
          <text:p text:style-name="P35">7. <text:s text:c="2"/>Budget<text:tab/>23</text:p>
          <text:p text:style-name="P38">7.1 <text:s text:c="2"/>Overview<text:tab/>23</text:p>
          <text:p text:style-name="P38">7.2 <text:s text:c="2"/>Cost Allocation<text:tab/>23</text:p>
          <text:p text:style-name="P38">7.3 <text:s text:c="2"/>Funding<text:tab/>25</text:p>
          <text:p text:style-name="P35">8. <text:s text:c="2"/>Project Management<text:tab/>26</text:p>
          <text:p text:style-name="P38">8.1 <text:s text:c="2"/>Overview<text:tab/>26</text:p>
          <text:p text:style-name="P38">8.2 <text:s text:c="2"/>Project Group Meeting Plan<text:tab/>26</text:p>
          <text:p text:style-name="P38">8.3 <text:s text:c="2"/>Meeting Plan with the Client<text:tab/>26</text:p>
          <text:p text:style-name="P38">8.4 <text:s text:c="2"/>Meeting Plan with the Course Staff<text:tab/>26</text:p>
          <text:p text:style-name="P38">8.5 <text:s text:c="2"/>Risks Analysis<text:tab/>26</text:p>
          <text:p text:style-name="P37">8.5.1 <text:s text:c="2"/>Potential Risks<text:tab/>27</text:p>
          <text:p text:style-name="P38">8.6 <text:s text:c="2"/>Acceptance of Results<text:tab/>29</text:p>
          <text:p text:style-name="P37">8.6.1 <text:s text:c="2"/>When Will the Project End<text:tab/>29</text:p>
          <text:p text:style-name="P37">8.6.2 <text:s text:c="2"/>Who Will Accept the Results<text:tab/>29</text:p>
          <text:p text:style-name="P37">8.6.3 <text:s text:c="2"/>Acceptance of Changes in Project Objectives<text:tab/>29</text:p>
          <text:p text:style-name="P37">8.6.4 <text:s text:c="2"/>Acceptance of Changes in the Project Group<text:tab/>29</text:p>
          <text:p text:style-name="P37">8.6.5 <text:s text:c="2"/>Expected Credit Units<text:tab/>29</text:p>
          <text:p text:style-name="P35">9. <text:s text:c="2"/>References<text:tab/>30</text:p>
          <text:p text:style-name="P35">10. <text:s text:c="2"/>Appendices<text:tab/>31</text:p>
          <text:p text:style-name="P38">10.1 <text:s text:c="2"/>Minutes of the Meetings with the Client<text:tab/>31</text:p>
          <text:p text:style-name="P38">10.2 <text:s text:c="2"/>Minutes of the Internal Meetings of the Project Group<text:tab/>31</text:p>
          <text:p text:style-name="P38">10.3 <text:s text:c="2"/>Functional and Technical Specifications, if Relevant<text:tab/>31</text:p>
          <text:p text:style-name="P38">10.4 <text:s text:c="2"/>Other<text:tab/>31</text:p>
        </text:index-body>
      </text:table-of-content>
      <text:p text:style-name="P3"/>
      <text:p text:style-name="P2"/>
      <text:p text:style-name="Text_20_body"><text:tab/></text:p>
      <text:h text:style-name="P39"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31192705" text:style-name="L1">
        <text:list-item>
          <text:p text:style-name="P31">Introduction. This chapter, acts as an introduction to the document.</text:p>
        </text:list-item>
        <text:list-item>
          <text:p text:style-name="P31">Project background description. Describes the purpose of the project and its technical background.</text:p>
        </text:list-item>
        <text:list-item>
          <text:p text:style-name="P31">Project organization. Information about the project team, client and other interest groups of the project.</text:p>
        </text:list-item>
        <text:list-item>
          <text:p text:style-name="P31">Project objectives. Describes the various objectives that are to be achieved during the project.</text:p>
        </text:list-item>
        <text:list-item>
          <text:p text:style-name="P31">Project resources. The tools and environments used during the project, as well as any other resources needed for the project.</text:p>
        </text:list-item>
        <text:list-item>
          <text:p text:style-name="P31"><text:soft-page-break/>Implementation. Here the project is divided into tasks, the tasks are scheduled and they are assigned to the project team members.</text:p>
        </text:list-item>
        <text:list-item>
          <text:p text:style-name="P31">Budget. The project budget is described in this chapter.</text:p>
        </text:list-item>
        <text:list-item>
          <text:p text:style-name="P31">Project management. Description about how the project is managed and controlled.</text:p>
        </text:list-item>
        <text:list-item>
          <text:p text:style-name="P31">References.</text:p>
        </text:list-item>
        <text:list-item>
          <text:p text:style-name="P31">Appendices.</text:p>
        </text:list-item>
      </text:list>
      <text:h text:style-name="Heading_20_1" text:outline-level="1"><text:s/><text:tab/>Project Background Description</text:h>
      <text:p text:style-name="Sisennetty_20_teksti"/>
      <text:h text:style-name="Heading_20_2" text:outline-level="2"><text:s/><text:tab/>Overview</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It is based on IP-XACT standard <text:bookmark-ref text:reference-format="number-all-superior" text:ref-name="__RefNumPara__3980_425957868">[1]</text:bookmark-ref> which defines a way of packetizing HW components and related metadata using an XML-based file format.</text:p>
      <text:p text:style-name="Text_20_body">The project is hosted in SourceForge. Windows and Linux distributions are actively kept up to dat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4">Joni-Matti Määttä<text:line-break/></text:span><text:a xlink:type="simple" xlink:href="mailto:joni-matti.maatta@tut.fi">joni-matti.maatta@tut.fi</text:a></text:p>
      <text:p text:style-name="Text_20_body">Joni-Matti is the project manager and SW architect in the project.</text:p>
      <text:p text:style-name="P4"><text:span text:style-name="T4">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4">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31170456" text:style-name="L2">
        <text:list-item>
          <text:p text:style-name="P25">To finish a whole software development project in schedule (required)</text:p>
        </text:list-item>
        <text:list-item>
          <text:p text:style-name="P25">To have a working product integrated into Kactus2 (requested)</text:p>
        </text:list-item>
        <text:list-item>
          <text:p text:style-name="P25">Learn about project management and scheduling (requested)</text:p>
        </text:list-item>
      </text:list>
      <text:p text:style-name="Text_20_body">The objectives of the client are:</text:p>
      <text:list xml:id="list31170995" text:style-name="L3">
        <text:list-item>
          <text:p text:style-name="P26">The dependency analysis tool should have at least as good usability as Kactus2 itself (requested)</text:p>
        </text:list-item>
        <text:list-item>
          <text:p text:style-name="P26">The tool should improve the user experience and offer features that truly make the use easier (requested)</text:p>
        </text:list-item>
        <text:list-item>
          <text:p text:style-name="P26">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4"><text:span text:style-name="T4">Table </text:span><text:span text:style-name="T4"><text:sequence text:ref-name="refTable0" text:name="Table" text:formula="ooow:Table+1" style:num-format="1">4.1</text:sequence></text:span><text:span text:style-name="T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8">ID</text:p>
            </table:table-cell>
            <table:table-cell table:style-name="Table1.A1" office:value-type="string">
              <text:p text:style-name="P18">Deliverable Name</text:p>
            </table:table-cell>
            <table:table-cell table:style-name="Table1.A1" office:value-type="string">
              <text:p text:style-name="P18">Type</text:p>
            </table:table-cell>
            <table:table-cell table:style-name="Table1.A1" office:value-type="string">
              <text:p text:style-name="P18">Delivery Week</text:p>
            </table:table-cell>
            <table:table-cell table:style-name="Table1.E1" office:value-type="string">
              <text:p text:style-name="P18">Recipients</text:p>
            </table:table-cell>
          </table:table-row>
        </table:table-header-rows>
        <table:table-row table:style-name="Table1.1">
          <table:table-cell table:style-name="Table1.A9" office:value-type="string">
            <text:p text:style-name="P15">D1</text:p>
          </table:table-cell>
          <table:table-cell table:style-name="Table1.B2" office:value-type="string">
            <text:p text:style-name="P15">Functional specification</text:p>
          </table:table-cell>
          <table:table-cell table:style-name="Table1.C2" office:value-type="string">
            <text:p text:style-name="P15">Document</text:p>
          </table:table-cell>
          <table:table-cell table:style-name="Table1.D2" office:value-type="string">
            <text:p text:style-name="P15">2012 Wk 50</text:p>
          </table:table-cell>
          <table:table-cell table:style-name="Table1.E2" office:value-type="string">
            <text:p text:style-name="P15">Client, assistant</text:p>
          </table:table-cell>
        </table:table-row>
        <table:table-row table:style-name="Table1.1">
          <table:table-cell table:style-name="Table1.A9" office:value-type="string">
            <text:p text:style-name="P15">D2</text:p>
          </table:table-cell>
          <table:table-cell table:style-name="Table1.B3" office:value-type="string">
            <text:p text:style-name="P15">Technical specification</text:p>
          </table:table-cell>
          <table:table-cell table:style-name="Table1.C3" office:value-type="string">
            <text:p text:style-name="P15">Document</text:p>
          </table:table-cell>
          <table:table-cell table:style-name="Table1.D3" office:value-type="string">
            <text:p text:style-name="P15">2013 Wk 2</text:p>
          </table:table-cell>
          <table:table-cell table:style-name="Table1.E3" office:value-type="string">
            <text:p text:style-name="P15">Client, assistant</text:p>
          </table:table-cell>
        </table:table-row>
        <table:table-row table:style-name="Table1.1">
          <table:table-cell table:style-name="Table1.A9" office:value-type="string">
            <text:p text:style-name="P15">C1</text:p>
          </table:table-cell>
          <table:table-cell table:style-name="Table1.B4" office:value-type="string">
            <text:p text:style-name="P16">Qt implementation of the tool</text:p>
          </table:table-cell>
          <table:table-cell table:style-name="Table1.C4" office:value-type="string">
            <text:p text:style-name="P15">Codes</text:p>
          </table:table-cell>
          <table:table-cell table:style-name="Table1.D4" office:value-type="string">
            <text:p text:style-name="P15">2013 Wk 15</text:p>
          </table:table-cell>
          <table:table-cell table:style-name="Table1.E4" office:value-type="string">
            <text:p text:style-name="P15">Client</text:p>
          </table:table-cell>
        </table:table-row>
        <table:table-row table:style-name="Table1.1">
          <table:table-cell table:style-name="Table1.A9" office:value-type="string">
            <text:p text:style-name="P15">FR</text:p>
          </table:table-cell>
          <table:table-cell table:style-name="Table1.B5" office:value-type="string">
            <text:p text:style-name="P15">Final report</text:p>
          </table:table-cell>
          <table:table-cell table:style-name="Table1.C5" office:value-type="string">
            <text:p text:style-name="P15">Document</text:p>
          </table:table-cell>
          <table:table-cell table:style-name="Table1.D5" office:value-type="string">
            <text:p text:style-name="P15">2013 Wk 16</text:p>
          </table:table-cell>
          <table:table-cell table:style-name="Table1.E5" office:value-type="string">
            <text:p text:style-name="P15">Client, assistant</text:p>
          </table:table-cell>
        </table:table-row>
        <table:table-row table:style-name="Table1.1">
          <table:table-cell table:style-name="Table1.A9" office:value-type="string">
            <text:p text:style-name="P15">M1</text:p>
            <text:p text:style-name="P15">M2</text:p>
          </table:table-cell>
          <table:table-cell table:style-name="Table1.B6" office:value-type="string">
            <text:p text:style-name="P15">Monthly status reports 2012 (Nov, Dec)</text:p>
          </table:table-cell>
          <table:table-cell table:style-name="Table1.C6" office:value-type="string">
            <text:p text:style-name="P15">Document</text:p>
          </table:table-cell>
          <table:table-cell table:style-name="Table1.D6" office:value-type="string">
            <text:p text:style-name="P15">2012 Wk 49</text:p>
            <text:p text:style-name="P15">2013 Wk 2</text:p>
          </table:table-cell>
          <table:table-cell table:style-name="Table1.E6" office:value-type="string">
            <text:p text:style-name="P15">Assistant</text:p>
          </table:table-cell>
        </table:table-row>
        <text:soft-page-break/>
        <table:table-row table:style-name="Table1.1">
          <table:table-cell table:style-name="Table1.A9" office:value-type="string">
            <text:p text:style-name="P15">M3</text:p>
            <text:p text:style-name="P15">M4</text:p>
            <text:p text:style-name="P15">M5</text:p>
          </table:table-cell>
          <table:table-cell table:style-name="Table1.B7" office:value-type="string">
            <text:p text:style-name="P15">Monthly status reports 2013 (Jan, Feb, Mar)</text:p>
          </table:table-cell>
          <table:table-cell table:style-name="Table1.C7" office:value-type="string">
            <text:p text:style-name="P15"/>
          </table:table-cell>
          <table:table-cell table:style-name="Table1.D7" office:value-type="string">
            <text:p text:style-name="P15">2013 Wk 6</text:p>
            <text:p text:style-name="P15">2013 Wk 10</text:p>
            <text:p text:style-name="P15">2013 Wk 14</text:p>
          </table:table-cell>
          <table:table-cell table:style-name="Table1.E7" office:value-type="string">
            <text:p text:style-name="P15">Assistant</text:p>
          </table:table-cell>
        </table:table-row>
        <table:table-row table:style-name="Table1.1">
          <table:table-cell table:style-name="Table1.A9" office:value-type="string">
            <text:p text:style-name="P15">P1</text:p>
          </table:table-cell>
          <table:table-cell table:style-name="Table1.B8" office:value-type="string">
            <text:p text:style-name="P15">Project plan presentation</text:p>
          </table:table-cell>
          <table:table-cell table:style-name="Table1.C8" office:value-type="string">
            <text:p text:style-name="P15">Presentation</text:p>
          </table:table-cell>
          <table:table-cell table:style-name="Table1.D8" office:value-type="string">
            <text:p text:style-name="P15">2012 Wk 48 </text:p>
          </table:table-cell>
          <table:table-cell table:style-name="Table1.E8" office:value-type="string">
            <text:p text:style-name="P15">Seminar</text:p>
          </table:table-cell>
        </table:table-row>
        <table:table-row table:style-name="Table1.1">
          <table:table-cell table:style-name="Table1.A9" office:value-type="string">
            <text:p text:style-name="P15">P2</text:p>
          </table:table-cell>
          <table:table-cell table:style-name="Table1.B9" office:value-type="string">
            <text:p text:style-name="P16">Final report presentation and live demonstration</text:p>
          </table:table-cell>
          <table:table-cell table:style-name="Table1.C9" office:value-type="string">
            <text:p text:style-name="P16">Presentation + demo</text:p>
          </table:table-cell>
          <table:table-cell table:style-name="Table1.D9" office:value-type="string">
            <text:p text:style-name="P15">2013 Wk 16</text:p>
          </table:table-cell>
          <table:table-cell table:style-name="Table1.E9" office:value-type="string">
            <text:p text:style-name="P15">Seminar</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text:soft-page-break/>Monthly status reports will be delivered via email to the course staff at the dates specified in Table <text:sequence-ref text:reference-format="value" text:ref-name="refTable0">4.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h text:style-name="Heading_20_2" text:outline-level="2"><text:s/><text:tab/>Overview</text:h>
      <text:p text:style-name="Text_20_body">All development is performed using each team member's personal computers at home. Each team member is required to have a working Internet connection to be able to access the version control server from their apartment. The project does not require that the members need to buy any software. All software will either be free or available at Microsoft DreamSpark which grants access to TUT students at no charge.</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4"><text:span text:style-name="T4"><text:tab/> Table </text:span><text:span text:style-name="T4"><text:sequence text:ref-name="refTable1"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21">Software</text:p>
          </table:table-cell>
          <table:table-cell table:style-name="Table3.B1" office:value-type="string">
            <text:p text:style-name="P21">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3">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text:soft-page-break/>versions appears, the usage has to be approved by the tool correspondent.</text:p>
      <text:h text:style-name="Heading_20_1" text:outline-level="1"><text:s/><text:tab/>Implementation</text:h>
      <text:p text:style-name="Sisennetty_20_teksti"/>
      <text:h text:style-name="Heading_20_2" text:outline-level="2"><text:s/><text:tab/>Overview</text:h>
      <text:p text:style-name="Text_20_body">Project consist of different tasks some of which are divided into subtasks. These tasks are summarized on the Table <text:sequence-ref text:reference-format="value" text:ref-name="refTable2">6.1</text:sequence-ref>.</text:p>
      <text:p text:style-name="Text_20_body"><draw:frame draw:style-name="fr1" draw:name="Frame1" text:anchor-type="paragraph" svg:x="-1.439cm" svg:y="0.039cm" svg:width="15.746cm" draw:z-index="0"><draw:text-box fo:min-height="14.958cm"><text:p text:style-name="Table"><text:span text:style-name="T4">Table </text:span><text:span text:style-name="T4"><text:sequence text:ref-name="refTable2" text:name="Table" text:formula="ooow:Table+1" style:num-format="1">6.1</text:sequence></text:span><text:span text:style-name="T4">:</text:span> Task summary.</text:p><text:p text:style-name="Table"><draw:frame draw:style-name="fr3" draw:name="Object9" text:anchor-type="paragraph" svg:x="0.379cm" svg:y="-0.265cm" svg:width="16.118cm" style:rel-width="106%" svg:height="17.648cm" style:rel-height="scale" draw:z-index="8"><draw:object xlink:href="./Object 1" xlink:type="simple" xlink:show="embed" xlink:actuate="onLoad"/><draw:image xlink:href="./ObjectReplacements/Object 1" xlink:type="simple" xlink:show="embed" xlink:actuate="onLoad"/><svg:desc>OLE-object</svg:desc></draw:frame></text:p></draw:text-box></draw:frame></text:p>
      <text:h text:style-name="Heading_20_2" text:outline-level="2"><text:soft-page-break/><text:s/><text:tab/>Task Definitions</text:h>
      <text:h text:style-name="Heading_20_3" text:outline-level="3"><text:s/><text:tab/>T1, Functional specification</text:h>
      <text:p text:style-name="Text_20_body">Designing, writing and reviewing the functional specification document.</text:p>
      <text:h text:style-name="Heading_20_3" text:outline-level="3"><text:s/><text:tab/>T2, Technical specification</text:h>
      <text:p text:style-name="Text_20_body">Designing, writing and reviewing the technical specification document based on the functional specification.</text:p>
      <text:h text:style-name="Heading_20_3" text:outline-level="3"><text:s/><text:tab/>T3, Algorithm implementation</text:h>
      <text:p text:style-name="Text_20_body">The implementation of the various systems of dependency analysis algorithms.</text:p>
      <text:h text:style-name="Heading_20_4" text:outline-level="4"><text:s/><text:tab/>T3.1, Dependency analysis algorithm interface</text:h>
      <text:p text:style-name="Text_20_body">Creating an interface for dependency analysis algorithms, to allow simple modular expansion of supported file types.</text:p>
      <text:h text:style-name="Heading_20_4" text:outline-level="4"><text:s/><text:tab/>T3.2, C++ dependency analysis algorithm</text:h>
      <text:p text:style-name="Text_20_body">Creating an algorithm which will figure out the dependency relations of given C/C++ source files.</text:p>
      <text:h text:style-name="Heading_20_4" text:outline-level="4"><text:s/><text:tab/>T3.3, C++ hash calculation</text:h>
      <text:p text:style-name="Text_20_body">Calculating hash function for C/C++ files.</text:p>
      <text:h text:style-name="Heading_20_4" text:outline-level="4"><text:s/><text:tab/>T3.4, Dependency parser settings</text:h>
      <text:p text:style-name="Text_20_body">Storing, retrieving and applying settings for dependency analysis, such as file extensions or files being ignored.</text:p>
      <text:h text:style-name="Heading_20_4" text:outline-level="4"><text:s/><text:tab/>T3.5, VHDL dependency analysis algorithm</text:h>
      <text:p text:style-name="Text_20_body">Creating an algorithm which will figure out the dependency relations of given VHDL source files.</text:p>
      <text:h text:style-name="Heading_20_4" text:outline-level="4"><text:s/><text:tab/>T3.6, VHDL hash calculation</text:h>
      <text:p text:style-name="Text_20_body">Calculating hash function for VHDL files.</text:p>
      <text:h text:style-name="Heading_20_3" text:outline-level="3"><text:s/><text:tab/>T4, UI implementation</text:h>
      <text:p text:style-name="Text_20_body">The implementation of the various UI elements of the software.</text:p>
      <text:h text:style-name="Heading_20_4" text:outline-level="4"><text:s/><text:tab/>T4.1, Basic table-style widget</text:h>
      <text:p text:style-name="Text_20_body">Creating a custom Qt widget used for displaying <text:s/>the dependency graph.</text:p>
      <text:h text:style-name="Heading_20_4" text:outline-level="4"><text:soft-page-break/><text:s/><text:tab/>T4.2, Dependency graph visualization</text:h>
      <text:p text:style-name="Text_20_body">Presenting the dependency data of the related files to the user in useful and easily understandable manner on the created widget.</text:p>
      <text:h text:style-name="Heading_20_4" text:outline-level="4"><text:s/><text:tab/>T4.3, Manual dependencies</text:h>
      <text:p text:style-name="Text_20_body">Implementing the necessary features to provide the user ability to assign dependencies between files manually.</text:p>
      <text:h text:style-name="Heading_20_4" text:outline-level="4"><text:s/><text:tab/>T4.4, Locking dependencies</text:h>
      <text:p text:style-name="Text_20_body">Implementing the ability to manually lock dependencies so they are not removed in following automatic scans.</text:p>
      <text:h text:style-name="Heading_20_4" text:outline-level="4"><text:s/><text:tab/>T4.5, Filter views</text:h>
      <text:p text:style-name="Text_20_body">Implementing the ability to filter the dependency graph view on given rules, such as only showing broken dependencies.</text:p>
      <text:h text:style-name="Heading_20_4" text:outline-level="4"><text:s/><text:tab/>T4.6, Dependency change visualization</text:h>
      <text:p text:style-name="Text_20_body">Visualizations to show changes in dependencies after the previous run of the tool.</text:p>
      <text:h text:style-name="Heading_20_3" text:outline-level="3"><text:s/><text:tab/>T5, General implementation</text:h>
      <text:p text:style-name="Text_20_body">The parts of implementation that do not fit directly into algorithm or UI categories.</text:p>
      <text:h text:style-name="Heading_20_4" text:outline-level="4"><text:s/><text:tab/>T5.1, Folder and file scanning</text:h>
      <text:p text:style-name="Text_20_body">Implementing a GUI button, which can be used to provide a directory to perform dependency analysis on. The tool then scans the directory contents recursively.</text:p>
      <text:h text:style-name="Heading_20_4" text:outline-level="4"><text:s/><text:tab/>T5.2, Saving graph data in XML</text:h>
      <text:p text:style-name="Text_20_body">Implementing the features required to save the dependency analysis result data in XML as IP-XACT vendor extensions.</text:p>
      <text:h text:style-name="Heading_20_3" text:outline-level="3"><text:s/><text:tab/>T6, Testing</text:h>
      <text:p text:style-name="Text_20_body">Testing will be performed during development by the developers, but also separately to ensure that the tool is stable and works as expected in all circumstances.</text:p>
      <text:h text:style-name="Heading_20_3" text:outline-level="3"><text:s/><text:tab/>T7, Reporting</text:h>
      <text:p text:style-name="Text_20_body">The various reporting necessary during the project, as well as meetings.</text:p>
      <text:h text:style-name="Heading_20_4" text:outline-level="4"><text:soft-page-break/><text:s/><text:tab/>T7.1 Group meetings</text:h>
      <text:p text:style-name="Text_20_body">The weekly meetings held by the project group.</text:p>
      <text:h text:style-name="Heading_20_4" text:outline-level="4"><text:s/><text:tab/>T7.2, Client meetings</text:h>
      <text:p text:style-name="Text_20_body">The meetings held by the project group with the client, in which project status is reviewed.</text:p>
      <text:h text:style-name="Heading_20_4" text:outline-level="4"><text:s/><text:tab/>T7.3, Assistant meetings</text:h>
      <text:p text:style-name="Text_20_body">The meetings held by the project group with the course assistant.</text:p>
      <text:h text:style-name="Heading_20_4" text:outline-level="4"><text:s/><text:tab/>T7.4, Project plan presentation</text:h>
      <text:p text:style-name="Text_20_body">Preparing for and presenting the project plan presentation at the start of the project.</text:p>
      <text:h text:style-name="Heading_20_4" text:outline-level="4"><text:s/><text:tab/>T7.5, Final presentation</text:h>
      <text:p text:style-name="Text_20_body">Preparing for and presenting the final presentation at the end of the project.</text:p>
      <text:h text:style-name="Heading_20_4" text:outline-level="4"><text:s/><text:tab/>T7.6, Final report</text:h>
      <text:p text:style-name="Text_20_body">Writing and reviewing the final report at the end of the project, summarizing the project.</text:p>
      <text:h text:style-name="P36" text:outline-level="4"><text:s/><text:tab/>T7.<text:span text:style-name="T6">7</text:span>, <text:span text:style-name="T6">Other reports</text:span></text:h>
      <text:p text:style-name="P30"><text:span text:style-name="T6">Other reports contains making of status reports and the cleaned-up versions meeting memos.</text:span></text:p>
      <text:h text:style-name="Heading_20_2" text:outline-level="2"><text:s/><text:tab/>Resource Allocations to Tasks</text:h>
      <text:p text:style-name="Text_20_body">Table <text:sequence-ref text:reference-format="value" text:ref-name="refTable3">6.2</text:sequence-ref> lists the responsibilities of each project group member. Used abbreviations are listed below:</text:p>
      <text:list xml:id="list31171972" text:style-name="L4">
        <text:list-item>
          <text:p text:style-name="P27">P = Participant</text:p>
        </text:list-item>
        <text:list-item>
          <text:p text:style-name="P27">R = Review</text:p>
        </text:list-item>
        <text:list-item>
          <text:p text:style-name="P27">A = Accountable</text:p>
        </text:list-item>
        <text:list-item>
          <text:p text:style-name="P27">I = Input needed</text:p>
        </text:list-item>
      </text:list>
      <text:p text:style-name="P24"><text:span text:style-name="T4">Table </text:span><text:span text:style-name="T4"><text:sequence text:ref-name="refTable3" text:name="Table" text:formula="ooow:Table+1" style:num-format="1">6.2</text:sequence></text:span><text:span text:style-name="T4">:</text:span> <text:span text:style-name="T3">Responsibilities</text:span>.</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0">Person</text:p>
          </table:table-cell>
          <table:table-cell table:style-name="Taulukko7.B1" table:number-rows-spanned="2" office:value-type="string">
            <text:p text:style-name="P8">Joni-Matti Määttä</text:p>
          </table:table-cell>
          <table:table-cell table:style-name="Taulukko7.B1" table:number-rows-spanned="2" office:value-type="string">
            <text:p text:style-name="P17">Mikko Honkonen</text:p>
          </table:table-cell>
          <table:table-cell table:style-name="Taulukko7.B1" table:number-rows-spanned="2" office:value-type="string">
            <text:p text:style-name="P17">Tommi Korhonen</text:p>
          </table:table-cell>
          <table:table-cell table:style-name="Taulukko7.E1" table:number-rows-spanned="2" office:value-type="string">
            <text:p text:style-name="P17">Client</text:p>
          </table:table-cell>
        </table:table-row>
        <table:table-row table:style-name="Taulukko7.1">
          <table:table-cell table:style-name="Taulukko7.A2" office:value-type="string">
            <text:p text:style-name="P19">Phase</text:p>
          </table:table-cell>
          <table:covered-table-cell/>
          <table:covered-table-cell/>
          <table:covered-table-cell/>
          <table:covered-table-cell/>
        </table:table-row>
        <table:table-row table:style-name="Taulukko7.3">
          <table:table-cell table:style-name="Taulukko7.E1" office:value-type="string">
            <text:p text:style-name="P15">Project Pla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I</text:p>
          </table:table-cell>
        </table:table-row>
        <text:soft-page-break/>
        <table:table-row table:style-name="Taulukko7.3">
          <table:table-cell table:style-name="Taulukko7.B3" office:value-type="string">
            <text:p text:style-name="P15">Functional specification</text:p>
          </table:table-cell>
          <table:table-cell table:style-name="Taulukko7.B3" office:value-type="string">
            <text:p text:style-name="P17">P</text:p>
          </table:table-cell>
          <table:table-cell table:style-name="Taulukko7.B3" office:value-type="string">
            <text:p text:style-name="P17">P</text:p>
          </table:table-cell>
          <table:table-cell table:style-name="Taulukko7.B3" office:value-type="string">
            <text:p text:style-name="P17">A</text:p>
          </table:table-cell>
          <table:table-cell table:style-name="Taulukko7.A2" office:value-type="string">
            <text:p text:style-name="P17">P</text:p>
          </table:table-cell>
        </table:table-row>
        <table:table-row table:style-name="Taulukko7.3">
          <table:table-cell table:style-name="Taulukko7.B3" office:value-type="string">
            <text:p text:style-name="P15">Technical specificatio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R</text:p>
          </table:table-cell>
        </table:table-row>
        <table:table-row table:style-name="Taulukko7.3">
          <table:table-cell table:style-name="Taulukko7.B3" office:value-type="string">
            <text:p text:style-name="P15">Implementatio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R</text:p>
          </table:table-cell>
        </table:table-row>
        <table:table-row table:style-name="Taulukko7.3">
          <table:table-cell table:style-name="Taulukko7.B3" office:value-type="string">
            <text:p text:style-name="P15">Testing</text:p>
          </table:table-cell>
          <table:table-cell table:style-name="Taulukko7.B3" office:value-type="string">
            <text:p text:style-name="P17">P</text:p>
          </table:table-cell>
          <table:table-cell table:style-name="Taulukko7.B3" office:value-type="string">
            <text:p text:style-name="P17">A</text:p>
          </table:table-cell>
          <table:table-cell table:style-name="Taulukko7.B3" office:value-type="string">
            <text:p text:style-name="P17">P</text:p>
          </table:table-cell>
          <table:table-cell table:style-name="Taulukko7.A2" office:value-type="string">
            <text:p text:style-name="P17">-</text:p>
          </table:table-cell>
        </table:table-row>
      </table:table>
      <text:p text:style-name="Text_20_body"/>
      <text:h text:style-name="Heading_20_2" text:outline-level="2"><text:s/><text:tab/>Schedule for Each Task</text:h>
      <text:p text:style-name="Text_20_body">Tables <text:sequence-ref text:reference-format="value" text:ref-name="refTable4">6.3</text:sequence-ref> and <text:sequence-ref text:reference-format="value" text:ref-name="refTable5">6.4</text:sequence-ref> show the schedule for years 2012 and 2013. The used abbreviations are listed in Table <text:sequence-ref text:reference-format="value" text:ref-name="refTable6">6.5</text:sequence-ref>.</text:p>
      <text:p text:style-name="Text_20_body"/>
      <text:p text:style-name="Text_20_body"><draw:frame draw:style-name="fr2" draw:name="Frame2" text:anchor-type="paragraph" svg:x="0.279cm" svg:y="-0.386cm" svg:width="13.938cm" draw:z-index="1"><draw:text-box fo:min-height="19.085cm"><text:p text:style-name="Table"><text:span text:style-name="T4">Table </text:span><text:span text:style-name="T4"><text:sequence text:ref-name="refTable4" text:name="Table" text:formula="ooow:Table+1" style:num-format="1">6.3</text:sequence></text:span><text:span text:style-name="T4">:</text:span> Schedule for 2012.</text:p><text:p text:style-name="Table"><draw:frame draw:style-name="fr4" draw:name="Object1" text:anchor-type="paragraph" svg:x="-0.025cm" svg:y="0.09cm" svg:width="13.989cm" svg:height="19.821cm" draw:z-index="9"><draw:object xlink:href="./Object 2" xlink:type="simple" xlink:show="embed" xlink:actuate="onLoad"/><draw:image xlink:href="./ObjectReplacements/Object 2" xlink:type="simple" xlink:show="embed" xlink:actuate="onLoad"/></draw:frame></text:p><text:p text:style-name="Table"/></draw:text-box></draw:frame><text:soft-page-break/></text:p>
      <text:p text:style-name="Text_20_body"><text:soft-page-break/></text:p>
      <text:p text:style-name="Text_20_body"><draw:frame draw:style-name="fr1" draw:name="Frame3" text:anchor-type="paragraph" svg:x="-0.557cm" svg:y="0.18cm" svg:width="16.094cm" draw:z-index="2"><draw:text-box fo:min-height="16.231cm"><text:p text:style-name="Table"><text:span text:style-name="T4">Table </text:span><text:span text:style-name="T4"><text:sequence text:ref-name="refTable5" text:name="Table" text:formula="ooow:Table+1" style:num-format="1">6.4</text:sequence></text:span><text:span text:style-name="T4">:</text:span> Schedule for 2013.</text:p><text:p text:style-name="Table"><draw:frame draw:style-name="fr4" draw:name="Object2" text:anchor-type="paragraph" svg:x="-2.715cm" svg:y="0.062cm" svg:width="18.491cm" svg:height="15.568cm" draw:z-index="10"><draw:object xlink:href="./Object 6" xlink:type="simple" xlink:show="embed" xlink:actuate="onLoad"/><draw:image xlink:href="./ObjectReplacements/Object 6" xlink:type="simple" xlink:show="embed" xlink:actuate="onLoad"/></draw:frame></text:p><text:p text:style-name="Table"/></draw:text-box></draw:frame></text:p>
      <text:p text:style-name="Text_20_body"/>
      <text:p text:style-name="P5"/>
      <text:p text:style-name="P5"/>
      <text:p text:style-name="P12"><draw:frame draw:style-name="fr2" draw:name="Frame4" text:anchor-type="paragraph" svg:x="-0.134cm" svg:y="0.614cm" svg:width="13.577cm" draw:z-index="3"><draw:text-box fo:min-height="8.629cm"><text:p text:style-name="Table"><draw:frame draw:style-name="fr3" draw:name="Object3" text:anchor-type="paragraph" svg:x="0.125cm" svg:y="0.956cm" svg:width="14.951cm" style:rel-width="100%" svg:height="9.58cm" style:rel-height="scale" draw:z-index="4"><draw:object xlink:href="./Object 3" xlink:type="simple" xlink:show="embed" xlink:actuate="onLoad"/><draw:image xlink:href="./ObjectReplacements/Object 3" xlink:type="simple" xlink:show="embed" xlink:actuate="onLoad"/><svg:desc>OLE-object</svg:desc></draw:frame><text:span text:style-name="T4">Table </text:span><text:span text:style-name="T4"><text:sequence text:ref-name="refTable6" text:name="Table" text:formula="ooow:Table+1" style:num-format="1">6.5</text:sequence></text:span><text:span text:style-name="T4">:</text:span> Legend for Schedule Tables</text:p></draw:text-box></draw:frame></text:p>
      <text:h text:style-name="Heading_20_1" text:outline-level="1"><text:s/><text:tab/>Budget</text:h>
      <text:p text:style-name="P9"/>
      <text:h text:style-name="Heading_20_2" text:outline-level="2"><text:s/><text:tab/>Overview</text:h>
      <text:p text:style-name="Sisennetty_20_teksti">Table <text:sequence-ref text:reference-format="value" text:ref-name="refTable7">7.1</text:sequence-ref> summarizes the costs structure.</text:p>
      <text:p text:style-name="Sisennetty_20_teksti"/>
      <text:p text:style-name="Sisennetty_20_teksti"><draw:frame draw:style-name="fr2" draw:name="Frame5" text:anchor-type="paragraph" svg:x="4.736cm" svg:y="0.155cm" svg:width="7.511cm" draw:z-index="5"><draw:text-box fo:min-height="8.848cm"><text:p text:style-name="Table"><draw:frame draw:style-name="fr3" draw:name="Object4" text:anchor-type="paragraph" svg:x="0cm" svg:y="0.848cm" svg:width="6.653cm" style:rel-width="100%" svg:height="7.839cm" style:rel-height="scale" draw:z-index="6"><draw:object xlink:href="./Object 4" xlink:type="simple" xlink:show="embed" xlink:actuate="onLoad"/><draw:image xlink:href="./ObjectReplacements/Object 4" xlink:type="simple" xlink:show="embed" xlink:actuate="onLoad"/><svg:desc>OLE-object</svg:desc></draw:frame><text:span text:style-name="T4">Table </text:span><text:span text:style-name="T4"><text:sequence text:ref-name="refTable7" text:name="Table" text:formula="ooow:Table+1" style:num-format="1">7.1</text:sequence></text:span><text:span text:style-name="T4">:</text:span> Cost summary</text:p></draw:text-box></draw:frame></text:p>
      <text:p text:style-name="Sisennetty_20_teksti"/>
      <text:h text:style-name="Heading_20_2" text:outline-level="2" text:is-list-header="true"/>
      <text:p text:style-name="Text_20_body">TODO: Leasing of HW and SW (price determined from an actual store which offers leasing)...</text:p>
      <text:p text:style-name="Text_20_body">There is no need to purchase any licenses because all used software is either free or license is free for students. There is also no need to buy any equipment because development is performed using each member's personal computers. Consumables and material cost consist of buying paper required for printing and other supply items. Travel cost are low, because most of the development is done at each member's home and therefore there is no need to travel. However, occasional bus trips are needed to get to meeting. Majority of the project's cost comes from salary of the employees.</text:p>
      <text:h text:style-name="Heading_20_2" text:outline-level="2"><text:s/><text:tab/>Cost Allocation</text:h>
      <text:p text:style-name="Text_20_body">Cost of each task is given in table <text:sequence-ref text:reference-format="value" text:ref-name="refTable8">7.2</text:sequence-ref></text:p>
      <text:p text:style-name="P5"><text:soft-page-break/></text:p>
      <text:p text:style-name="P5"/>
      <text:p text:style-name="P5"><draw:frame draw:style-name="fr2" draw:name="Frame6" text:anchor-type="paragraph" svg:x="0.102cm" svg:y="0.314cm" svg:width="12.758cm" draw:z-index="7"><draw:text-box fo:min-height="18.724cm"><text:p text:style-name="Table"><text:span text:style-name="T4">Table </text:span><text:span text:style-name="T4"><text:sequence text:ref-name="refTable8" text:name="Table" text:formula="ooow:Table+1" style:num-format="1">7.2</text:sequence></text:span><text:span text:style-name="T4">:</text:span> Task specific costs</text:p><text:p text:style-name="Table"><draw:frame draw:style-name="fr4" draw:name="Object5" text:anchor-type="paragraph" svg:x="0.769cm" svg:y="-0.042cm" svg:width="12.808cm" svg:height="19.36cm" draw:z-index="11"><draw:object xlink:href="./Object 5" xlink:type="simple" xlink:show="embed" xlink:actuate="onLoad"/><draw:image xlink:href="./ObjectReplacements/Object 5" xlink:type="simple" xlink:show="embed" xlink:actuate="onLoad"/></draw:frame></text:p><text:p text:style-name="Table"/></draw:text-box></draw:frame><text:soft-page-break/></text:p>
      <text:h text:style-name="Heading_20_2" text:outline-level="2"><text:soft-page-break/><text:s/><text:tab/>Funding</text:h>
      <text:p text:style-name="Text_20_body">In a real-life scenario, funding for the project would come from Tampere University of Technology. The main development of Kactus2 will be continued in a project called Metabase, scheduled to start in January 2013.</text:p>
      <text:h text:style-name="Heading_20_1" text:outline-level="1"><text:s/><text:tab/>Project Management</text:h>
      <text:p text:style-name="Sisennetty_20_teksti"/>
      <text:h text:style-name="Heading_20_2" text:outline-level="2"><text:s/><text:tab/>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Course Staff</text:h>
      <text:p text:style-name="Text_20_body">Three meetings will be held with the course staff. The first one is held at the project planning stage, the second one in the middle of the project and the last one when the project ends. The dates for the meetings are as follows:</text:p>
      <text:list xml:id="list31175985" text:style-name="L5">
        <text:list-item>
          <text:p text:style-name="P28">First meeting on xth Nov 2012</text:p>
        </text:list-item>
        <text:list-item>
          <text:p text:style-name="P28">Second meeting on xth Jan 2013</text:p>
        </text:list-item>
        <text:list-item>
          <text:p text:style-name="P28">Third meeting on xth Mar 2013</text:p>
        </text:list-item>
      </text:list>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2">Strengths</text:p>
            <text:list xml:id="list31180978" text:style-name="L6">
              <text:list-item>
                <text:p text:style-name="P34">Joni-Matti is a part of the original Kactus2 team</text:p>
              </text:list-item>
              <text:list-item>
                <text:p text:style-name="P34">Joni-Matti has experience in other projects and project management</text:p>
              </text:list-item>
              <text:list-item>
                <text:p text:style-name="P34">All members have experience in C++</text:p>
              </text:list-item>
              <text:list-item>
                <text:p text:style-name="P34">The project topic is quite simple and does not require too much special skills</text:p>
              </text:list-item>
            </text:list>
          </table:table-cell>
          <table:table-cell table:style-name="Table2.B1" office:value-type="string">
            <text:p text:style-name="P22">Weaknesses</text:p>
            <text:list xml:id="list32536357" text:continue-numbering="true" text:style-name="L6">
              <text:list-item>
                <text:p text:style-name="P34">Two members of the project group have only basic experience in Qt</text:p>
              </text:list-item>
            </text:list>
          </table:table-cell>
        </table:table-row>
        <table:table-row>
          <table:table-cell table:style-name="Table2.A2" office:value-type="string">
            <text:p text:style-name="P22">Opportunities</text:p>
            <text:list xml:id="list32532857" text:continue-numbering="true" text:style-name="L6">
              <text:list-item>
                <text:p text:style-name="P34">All team members learn new skills in project management and Qt development</text:p>
              </text:list-item>
              <text:list-item>
                <text:p text:style-name="P34">If Kactus2 becomes popular, the dependency analysis tool will be well-known and used by many</text:p>
              </text:list-item>
            </text:list>
          </table:table-cell>
          <table:table-cell table:style-name="Table2.B2" office:value-type="string">
            <text:p text:style-name="P22">Threats</text:p>
            <text:list xml:id="list32546980" text:continue-numbering="true" text:style-name="L6">
              <text:list-item>
                <text:p text:style-name="P34">Joni-Matti has multiple ongoing projects at the moment</text:p>
              </text:list-item>
            </text:list>
          </table:table-cell>
        </table:table-row>
      </table:table>
      <text:p text:style-name="Text_20_body"/>
      <text:h text:style-name="Heading_20_3" text:outline-level="3"><text:s/><text:tab/>Potential Risks</text:h>
      <text:p text:style-name="Text_20_body">Table <text:sequence-ref text:reference-format="value" text:ref-name="refTable9">8.1</text:sequence-ref> lists potential risks that may realize during the project. Risks probability and severity are defined in a scale from one to three. One means the least probable and the least severe and three means the most probable and the most severe. The importance of a risk is determined as a product of probability and severity.</text:p>
      <text:p text:style-name="P24"><text:span text:style-name="T4"><text:tab/> Table </text:span><text:span text:style-name="T4"><text:sequence text:ref-name="refTable9" text:name="Table" text:formula="ooow:Table+1" style:num-format="1">8.1</text:sequence></text:span><text:span text:style-name="T4">:</text:span> Potential risk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ID</text:p>
            </table:table-cell>
            <table:table-cell table:style-name="Table4.A1" office:value-type="string">
              <text:p text:style-name="P18">Description</text:p>
            </table:table-cell>
            <table:table-cell table:style-name="Table4.A1" office:value-type="string">
              <text:p text:style-name="P18">Probability</text:p>
            </table:table-cell>
            <table:table-cell table:style-name="Table4.A1" office:value-type="string">
              <text:p text:style-name="P18">Severity</text:p>
            </table:table-cell>
            <table:table-cell table:style-name="Table4.E1" office:value-type="string">
              <text:p text:style-name="P18">Importance</text:p>
            </table:table-cell>
          </table:table-row>
        </table:table-header-rows>
        <table:table-row table:style-name="Table4.1">
          <table:table-cell table:style-name="Table4.A2" office:value-type="float" office:value="1">
            <text:p text:style-name="P15">1</text:p>
          </table:table-cell>
          <table:table-cell table:style-name="Table4.B9" office:value-type="string">
            <text:p text:style-name="P16">Project group member's motivation drops.</text:p>
          </table:table-cell>
          <table:table-cell table:style-name="Table4.A2" office:value-type="float" office:value="1">
            <text:p text:style-name="P15">1</text:p>
          </table:table-cell>
          <table:table-cell table:style-name="Table4.A2" office:value-type="float" office:value="3">
            <text:p text:style-name="P15">3</text:p>
          </table:table-cell>
          <table:table-cell table:style-name="Table4.E2" office:value-type="float" office:value="3">
            <text:p text:style-name="P15">3</text:p>
          </table:table-cell>
        </table:table-row>
        <table:table-row table:style-name="Table4.1">
          <table:table-cell table:style-name="Table4.A2" office:value-type="float" office:value="2">
            <text:p text:style-name="P15">2</text:p>
          </table:table-cell>
          <table:table-cell table:style-name="Table4.B9" office:value-type="string">
            <text:p text:style-name="P16">Hardware failures.</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row table:style-name="Table4.1">
          <table:table-cell table:style-name="Table4.A2" office:value-type="float" office:value="3">
            <text:p text:style-name="P15">3</text:p>
          </table:table-cell>
          <table:table-cell table:style-name="Table4.B9" office:value-type="string">
            <text:p text:style-name="P16">Software failures and blue-screens.</text:p>
          </table:table-cell>
          <table:table-cell table:style-name="Table4.A2" office:value-type="float" office:value="2">
            <text:p text:style-name="P15">2</text:p>
          </table:table-cell>
          <table:table-cell table:style-name="Table4.A2" office:value-type="float" office:value="1">
            <text:p text:style-name="P15">1</text:p>
          </table:table-cell>
          <table:table-cell table:style-name="Table4.E2" office:value-type="float" office:value="2">
            <text:p text:style-name="P15">2</text:p>
          </table:table-cell>
        </table:table-row>
        <table:table-row table:style-name="Table4.1">
          <table:table-cell table:style-name="Table4.A2" office:value-type="float" office:value="4">
            <text:p text:style-name="P15">4</text:p>
          </table:table-cell>
          <table:table-cell table:style-name="Table4.B9" office:value-type="string">
            <text:p text:style-name="P16">SourceForge is offline or having maintenance.</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2">
            <text:p text:style-name="P15">2</text:p>
          </table:table-cell>
        </table:table-row>
        <text:soft-page-break/>
        <table:table-row table:style-name="Table4.1">
          <table:table-cell table:style-name="Table4.A2" office:value-type="float" office:value="5">
            <text:p text:style-name="P15">5</text:p>
          </table:table-cell>
          <table:table-cell table:style-name="Table4.B9" office:value-type="string">
            <text:p text:style-name="P16">SourceForge SVN version control corrupts.</text:p>
          </table:table-cell>
          <table:table-cell table:style-name="Table4.A2" office:value-type="float" office:value="1">
            <text:p text:style-name="P15">1</text:p>
          </table:table-cell>
          <table:table-cell table:style-name="Table4.A2" office:value-type="float" office:value="3">
            <text:p text:style-name="P15">3</text:p>
          </table:table-cell>
          <table:table-cell table:style-name="Table4.E2" office:value-type="float" office:value="3">
            <text:p text:style-name="P15">3</text:p>
          </table:table-cell>
        </table:table-row>
        <table:table-row table:style-name="Table4.1">
          <table:table-cell table:style-name="Table4.A2" office:value-type="float" office:value="6">
            <text:p text:style-name="P15">6</text:p>
          </table:table-cell>
          <table:table-cell table:style-name="Table4.B9" office:value-type="string">
            <text:p text:style-name="P16">Electrical failures.</text:p>
          </table:table-cell>
          <table:table-cell table:style-name="Table4.A2" office:value-type="float" office:value="1">
            <text:p text:style-name="P15">1</text:p>
          </table:table-cell>
          <table:table-cell table:style-name="Table4.A2" office:value-type="float" office:value="2">
            <text:p text:style-name="P15">2</text:p>
          </table:table-cell>
          <table:table-cell table:style-name="Table4.E2" office:value-type="float" office:value="2">
            <text:p text:style-name="P15">2</text:p>
          </table:table-cell>
        </table:table-row>
        <table:table-row table:style-name="Table4.1">
          <table:table-cell table:style-name="Table4.A2" office:value-type="float" office:value="7">
            <text:p text:style-name="P15">7</text:p>
          </table:table-cell>
          <table:table-cell table:style-name="Table4.B9" office:value-type="string">
            <text:p text:style-name="P16">Someone gets sick.</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row table:style-name="Table4.1">
          <table:table-cell table:style-name="Table4.A2" office:value-type="float" office:value="8">
            <text:p text:style-name="P15">8</text:p>
          </table:table-cell>
          <table:table-cell table:style-name="Table4.B9" office:value-type="string">
            <text:p text:style-name="P16">Internet connection failures.</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
      <text:p text:style-name="Text_20_body"/>
      <text:p text:style-name="Text_20_body">The probability of any project group member's motivation to drop during the project is quite small but still possible. The severity of that is quite high because the project group has only three members.</text:p>
      <text:p text:style-name="Text_20_body">Hardware and software failures are nowadays rather common. From these two, hardware failures are much more severe than software failures, since software failures can usually be overcome by restarting the computer, or in a problematic case, reinstalling Windows. The delays caused by hardware failures are prevented by the fact that all members of the project group have laptops as secondary computers and can continue working with them if the desktop PCs would malfunction.</text:p>
      <text:p text:style-name="Text_20_body">Also SourceForge maintenance can cause problems during the project. If SourceForge is down, the version control repository cannot be accessed. The solution to this is to continue work in the local working copy until SourceForge is back online. In a critical case, files may be sent by email, if working is not possible without a version control update.</text:p>
      <text:p text:style-name="Text_20_body">Corruption of the SourceForge's Subversion version control is a serious risk. Fortunately, it is much less probable than server downtime. The consequences of version control corruption are minimized by keeping working copies available on all development computers at all times. A new repository is created from the most up-to-date working copy to continue development.</text:p>
      <text:p text:style-name="Text_20_body">Electrical failures unlikely but may happen. Losing unsaved data is the largest consequence that electrical failures may cause. This can be prevented by saving files often.</text:p>
      <text:p text:style-name="Text_20_body">It is probable that someone gets sick during the project. This may cause a small or a large delay to the project if the person is responsible of major parts of the software, depending on how long the person is sick. In short-term absence, no actions are made, but if the absence gets longer, tasks are reassigned appropriately.</text:p>
      <text:p text:style-name="Text_20_body">In addition to hardware and software failures, there may be times when the Internet connections are down. In case of an Internet connec<text:soft-page-break/>tion failure, the members of the project group are prepared to go working on the university with their laptops.</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31181739" text:style-name="L7">
        <text:list-item>
          <text:p text:style-name="P29">The dependency analysis tool is complete and fully integrated with Kactus2</text:p>
        </text:list-item>
        <text:list-item>
          <text:p text:style-name="P29">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7 cp.</text:p>
      <text:p text:style-name="Text_20_body"/>
      <text:h text:style-name="Heading_20_1" text:outline-level="1"><text:s/><text:tab/>References</text:h>
      <text:p text:style-name="Sisennetty_20_teksti"/>
      <text:p text:style-name="Sisennetty_20_teksti"/>
      <text:list xml:id="list31177606" text:style-name="L8">
        <text:list-item>
          <text:p text:style-name="P41"><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04d25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text:span text:style-name="MT1">1.0</text:span></text:p>
      </style:header>
      <style:footer>
        <text:p text:style-name="Footer">Modified: <text:modification-date style:data-style-name="N84">2013-01-11</text:modification-date><text:tab/><text:tab/><text:page-number text:select-page="current">33</text:page-number>/<text:page-count style:num-format="1">3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HYTT dokumenttirunko</dc:title>
    <meta:initial-creator>Markus Makkonen</meta:initial-creator>
    <meta:creation-date>2007-06-27T15:15:40</meta:creation-date>
    <dc:date>2013-01-11T12:40:05.30</dc:date>
    <dc:language>fi-FI</dc:language>
    <meta:editing-cycles>380</meta:editing-cycles>
    <meta:editing-duration>PT14H18M21S</meta:editing-duration>
    <meta:document-statistic meta:table-count="7" meta:image-count="0" meta:object-count="6" meta:page-count="33" meta:paragraph-count="520" meta:word-count="4209" meta:character-count="26282" meta:non-whitespace-character-count="2314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66cm"/>
    </style:style>
    <style:style style:name="co3" style:family="table-column">
      <style:table-column-properties fo:break-before="auto" style:column-width="6.1cm"/>
    </style:style>
    <style:style style:name="co4" style:family="table-column">
      <style:table-column-properties fo:break-before="auto" style:column-width="3.231cm"/>
    </style:style>
    <style:style style:name="co5" style:family="table-column">
      <style:table-column-properties fo:break-before="auto" style:column-width="2.007cm"/>
    </style:style>
    <style:style style:name="co6" style:family="table-column">
      <style:table-column-properties fo:break-before="auto" style:column-width="2.224cm"/>
    </style:style>
    <style:style style:name="co7" style:family="table-column">
      <style:table-column-properties fo:break-before="auto" style:column-width="4.117cm"/>
    </style:style>
    <style:style style:name="co8" style:family="table-column">
      <style:table-column-properties fo:break-before="auto" style:column-width="2.267cm"/>
    </style:style>
    <style:style style:name="ro1" style:family="table-row">
      <style:table-row-properties style:row-height="0.369cm" fo:break-before="auto" style:use-optimal-row-height="true"/>
    </style:style>
    <style:style style:name="ro2" style:family="table-row">
      <style:table-row-properties style:row-height="0.97cm" fo:break-before="auto" style:use-optimal-row-height="true"/>
    </style:style>
    <style:style style:name="ro3" style:family="table-row">
      <style:table-row-properties style:row-height="0.575cm" fo:break-before="auto" style:use-optimal-row-height="true"/>
    </style:style>
    <style:style style:name="ro4" style:family="table-row">
      <style:table-row-properties style:row-height="1.03cm" fo:break-before="auto" style:use-optimal-row-height="true"/>
    </style:style>
    <style:style style:name="ro5" style:family="table-row">
      <style:table-row-properties style:row-height="0.573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cccccc" style:text-align-source="fix" style:repeat-content="false" fo:border="0.06pt solid #000000"/>
      <style:paragraph-properties fo:text-align="center" fo:margin-left="0cm"/>
      <style:text-properties fo:font-size="10pt" fo:font-weight="bold" style:font-size-asian="10pt" style:font-weight-asian="bold" style:font-size-complex="10pt" style:font-weight-complex="bold"/>
    </style:style>
    <style:style style:name="ce3" style:family="table-cell" style:parent-style-name="Default">
      <style:table-cell-properties fo:background-color="#e6e6e6" fo:border="0.06pt solid #000000"/>
      <style:text-properties fo:font-size="10pt" style:font-size-asian="10pt" style:font-size-complex="10pt"/>
    </style:style>
    <style:style style:name="ce4" style:family="table-cell" style:parent-style-name="Default">
      <style:table-cell-properties fo:background-color="transparent" fo:border="0.06pt solid #000000"/>
      <style:text-properties fo:font-size="10pt" style:font-size-asian="10pt" style:font-size-complex="10pt"/>
    </style:style>
    <style:style style:name="ce5" style:family="table-cell" style:parent-style-name="Default">
      <style:table-cell-properties fo:background-color="#e6e6e6" fo:border="0.06pt solid #000000"/>
      <style:text-properties fo:font-size="10pt" fo:font-style="normal" style:font-size-asian="10pt" style:font-style-asian="normal" style:font-size-complex="10pt" style:font-style-complex="normal"/>
    </style:style>
    <style:style style:name="ce6" style:family="table-cell" style:parent-style-name="Default">
      <style:table-cell-properties fo:background-color="transparent" fo:border="0.06pt solid #000000"/>
      <style:text-properties fo:font-size="10pt" fo:font-style="normal" style:font-size-asian="10pt" style:font-style-asian="normal" style:font-size-complex="10pt" style:font-style-complex="normal"/>
    </style:style>
    <style:style style:name="ce7" style:family="table-cell" style:parent-style-name="Default">
      <style:table-cell-properties fo:border-bottom="none" fo:background-color="transparent" fo:border-left="none" fo:border-right="0.54pt solid #000000" fo:border-top="0.54pt solid #000000"/>
      <style:text-properties fo:font-size="10pt" style:font-size-asian="10pt" style:font-size-complex="10pt"/>
    </style:style>
    <style:style style:name="ce8" style:family="table-cell" style:parent-style-name="Default">
      <style:table-cell-properties fo:background-color="#e6e6e6" fo:wrap-option="wrap" fo:border="0.06pt solid #000000" fo:padding="0.085cm"/>
      <style:text-properties fo:font-size="10pt" style:font-size-asian="10pt" style:font-size-complex="10pt"/>
    </style:style>
    <style:style style:name="ce9" style:family="table-cell" style:parent-style-name="Default">
      <style:table-cell-properties fo:background-color="transparent" fo:wrap-option="wrap" fo:border="0.06pt solid #000000" fo:padding="0.085cm"/>
      <style:text-properties fo:font-size="10pt" style:font-size-asian="10pt" style:font-size-complex="10pt"/>
    </style:style>
    <style:style style:name="ce10" style:family="table-cell" style:parent-style-name="Default">
      <style:table-cell-properties fo:border-bottom="0.99pt solid #000000" fo:background-color="transparent" fo:wrap-option="wrap" fo:border-left="0.06pt solid #000000" fo:padding="0.085cm" fo:border-right="0.06pt solid #000000" fo:border-top="0.06pt solid #000000"/>
      <style:text-properties fo:font-size="10pt" style:font-size-asian="10pt" style:font-size-complex="10pt"/>
    </style:style>
    <style:style style:name="ce11" style:family="table-cell" style:parent-style-name="Default">
      <style:table-cell-properties fo:border-bottom="none" fo:background-color="transparent" fo:wrap-option="wrap" fo:border-left="none" fo:padding="0.085cm" fo:border-right="none" fo:border-top="0.54pt solid #000000"/>
      <style:text-properties fo:font-size="10pt" style:font-size-asian="10pt" style:font-size-complex="10pt"/>
    </style:style>
    <style:style style:name="ce12" style:family="table-cell" style:parent-style-name="Default">
      <style:table-cell-properties fo:background-color="#e6e6e6" style:text-align-source="fix" style:repeat-content="false" fo:border="0.06pt solid #000000" fo:padding="0.085cm"/>
      <style:paragraph-properties fo:text-align="end" fo:margin-left="0cm"/>
      <style:text-properties fo:font-size="10pt" style:font-size-asian="10pt" style:font-size-complex="10pt"/>
    </style:style>
    <style:style style:name="ce13" style:family="table-cell" style:parent-style-name="Default">
      <style:table-cell-properties style:text-align-source="fix" style:repeat-content="false" fo:background-color="transparent" fo:border="0.06pt solid #000000" fo:padding="0.085cm"/>
      <style:paragraph-properties fo:text-align="end" fo:margin-left="0cm"/>
      <style:text-properties fo:font-size="10pt" style:font-size-asian="10pt" style:font-size-complex="10pt"/>
    </style:style>
    <style:style style:name="ce14" style:family="table-cell" style:parent-style-name="Default">
      <style:table-cell-properties fo:border-bottom="0.99pt solid #000000" style:text-align-source="fix" style:repeat-content="false" fo:background-color="transparent" fo:border-left="0.06pt solid #000000" fo:padding="0.085cm" fo:border-right="0.06pt solid #000000" fo:border-top="0.06pt solid #000000"/>
      <style:paragraph-properties fo:text-align="end" fo:margin-left="0cm"/>
      <style:text-properties fo:font-size="10pt" style:font-size-asian="10pt" style:font-size-complex="10pt"/>
    </style:style>
    <style:style style:name="ce15" style:family="table-cell" style:parent-style-name="Default">
      <style:table-cell-properties fo:border-bottom="none" style:text-align-source="fix" style:repeat-content="false" fo:background-color="transparent" fo:border-left="none" fo:padding="0.085cm" fo:border-right="none" fo:border-top="0.54pt solid #000000"/>
      <style:paragraph-properties fo:text-align="end" fo:margin-left="0cm"/>
      <style:text-properties fo:font-size="10pt" style:font-size-asian="10pt" style:font-size-complex="10pt"/>
    </style:style>
    <style:style style:name="ce16" style:family="table-cell" style:parent-style-name="Default">
      <style:table-cell-properties fo:background-color="#e6e6e6" style:text-align-source="fix" style:repeat-content="false" fo:border="0.06pt solid #000000" fo:padding="0.085cm"/>
      <style:paragraph-properties fo:text-align="center" fo:margin-left="0cm"/>
      <style:text-properties fo:font-size="10pt" style:font-size-asian="10pt" style:font-size-complex="10pt"/>
    </style:style>
    <style:style style:name="ce17" style:family="table-cell" style:parent-style-name="Default">
      <style:table-cell-properties style:text-align-source="fix" style:repeat-content="false" fo:background-color="transparent" fo:border="0.06pt solid #000000" fo:padding="0.085cm"/>
      <style:paragraph-properties fo:text-align="center" fo:margin-left="0cm"/>
      <style:text-properties fo:font-size="10pt" style:font-size-asian="10pt" style:font-size-complex="10pt"/>
    </style:style>
    <style:style style:name="ce18" style:family="table-cell" style:parent-style-name="Default">
      <style:table-cell-properties fo:border-bottom="0.99pt solid #000000" style:text-align-source="fix" style:repeat-content="false" fo:background-color="transparent" fo:border-left="0.06pt solid #000000" fo:padding="0.085cm" fo:border-right="0.06pt solid #000000" fo:border-top="0.06pt solid #000000"/>
      <style:paragraph-properties fo:text-align="center" fo:margin-left="0cm"/>
      <style:text-properties fo:font-size="10pt" style:font-size-asian="10pt" style:font-size-complex="10pt"/>
    </style:style>
    <style:style style:name="ce19" style:family="table-cell" style:parent-style-name="Default">
      <style:table-cell-properties fo:border-bottom="none" style:text-align-source="fix" style:repeat-content="false" fo:background-color="transparent" fo:border-left="none" fo:padding="0.085cm" fo:border-right="none" fo:border-top="0.54pt solid #000000"/>
      <style:paragraph-properties fo:text-align="center" fo:margin-left="0cm"/>
      <style:text-properties fo:font-size="10pt" style:font-size-asian="10pt" style:font-size-complex="10pt"/>
    </style:style>
  </office:automatic-styles>
  <office:body>
    <office:spreadsheet>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4" table:default-cell-style-name="ce1"/>
        <table:table-row table:style-name="ro1" table:number-rows-repeated="3">
          <table:table-cell table:number-columns-repeated="1024"/>
        </table:table-row>
        <table:table-row table:style-name="ro2">
          <table:table-cell table:number-columns-repeated="4"/>
          <table:table-cell table:style-name="ce2" office:value-type="string">
            <text:p>ID</text:p>
          </table:table-cell>
          <table:table-cell table:style-name="ce2" office:value-type="string">
            <text:p>Task Name</text:p>
          </table:table-cell>
          <table:table-cell table:style-name="ce2" office:value-type="string">
            <text:p>Running Weeks</text:p>
          </table:table-cell>
          <table:table-cell table:style-name="ce2" office:value-type="string">
            <text:p>Allocated</text:p>
            <text:p>Hours</text:p>
          </table:table-cell>
          <table:table-cell table:style-name="ce2" office:value-type="string">
            <text:p>% of</text:p>
            <text:p>Total Hours</text:p>
          </table:table-cell>
          <table:table-cell table:style-name="ce2" office:value-type="string">
            <text:p>Related Deliverables</text:p>
          </table:table-cell>
          <table:table-cell table:number-columns-repeated="1014"/>
        </table:table-row>
        <table:table-row table:style-name="ro3">
          <table:table-cell table:number-columns-repeated="4"/>
          <table:table-cell table:style-name="ce3"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6" office:value-type="float" office:value="60">
            <text:p>60</text:p>
          </table:table-cell>
          <table:table-cell table:style-name="ce12" table:formula="of:=[.H5]/[.H$33]*100" office:value-type="float" office:value="9.10470409711684">
            <text:p>9,1</text:p>
          </table:table-cell>
          <table:table-cell table:style-name="ce12" office:value-type="string">
            <text:p>Functional specification</text:p>
          </table:table-cell>
          <table:table-cell table:number-columns-repeated="1014"/>
        </table:table-row>
        <table:table-row table:style-name="ro3">
          <table:table-cell table:number-columns-repeated="4"/>
          <table:table-cell table:style-name="ce3" office:value-type="string">
            <text:p>T2</text:p>
          </table:table-cell>
          <table:table-cell table:style-name="ce8" office:value-type="string">
            <text:p>Technical specification</text:p>
          </table:table-cell>
          <table:table-cell table:style-name="ce12" office:value-type="string">
            <text:p>50/2012 – 2/2013</text:p>
          </table:table-cell>
          <table:table-cell table:style-name="ce16" office:value-type="float" office:value="50">
            <text:p>50</text:p>
          </table:table-cell>
          <table:table-cell table:style-name="ce12" table:formula="of:=[.H6]/[.H$33]*100" office:value-type="float" office:value="7.58725341426404">
            <text:p>7,59</text:p>
          </table:table-cell>
          <table:table-cell table:style-name="ce12" office:value-type="string">
            <text:p>Technical specification</text:p>
          </table:table-cell>
          <table:table-cell table:number-columns-repeated="1014"/>
        </table:table-row>
        <table:table-row table:style-name="ro3">
          <table:table-cell table:number-columns-repeated="4"/>
          <table:table-cell table:style-name="ce3" office:value-type="string">
            <text:p>T3</text:p>
          </table:table-cell>
          <table:table-cell table:style-name="ce8" office:value-type="string">
            <text:p>Algorithm implementation</text:p>
          </table:table-cell>
          <table:table-cell table:style-name="ce12" office:value-type="string">
            <text:p>2/2013 – 10/2013</text:p>
          </table:table-cell>
          <table:table-cell table:style-name="ce16" table:formula="of:=SUM([.H8:.H13])" office:value-type="float" office:value="77">
            <text:p>77</text:p>
          </table:table-cell>
          <table:table-cell table:style-name="ce12" table:formula="of:=[.H7]/[.H$33]*100" office:value-type="float" office:value="11.6843702579666">
            <text:p>11,68</text:p>
          </table:table-cell>
          <table:table-cell table:style-name="ce12" office:value-type="string">
            <text:p>Final code</text:p>
          </table:table-cell>
          <table:table-cell table:number-columns-repeated="1014"/>
        </table:table-row>
        <table:table-row table:style-name="ro4">
          <table:table-cell table:number-columns-repeated="4"/>
          <table:table-cell table:style-name="ce4" office:value-type="string">
            <text:p>T3.1</text:p>
          </table:table-cell>
          <table:table-cell table:style-name="ce9" office:value-type="string">
            <text:p>Dependency analysis algorithm interface</text:p>
          </table:table-cell>
          <table:table-cell table:style-name="ce13" office:value-type="string">
            <text:p>2/2013 – 3/2013</text:p>
          </table:table-cell>
          <table:table-cell table:style-name="ce17" office:value-type="float" office:value="6">
            <text:p>6</text:p>
          </table:table-cell>
          <table:table-cell table:style-name="ce13" table:formula="of:=[.H8]/[.H$33]*100" office:value-type="float" office:value="0.910470409711684">
            <text:p>0,91</text:p>
          </table:table-cell>
          <table:table-cell table:style-name="ce13"/>
          <table:table-cell table:number-columns-repeated="1014"/>
        </table:table-row>
        <table:table-row table:style-name="ro4">
          <table:table-cell table:number-columns-repeated="4"/>
          <table:table-cell table:style-name="ce4" office:value-type="string">
            <text:p>T3.2</text:p>
          </table:table-cell>
          <table:table-cell table:style-name="ce9" office:value-type="string">
            <text:p>C++ dependency analysis algorithm</text:p>
          </table:table-cell>
          <table:table-cell table:style-name="ce13" office:value-type="string">
            <text:p>2/2013 – 6/2013</text:p>
          </table:table-cell>
          <table:table-cell table:style-name="ce17" office:value-type="float" office:value="20">
            <text:p>20</text:p>
          </table:table-cell>
          <table:table-cell table:style-name="ce13" table:formula="of:=[.H9]/[.H$33]*100" office:value-type="float" office:value="3.03490136570561">
            <text:p>3,03</text:p>
          </table:table-cell>
          <table:table-cell table:style-name="ce13"/>
          <table:table-cell table:number-columns-repeated="1014"/>
        </table:table-row>
        <table:table-row table:style-name="ro3">
          <table:table-cell table:number-columns-repeated="4"/>
          <table:table-cell table:style-name="ce4" office:value-type="string">
            <text:p>T3.3</text:p>
          </table:table-cell>
          <table:table-cell table:style-name="ce9" office:value-type="string">
            <text:p>C++ hash calculation</text:p>
          </table:table-cell>
          <table:table-cell table:style-name="ce13" office:value-type="string">
            <text:p>2/2013 – 3/2013</text:p>
          </table:table-cell>
          <table:table-cell table:style-name="ce17" office:value-type="float" office:value="8">
            <text:p>8</text:p>
          </table:table-cell>
          <table:table-cell table:style-name="ce13" table:formula="of:=[.H10]/[.H$33]*100" office:value-type="float" office:value="1.21396054628225">
            <text:p>1,21</text:p>
          </table:table-cell>
          <table:table-cell table:style-name="ce13"/>
          <table:table-cell table:number-columns-repeated="1014"/>
        </table:table-row>
        <table:table-row table:style-name="ro3">
          <table:table-cell table:number-columns-repeated="4"/>
          <table:table-cell table:style-name="ce4" office:value-type="string">
            <text:p>T3.4</text:p>
          </table:table-cell>
          <table:table-cell table:style-name="ce9" office:value-type="string">
            <text:p>Dependency parser settings</text:p>
          </table:table-cell>
          <table:table-cell table:style-name="ce13" office:value-type="string">
            <text:p>2/2013 – 6/2013</text:p>
          </table:table-cell>
          <table:table-cell table:style-name="ce17" office:value-type="float" office:value="10">
            <text:p>10</text:p>
          </table:table-cell>
          <table:table-cell table:style-name="ce13" table:formula="of:=[.H11]/[.H$33]*100" office:value-type="float" office:value="1.51745068285281">
            <text:p>1,52</text:p>
          </table:table-cell>
          <table:table-cell table:style-name="ce13"/>
          <table:table-cell table:number-columns-repeated="1014"/>
        </table:table-row>
        <table:table-row table:style-name="ro4">
          <table:table-cell table:number-columns-repeated="4"/>
          <table:table-cell table:style-name="ce4" office:value-type="string">
            <text:p>T3.5</text:p>
          </table:table-cell>
          <table:table-cell table:style-name="ce9" office:value-type="string">
            <text:p>VHDL dependency analysis algorithm</text:p>
          </table:table-cell>
          <table:table-cell table:style-name="ce13" office:value-type="string">
            <text:p>6/2013 – 10/2013</text:p>
          </table:table-cell>
          <table:table-cell table:style-name="ce17" office:value-type="float" office:value="25">
            <text:p>25</text:p>
          </table:table-cell>
          <table:table-cell table:style-name="ce13" table:formula="of:=[.H12]/[.H$33]*100" office:value-type="float" office:value="3.79362670713202">
            <text:p>3,79</text:p>
          </table:table-cell>
          <table:table-cell table:style-name="ce13"/>
          <table:table-cell table:number-columns-repeated="1014"/>
        </table:table-row>
        <table:table-row table:style-name="ro3">
          <table:table-cell table:number-columns-repeated="4"/>
          <table:table-cell table:style-name="ce4" office:value-type="string">
            <text:p>T3.6</text:p>
          </table:table-cell>
          <table:table-cell table:style-name="ce9" office:value-type="string">
            <text:p>VHDL hash calculation</text:p>
          </table:table-cell>
          <table:table-cell table:style-name="ce13" office:value-type="string">
            <text:p>6/2013 – 10/2013</text:p>
          </table:table-cell>
          <table:table-cell table:style-name="ce17" office:value-type="float" office:value="8">
            <text:p>8</text:p>
          </table:table-cell>
          <table:table-cell table:style-name="ce13" table:formula="of:=[.H13]/[.H$33]*100" office:value-type="float" office:value="1.21396054628225">
            <text:p>1,21</text:p>
          </table:table-cell>
          <table:table-cell table:style-name="ce13"/>
          <table:table-cell table:number-columns-repeated="1014"/>
        </table:table-row>
        <table:table-row table:style-name="ro3">
          <table:table-cell table:number-columns-repeated="4"/>
          <table:table-cell table:style-name="ce5" office:value-type="string">
            <text:p>T4</text:p>
          </table:table-cell>
          <table:table-cell table:style-name="ce8" office:value-type="string">
            <text:p>UI implementation</text:p>
          </table:table-cell>
          <table:table-cell table:style-name="ce12" office:value-type="string">
            <text:p>2/2013 – 13/2013</text:p>
          </table:table-cell>
          <table:table-cell table:style-name="ce16" table:formula="of:=SUM([.H15:.H20])" office:value-type="float" office:value="170">
            <text:p>170</text:p>
          </table:table-cell>
          <table:table-cell table:style-name="ce12" table:formula="of:=[.H14]/[.H$33]*100" office:value-type="float" office:value="25.7966616084977">
            <text:p>25,8</text:p>
          </table:table-cell>
          <table:table-cell table:style-name="ce12" office:value-type="string">
            <text:p>Final code</text:p>
          </table:table-cell>
          <table:table-cell table:number-columns-repeated="1014"/>
        </table:table-row>
        <table:table-row table:style-name="ro3">
          <table:table-cell table:number-columns-repeated="4"/>
          <table:table-cell table:style-name="ce6" office:value-type="string">
            <text:p>T4.1</text:p>
          </table:table-cell>
          <table:table-cell table:style-name="ce9" office:value-type="string">
            <text:p>Basic table-style widget</text:p>
          </table:table-cell>
          <table:table-cell table:style-name="ce13" office:value-type="string">
            <text:p>2/2013 – 6/2013</text:p>
          </table:table-cell>
          <table:table-cell table:style-name="ce17" office:value-type="float" office:value="50">
            <text:p>50</text:p>
          </table:table-cell>
          <table:table-cell table:style-name="ce13" table:formula="of:=[.H15]/[.H$33]*100" office:value-type="float" office:value="7.58725341426404">
            <text:p>7,59</text:p>
          </table:table-cell>
          <table:table-cell table:style-name="ce13"/>
          <table:table-cell table:number-columns-repeated="1014"/>
        </table:table-row>
        <table:table-row table:style-name="ro4">
          <table:table-cell table:number-columns-repeated="4"/>
          <table:table-cell table:style-name="ce6" office:value-type="string">
            <text:p>T4.2</text:p>
          </table:table-cell>
          <table:table-cell table:style-name="ce9" office:value-type="string">
            <text:p>Dependency graph visualization</text:p>
          </table:table-cell>
          <table:table-cell table:style-name="ce13" office:value-type="string">
            <text:p>4/2013 – 10/2013</text:p>
          </table:table-cell>
          <table:table-cell table:style-name="ce17" office:value-type="float" office:value="70">
            <text:p>70</text:p>
          </table:table-cell>
          <table:table-cell table:style-name="ce13" table:formula="of:=[.H16]/[.H$33]*100" office:value-type="float" office:value="10.6221547799697">
            <text:p>10,62</text:p>
          </table:table-cell>
          <table:table-cell table:style-name="ce13"/>
          <table:table-cell table:number-columns-repeated="1014"/>
        </table:table-row>
        <table:table-row table:style-name="ro3">
          <table:table-cell table:number-columns-repeated="4"/>
          <table:table-cell table:style-name="ce6" office:value-type="string">
            <text:p>T4.3</text:p>
          </table:table-cell>
          <table:table-cell table:style-name="ce9" office:value-type="string">
            <text:p>Manual dependencies</text:p>
          </table:table-cell>
          <table:table-cell table:style-name="ce13" office:value-type="string">
            <text:p>6/2013 – 10/2013</text:p>
          </table:table-cell>
          <table:table-cell table:style-name="ce17" office:value-type="float" office:value="15">
            <text:p>15</text:p>
          </table:table-cell>
          <table:table-cell table:style-name="ce13" table:formula="of:=[.H17]/[.H$33]*100" office:value-type="float" office:value="2.27617602427921">
            <text:p>2,28</text:p>
          </table:table-cell>
          <table:table-cell table:style-name="ce13"/>
          <table:table-cell table:number-columns-repeated="1014"/>
        </table:table-row>
        <table:table-row table:style-name="ro3">
          <table:table-cell table:number-columns-repeated="4"/>
          <table:table-cell table:style-name="ce6" office:value-type="string">
            <text:p>T4.4</text:p>
          </table:table-cell>
          <table:table-cell table:style-name="ce9" office:value-type="string">
            <text:p>Locking dependencies</text:p>
          </table:table-cell>
          <table:table-cell table:style-name="ce13" office:value-type="string">
            <text:p>6/2013 – 10/2013</text:p>
          </table:table-cell>
          <table:table-cell table:style-name="ce17" office:value-type="float" office:value="10">
            <text:p>10</text:p>
          </table:table-cell>
          <table:table-cell table:style-name="ce13" table:formula="of:=[.H18]/[.H$33]*100" office:value-type="float" office:value="1.51745068285281">
            <text:p>1,52</text:p>
          </table:table-cell>
          <table:table-cell table:style-name="ce13"/>
          <table:table-cell table:number-columns-repeated="1014"/>
        </table:table-row>
        <table:table-row table:style-name="ro3">
          <table:table-cell table:number-columns-repeated="4"/>
          <table:table-cell table:style-name="ce6" office:value-type="string">
            <text:p>T4.5</text:p>
          </table:table-cell>
          <table:table-cell table:style-name="ce9" office:value-type="string">
            <text:p>Filter views</text:p>
          </table:table-cell>
          <table:table-cell table:style-name="ce13" office:value-type="string">
            <text:p>10/2013 – 13-2013</text:p>
          </table:table-cell>
          <table:table-cell table:style-name="ce17" office:value-type="float" office:value="10">
            <text:p>10</text:p>
          </table:table-cell>
          <table:table-cell table:style-name="ce13" table:formula="of:=[.H19]/[.H$33]*100" office:value-type="float" office:value="1.51745068285281">
            <text:p>1,52</text:p>
          </table:table-cell>
          <table:table-cell table:style-name="ce13"/>
          <table:table-cell table:number-columns-repeated="1014"/>
        </table:table-row>
        <table:table-row table:style-name="ro4">
          <table:table-cell table:number-columns-repeated="4"/>
          <table:table-cell table:style-name="ce6" office:value-type="string">
            <text:p>T4.6</text:p>
          </table:table-cell>
          <table:table-cell table:style-name="ce9" office:value-type="string">
            <text:p>Dependency change visualization</text:p>
          </table:table-cell>
          <table:table-cell table:style-name="ce13" office:value-type="string">
            <text:p>10/2013 – 13/2013</text:p>
          </table:table-cell>
          <table:table-cell table:style-name="ce17" office:value-type="float" office:value="15">
            <text:p>15</text:p>
          </table:table-cell>
          <table:table-cell table:style-name="ce13" table:formula="of:=[.H20]/[.H$33]*100" office:value-type="float" office:value="2.27617602427921">
            <text:p>2,28</text:p>
          </table:table-cell>
          <table:table-cell table:style-name="ce13"/>
          <table:table-cell table:number-columns-repeated="1014"/>
        </table:table-row>
        <table:table-row table:style-name="ro3">
          <table:table-cell table:number-columns-repeated="4"/>
          <table:table-cell table:style-name="ce3" office:value-type="string">
            <text:p>T5</text:p>
          </table:table-cell>
          <table:table-cell table:style-name="ce8" office:value-type="string">
            <text:p>General implementation</text:p>
          </table:table-cell>
          <table:table-cell table:style-name="ce12" office:value-type="string">
            <text:p>2/2013 – 13/2013</text:p>
          </table:table-cell>
          <table:table-cell table:style-name="ce16" table:formula="of:=SUM([.H22:.H23])" office:value-type="float" office:value="30">
            <text:p>30</text:p>
          </table:table-cell>
          <table:table-cell table:style-name="ce12" table:formula="of:=[.H21]/[.H$33]*100" office:value-type="float" office:value="4.55235204855842">
            <text:p>4,55</text:p>
          </table:table-cell>
          <table:table-cell table:style-name="ce12" office:value-type="string">
            <text:p>Final code</text:p>
          </table:table-cell>
          <table:table-cell table:number-columns-repeated="1014"/>
        </table:table-row>
        <table:table-row table:style-name="ro3">
          <table:table-cell table:number-columns-repeated="4"/>
          <table:table-cell table:style-name="ce4" office:value-type="string">
            <text:p>T5.1</text:p>
          </table:table-cell>
          <table:table-cell table:style-name="ce9" office:value-type="string">
            <text:p>Folder and file scanning</text:p>
          </table:table-cell>
          <table:table-cell table:style-name="ce13" office:value-type="string">
            <text:p>2/2013 – 4/2013</text:p>
          </table:table-cell>
          <table:table-cell table:style-name="ce17" office:value-type="float" office:value="5">
            <text:p>5</text:p>
          </table:table-cell>
          <table:table-cell table:style-name="ce13" table:formula="of:=[.H22]/[.H$33]*100" office:value-type="float" office:value="0.758725341426404">
            <text:p>0,76</text:p>
          </table:table-cell>
          <table:table-cell table:style-name="ce13"/>
          <table:table-cell table:number-columns-repeated="1014"/>
        </table:table-row>
        <table:table-row table:style-name="ro3">
          <table:table-cell table:number-columns-repeated="4"/>
          <table:table-cell table:style-name="ce4" office:value-type="string">
            <text:p>T5.2</text:p>
          </table:table-cell>
          <table:table-cell table:style-name="ce9" office:value-type="string">
            <text:p>Saving graph data in XML</text:p>
          </table:table-cell>
          <table:table-cell table:style-name="ce13" office:value-type="string">
            <text:p>4/2013 – 7/2013</text:p>
          </table:table-cell>
          <table:table-cell table:style-name="ce17" office:value-type="float" office:value="25">
            <text:p>25</text:p>
          </table:table-cell>
          <table:table-cell table:style-name="ce13" table:formula="of:=[.H23]/[.H$33]*100" office:value-type="float" office:value="3.79362670713202">
            <text:p>3,79</text:p>
          </table:table-cell>
          <table:table-cell table:style-name="ce13"/>
          <table:table-cell table:number-columns-repeated="1014"/>
        </table:table-row>
        <table:table-row table:style-name="ro3">
          <table:table-cell table:number-columns-repeated="4"/>
          <table:table-cell table:style-name="ce3" office:value-type="string">
            <text:p>T6</text:p>
          </table:table-cell>
          <table:table-cell table:style-name="ce8" office:value-type="string">
            <text:p>Testing</text:p>
          </table:table-cell>
          <table:table-cell table:style-name="ce12" office:value-type="string">
            <text:p>2/2013 – 13/2013</text:p>
          </table:table-cell>
          <table:table-cell table:style-name="ce16" office:value-type="float" office:value="80">
            <text:p>80</text:p>
          </table:table-cell>
          <table:table-cell table:style-name="ce12" table:formula="of:=[.H24]/[.H$33]*100" office:value-type="float" office:value="12.1396054628225">
            <text:p>12,14</text:p>
          </table:table-cell>
          <table:table-cell table:style-name="ce12"/>
          <table:table-cell table:number-columns-repeated="1014"/>
        </table:table-row>
        <table:table-row table:style-name="ro3">
          <table:table-cell table:number-columns-repeated="4"/>
          <table:table-cell table:style-name="ce3" office:value-type="string">
            <text:p>T7</text:p>
          </table:table-cell>
          <table:table-cell table:style-name="ce8" office:value-type="string">
            <text:p>Reporting</text:p>
          </table:table-cell>
          <table:table-cell table:style-name="ce12" office:value-type="string">
            <text:p>46/2012 – 16/201</text:p>
          </table:table-cell>
          <table:table-cell table:style-name="ce16" table:formula="of:=SUM([.H26:.H32])" office:value-type="float" office:value="192">
            <text:p>192</text:p>
          </table:table-cell>
          <table:table-cell table:style-name="ce12" table:formula="of:=[.H25]/[.H$33]*100" office:value-type="float" office:value="29.1350531107739">
            <text:p>29,14</text:p>
          </table:table-cell>
          <table:table-cell table:style-name="ce12"/>
          <table:table-cell table:number-columns-repeated="1014"/>
        </table:table-row>
        <table:table-row table:style-name="ro3">
          <table:table-cell table:number-columns-repeated="4"/>
          <table:table-cell table:style-name="ce4" office:value-type="string">
            <text:p>T7.1</text:p>
          </table:table-cell>
          <table:table-cell table:style-name="ce9" office:value-type="string">
            <text:p>Group meetings</text:p>
          </table:table-cell>
          <table:table-cell table:style-name="ce13" office:value-type="string">
            <text:p>46/2012 – 15/2013</text:p>
          </table:table-cell>
          <table:table-cell table:style-name="ce17" office:value-type="float" office:value="60">
            <text:p>60</text:p>
          </table:table-cell>
          <table:table-cell table:style-name="ce13" table:formula="of:=[.H26]/[.H$33]*100" office:value-type="float" office:value="9.10470409711684">
            <text:p>9,1</text:p>
          </table:table-cell>
          <table:table-cell table:style-name="ce13" office:value-type="string">
            <text:p>Meeting memos</text:p>
          </table:table-cell>
          <table:table-cell table:number-columns-repeated="1014"/>
        </table:table-row>
        <table:table-row table:style-name="ro3">
          <table:table-cell table:number-columns-repeated="4"/>
          <table:table-cell table:style-name="ce4" office:value-type="string">
            <text:p>T7.2</text:p>
          </table:table-cell>
          <table:table-cell table:style-name="ce9" office:value-type="string">
            <text:p>Client meetings</text:p>
          </table:table-cell>
          <table:table-cell table:style-name="ce13" office:value-type="string">
            <text:p>46/2012 – 15/2013</text:p>
          </table:table-cell>
          <table:table-cell table:style-name="ce17" office:value-type="float" office:value="30">
            <text:p>30</text:p>
          </table:table-cell>
          <table:table-cell table:style-name="ce13" table:formula="of:=[.H27]/[.H$33]*100" office:value-type="float" office:value="4.55235204855842">
            <text:p>4,55</text:p>
          </table:table-cell>
          <table:table-cell table:style-name="ce13" office:value-type="string">
            <text:p>Meeting memos</text:p>
          </table:table-cell>
          <table:table-cell table:number-columns-repeated="1014"/>
        </table:table-row>
        <table:table-row table:style-name="ro3">
          <table:table-cell table:number-columns-repeated="4"/>
          <table:table-cell table:style-name="ce4" office:value-type="string">
            <text:p>T7.3</text:p>
          </table:table-cell>
          <table:table-cell table:style-name="ce9" office:value-type="string">
            <text:p>Assistant meetings</text:p>
          </table:table-cell>
          <table:table-cell table:style-name="ce13" office:value-type="string">
            <text:p>48/2012 – 16/2013</text:p>
          </table:table-cell>
          <table:table-cell table:style-name="ce17" office:value-type="float" office:value="10">
            <text:p>10</text:p>
          </table:table-cell>
          <table:table-cell table:style-name="ce13" table:formula="of:=[.H28]/[.H$33]*100" office:value-type="float" office:value="1.51745068285281">
            <text:p>1,52</text:p>
          </table:table-cell>
          <table:table-cell table:style-name="ce13" office:value-type="string">
            <text:p>Meeting memos</text:p>
          </table:table-cell>
          <table:table-cell table:number-columns-repeated="1014"/>
        </table:table-row>
        <table:table-row table:style-name="ro3">
          <table:table-cell table:number-columns-repeated="4"/>
          <table:table-cell table:style-name="ce4" office:value-type="string">
            <text:p>T7.4</text:p>
          </table:table-cell>
          <table:table-cell table:style-name="ce9" office:value-type="string">
            <text:p>Project plan presentation</text:p>
          </table:table-cell>
          <table:table-cell table:style-name="ce13" office:value-type="string">
            <text:p>46/2012 – 48/2013</text:p>
          </table:table-cell>
          <table:table-cell table:style-name="ce17" office:value-type="float" office:value="12">
            <text:p>12</text:p>
          </table:table-cell>
          <table:table-cell table:style-name="ce13" table:formula="of:=[.H29]/[.H$33]*100" office:value-type="float" office:value="1.82094081942337">
            <text:p>1,82</text:p>
          </table:table-cell>
          <table:table-cell table:style-name="ce13" office:value-type="string">
            <text:p>Project plan presentation</text:p>
          </table:table-cell>
          <table:table-cell table:number-columns-repeated="1014"/>
        </table:table-row>
        <table:table-row table:style-name="ro3">
          <table:table-cell table:number-columns-repeated="4"/>
          <table:table-cell table:style-name="ce4" office:value-type="string">
            <text:p>T7.5</text:p>
          </table:table-cell>
          <table:table-cell table:style-name="ce9" office:value-type="string">
            <text:p>Final presentation</text:p>
          </table:table-cell>
          <table:table-cell table:style-name="ce13" office:value-type="string">
            <text:p>14/2013 – 16/2013</text:p>
          </table:table-cell>
          <table:table-cell table:style-name="ce17" office:value-type="float" office:value="15">
            <text:p>15</text:p>
          </table:table-cell>
          <table:table-cell table:style-name="ce13" table:formula="of:=[.H30]/[.H$33]*100" office:value-type="float" office:value="2.27617602427921">
            <text:p>2,28</text:p>
          </table:table-cell>
          <table:table-cell table:style-name="ce13" office:value-type="string">
            <text:p>Final presentation</text:p>
          </table:table-cell>
          <table:table-cell table:number-columns-repeated="1014"/>
        </table:table-row>
        <table:table-row table:style-name="ro3">
          <table:table-cell table:number-columns-repeated="4"/>
          <table:table-cell table:style-name="ce4" office:value-type="string">
            <text:p>T7.6</text:p>
          </table:table-cell>
          <table:table-cell table:style-name="ce9" office:value-type="string">
            <text:p>Final report</text:p>
          </table:table-cell>
          <table:table-cell table:style-name="ce13" office:value-type="string">
            <text:p>14/2013 – 16/2013</text:p>
          </table:table-cell>
          <table:table-cell table:style-name="ce17" office:value-type="float" office:value="25">
            <text:p>25</text:p>
          </table:table-cell>
          <table:table-cell table:style-name="ce13" table:formula="of:=[.H31]/[.H$33]*100" office:value-type="float" office:value="3.79362670713202">
            <text:p>3,79</text:p>
          </table:table-cell>
          <table:table-cell table:style-name="ce13" office:value-type="string">
            <text:p>Final report</text:p>
          </table:table-cell>
          <table:table-cell table:number-columns-repeated="1014"/>
        </table:table-row>
        <table:table-row table:style-name="ro5">
          <table:table-cell table:number-columns-repeated="4"/>
          <table:table-cell table:style-name="ce4" office:value-type="string">
            <text:p>T7.7</text:p>
          </table:table-cell>
          <table:table-cell table:style-name="ce10" office:value-type="string">
            <text:p>Other reports (status, memos, etc.)</text:p>
          </table:table-cell>
          <table:table-cell table:style-name="ce14" office:value-type="string">
            <text:p>46/2012 – 15/2013</text:p>
          </table:table-cell>
          <table:table-cell table:style-name="ce18" office:value-type="float" office:value="40">
            <text:p>40</text:p>
          </table:table-cell>
          <table:table-cell table:style-name="ce14" table:formula="of:=[.H32]/[.H$33]*100" office:value-type="float" office:value="6.06980273141123">
            <text:p>6,07</text:p>
          </table:table-cell>
          <table:table-cell table:style-name="ce14" office:value-type="string">
            <text:p>Memos, status reports</text:p>
          </table:table-cell>
          <table:table-cell table:number-columns-repeated="1014"/>
        </table:table-row>
        <table:table-row table:style-name="ro3">
          <table:table-cell table:number-columns-repeated="4"/>
          <table:table-cell table:style-name="ce7"/>
          <table:table-cell table:style-name="ce11" office:value-type="string">
            <text:p>Total</text:p>
          </table:table-cell>
          <table:table-cell table:style-name="ce15" office:value-type="string">
            <text:p>46/2012 – 15/2013</text:p>
          </table:table-cell>
          <table:table-cell table:style-name="ce19" table:formula="of:=SUM([.H5];[.H6];[.H7];[.H14];[.H21];[.H24];[.H25])" office:value-type="float" office:value="659">
            <text:p>659</text:p>
          </table:table-cell>
          <table:table-cell table:style-name="ce15" table:number-columns-repeated="2"/>
          <table:table-cell table:number-columns-repeated="1014"/>
        </table:table-row>
        <table:table-row table:style-name="ro1" table:number-rows-repeated="65503">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11:0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004cm"/>
    </style:style>
    <style:style style:name="ro1" style:family="table-row">
      <style:table-row-properties style:row-height="0.453cm" fo:break-before="auto" style:use-optimal-row-height="true"/>
    </style:style>
    <style:style style:name="ro2" style:family="table-row">
      <style:table-row-properties style:row-height="0.556cm" fo:break-before="auto" style:use-optimal-row-height="true"/>
    </style:style>
    <style:style style:name="ro3" style:family="table-row">
      <style:table-row-properties style:row-height="0.993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vertical-align="middle"/>
      <style:paragraph-properties fo:text-align="center" fo:margin-left="0cm"/>
      <style:text-properties style:text-position="" fo:font-size="10pt" fo:font-weight="bold" style:font-size-asian="10pt" style:font-weight-asian="bold" style:font-size-complex="10pt" style:font-weight-complex="bold"/>
    </style:style>
    <style:style style:name="ce10" style:family="table-cell" style:parent-style-name="Default">
      <style:table-cell-properties fo:border-bottom="0.06pt solid #000000" fo:background-color="#e6e6e6" style:text-align-source="fix" style:repeat-content="false" fo:border-left="none" fo:border-right="none" fo:border-top="none"/>
      <style:paragraph-properties fo:text-align="center" fo:margin-left="0cm"/>
      <style:text-properties style:text-position="" fo:font-size="10pt" fo:font-weight="bold" style:font-size-asian="10pt" style:font-weight-asian="bold" style:font-size-complex="10pt" style:font-weight-complex="bold"/>
    </style:style>
    <style:style style:name="ce11" style:family="table-cell" style:parent-style-name="Default">
      <style:table-cell-properties fo:border-bottom="0.06pt solid #000000" fo:background-color="transparent" fo:wrap-option="wrap" fo:border-left="none" fo:padding="0.085cm" fo:border-right="none" fo:border-top="none"/>
      <style:text-properties style:text-position="" fo:font-size="10pt" style:font-size-asian="10pt" style:font-size-complex="10pt"/>
    </style:style>
    <style:style style:name="ce12" style:family="table-cell" style:parent-style-name="Default">
      <style:table-cell-properties fo:border-bottom="0.06pt solid #000000" fo:background-color="transparent" fo:wrap-option="wrap" fo:border-left="0.06pt solid #000000" fo:padding="0.085cm" fo:border-right="none" fo:border-top="0.06pt solid #000000"/>
      <style:text-properties style:text-position="" fo:font-size="10pt" style:font-size-asian="10pt" style:font-size-complex="10pt"/>
    </style:style>
    <style:style style:name="ce13" style:family="table-cell" style:parent-style-name="Default">
      <style:table-cell-properties fo:background-color="#e6e6e6" style:text-align-source="fix" style:repeat-content="false" fo:border="none"/>
      <style:paragraph-properties fo:text-align="center" fo:margin-left="0cm"/>
      <style:text-properties style:text-position="" fo:font-size="10pt" fo:font-weight="bold" style:font-size-asian="10pt" style:font-weight-asian="bold" style:font-size-complex="10pt" style:font-weight-complex="bold"/>
    </style:style>
    <style:style style:name="ce14" style:family="table-cell" style:parent-style-name="Default">
      <style:table-cell-properties fo:border-bottom="0.06pt solid #000000" fo:background-color="transparent" fo:wrap-option="wrap" fo:border-left="none" fo:padding="0.085cm" fo:border-right="none" fo:border-top="0.06pt solid #000000"/>
      <style:text-properties style:text-position="" fo:font-size="10pt" style:font-size-asian="10pt" style:font-size-complex="10pt"/>
    </style:style>
    <style:style style:name="ce15" style:family="table-cell" style:parent-style-name="Default">
      <style:table-cell-properties fo:border-bottom="0.06pt solid #000000" fo:background-color="#e6e6e6" style:text-align-source="fix" style:repeat-content="false" fo:border-left="0.06pt solid #000000" fo:border-right="none" fo:border-top="0.06pt solid #000000"/>
      <style:paragraph-properties fo:text-align="center" fo:margin-left="0cm"/>
      <style:text-properties style:text-position="" fo:font-size="10pt" fo:font-weight="bold" style:font-size-asian="10pt" style:font-weight-asian="bold" style:font-size-complex="10pt" style:font-weight-complex="bold"/>
    </style:style>
    <style:style style:name="ce16" style:family="table-cell" style:parent-style-name="Default">
      <style:table-cell-properties fo:border-bottom="0.06pt solid #000000" fo:background-color="transparent" fo:wrap-option="wrap" fo:border-left="0.06pt solid #000000" fo:padding="0.085cm" fo:border-right="none" fo:border-top="none"/>
      <style:text-properties style:text-position="" fo:font-size="10pt" style:font-size-asian="10pt" style:font-size-complex="10pt"/>
    </style:style>
    <style:style style:name="ce17"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style:text-position="" fo:font-size="10pt" fo:font-weight="bold" style:font-size-asian="10pt" style:font-weight-asian="bold" style:font-size-complex="10pt" style:font-weight-complex="bold"/>
    </style:style>
    <style:style style:name="ce18" style:family="table-cell" style:parent-style-name="Default">
      <style:table-cell-properties fo:border-bottom="0.06pt solid #000000" fo:background-color="transparent" fo:wrap-option="wrap" fo:border-left="none" fo:padding="0.085cm" fo:border-right="0.06pt solid #000000" fo:border-top="0.06pt solid #000000"/>
      <style:text-properties style:text-position="" fo:font-size="10pt" style:font-size-asian="10pt" style:font-size-complex="10pt"/>
    </style:style>
    <style:style style:name="ce19" style:family="table-cell" style:parent-style-name="Default">
      <style:table-cell-properties fo:border-bottom="0.06pt solid #000000" fo:background-color="transparent" fo:wrap-option="wrap" fo:border-left="none" fo:padding="0.085cm" fo:border-right="0.06pt solid #000000" fo:border-top="none"/>
      <style:text-properties style:text-position="" fo:font-size="10pt" style:font-size-asian="10pt" style:font-size-complex="10pt"/>
    </style:style>
    <style:style style:name="ce2" style:family="table-cell" style:parent-style-name="Default">
      <style:table-cell-properties fo:border-bottom="0.54pt solid #000000" fo:background-color="#e6e6e6" style:text-align-source="fix" style:repeat-content="false" fo:border-left="none" fo:border-right="0.54pt solid #000000" fo:border-top="none" style:vertical-align="middle"/>
      <style:paragraph-properties fo:text-align="center" fo:margin-left="0cm"/>
      <style:text-properties style:text-position="" fo:font-size="10pt" fo:font-weight="bold" style:font-size-asian="10pt" style:font-weight-asian="bold" style:font-size-complex="10pt" style:font-weight-complex="bold"/>
    </style:style>
    <style:style style:name="ce20" style:family="table-cell" style:parent-style-name="Default">
      <style:table-cell-properties fo:background-color="#e6e6e6" style:text-align-source="fix" style:repeat-content="false" fo:wrap-option="wrap" fo:border="0.06pt solid #000000" style:vertical-align="middle"/>
      <style:paragraph-properties fo:text-align="center" fo:margin-left="0cm"/>
      <style:text-properties style:text-position="" fo:font-size="10pt" fo:font-weight="bold" style:font-size-asian="10pt" style:font-weight-asian="bold" style:font-size-complex="10pt" style:font-weight-complex="bold"/>
    </style:style>
    <style:style style:name="ce3" style:family="table-cell" style:parent-style-name="Default">
      <style:table-cell-properties fo:background-color="transparent" fo:border="0.06pt solid #000000"/>
      <style:text-properties style:text-position="" fo:font-size="10pt" style:font-size-asian="10pt" style:font-size-complex="10pt"/>
    </style:style>
    <style:style style:name="ce4" style:family="table-cell" style:parent-style-name="Default">
      <style:table-cell-properties fo:background-color="transparent" fo:border="0.06pt solid #000000"/>
      <style:text-properties style:text-position="" fo:font-size="10pt" fo:font-style="normal" style:font-size-asian="10pt" style:font-style-asian="normal" style:font-size-complex="10pt" style:font-style-complex="normal"/>
    </style:style>
    <style:style style:name="ce5" style:family="table-cell" style:parent-style-name="Default">
      <style:table-cell-properties fo:border-bottom="none" fo:background-color="transparent" fo:border-left="0.06pt solid #000000" fo:border-right="0.06pt solid #000000" fo:border-top="0.06pt solid #000000"/>
      <style:text-properties style:text-position="" fo:font-size="10pt" style:font-size-asian="10pt" style:font-size-complex="10pt"/>
    </style:style>
    <style:style style:name="ce6" style:family="table-cell" style:parent-style-name="Default">
      <style:table-cell-properties fo:border-bottom="0.54pt solid #000000" fo:background-color="#e6e6e6" style:text-align-source="fix" style:repeat-content="false" fo:border-left="none" fo:border-right="none" fo:border-top="none" style:vertical-align="middle"/>
      <style:paragraph-properties fo:text-align="center" fo:margin-left="0cm"/>
      <style:text-properties style:text-position="" fo:font-size="10pt" fo:font-weight="bold" style:font-size-asian="10pt" style:font-weight-asian="bold" style:font-size-complex="10pt" style:font-weight-complex="bold"/>
    </style:style>
    <style:style style:name="ce7" style:family="table-cell" style:parent-style-name="Default">
      <style:table-cell-properties fo:background-color="transparent" fo:wrap-option="wrap" fo:border="0.06pt solid #000000" fo:padding="0.085cm"/>
      <style:text-properties style:text-position="" fo:font-size="10pt" style:font-size-asian="10pt" style:font-size-complex="10pt"/>
    </style:style>
    <style:style style:name="ce8" style:family="table-cell" style:parent-style-name="Default">
      <style:table-cell-properties fo:background-color="transparent" fo:wrap-option="wrap" fo:border="0.06pt solid #000000" fo:padding="0.085cm"/>
      <style:text-properties style:text-position="" fo:font-size="10pt" fo:font-weight="bold" style:font-size-asian="10pt" style:font-weight-asian="bold" style:font-size-complex="10pt" style:font-weight-complex="bold"/>
    </style:style>
    <style:style style:name="ce9" style:family="table-cell" style:parent-style-name="Default">
      <style:table-cell-properties fo:background-color="#e6e6e6" style:text-align-source="fix" style:repeat-content="false" fo:border="0.06pt solid #000000"/>
      <style:paragraph-properties fo:text-align="center" fo:margin-left="0cm"/>
      <style:text-properties style:text-position="" fo:font-size="10pt" fo:font-weight="bold" style:font-size-asian="10pt" style:font-weight-asian="bold" style:font-size-complex="10pt" style:font-weight-complex="bold"/>
    </style:style>
    <style:style style:name="ce29" style:family="table-cell" style:parent-style-name="Default">
      <style:table-cell-properties fo:background-color="#e6e6e6"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30" style:family="table-cell" style:parent-style-name="Default">
      <style:table-cell-properties fo:border-bottom="0.54pt solid #000000" fo:background-color="#e6e6e6" style:text-align-source="fix" style:repeat-content="false" fo:border-left="none" fo:border-right="0.54pt solid #000000" fo:border-top="none" style:vertical-align="middle"/>
      <style:paragraph-properties fo:text-align="center" fo:margin-left="0cm"/>
      <style:text-properties fo:font-size="10pt" fo:font-weight="bold" style:font-size-asian="10pt" style:font-weight-asian="bold" style:font-size-complex="10pt" style:font-weight-complex="bold"/>
    </style:style>
    <style:style style:name="ce31" style:family="table-cell" style:parent-style-name="Default">
      <style:table-cell-properties fo:background-color="transparent" fo:border="0.06pt solid #000000"/>
      <style:text-properties fo:font-size="10pt" style:font-size-asian="10pt" style:font-size-complex="10pt"/>
    </style:style>
    <style:style style:name="ce32" style:family="table-cell" style:parent-style-name="Default">
      <style:table-cell-properties fo:background-color="transparent" fo:border="0.06pt solid #000000"/>
      <style:text-properties fo:font-size="10pt" fo:font-style="normal" style:font-size-asian="10pt" style:font-style-asian="normal" style:font-size-complex="10pt" style:font-style-complex="normal"/>
    </style:style>
    <style:style style:name="ce33" style:family="table-cell" style:parent-style-name="Default">
      <style:table-cell-properties fo:border-bottom="none" fo:background-color="transparent" fo:border-left="0.06pt solid #000000" fo:border-right="0.06pt solid #000000" fo:border-top="0.06pt solid #000000"/>
      <style:text-properties fo:font-size="10pt" style:font-size-asian="10pt" style:font-size-complex="10pt"/>
    </style:style>
    <style:style style:name="ce34" style:family="table-cell" style:parent-style-name="Default">
      <style:table-cell-properties fo:border-bottom="0.54pt solid #000000" fo:background-color="#e6e6e6" style:text-align-source="fix" style:repeat-content="false" fo:border-left="none" fo:border-right="none" fo:border-top="none" style:vertical-align="middle"/>
      <style:paragraph-properties fo:text-align="center" fo:margin-left="0cm"/>
      <style:text-properties fo:font-size="10pt" fo:font-weight="bold" style:font-size-asian="10pt" style:font-weight-asian="bold" style:font-size-complex="10pt" style:font-weight-complex="bold"/>
    </style:style>
    <style:style style:name="ce35" style:family="table-cell" style:parent-style-name="Default">
      <style:table-cell-properties fo:background-color="transparent" fo:wrap-option="wrap" fo:border="0.06pt solid #000000" fo:padding="0.085cm"/>
      <style:text-properties fo:font-size="10pt" style:font-size-asian="10pt" style:font-size-complex="10pt"/>
    </style:style>
    <style:style style:name="ce36" style:family="table-cell" style:parent-style-name="Default">
      <style:table-cell-properties fo:background-color="transparent" fo:wrap-option="wrap" fo:border="0.06pt solid #000000" fo:padding="0.085cm"/>
      <style:text-properties fo:font-size="10pt" fo:font-weight="bold" style:font-size-asian="10pt" style:font-weight-asian="bold" style:font-size-complex="10pt" style:font-weight-complex="bold"/>
    </style:style>
    <style:style style:name="ce37" style:family="table-cell" style:parent-style-name="Default">
      <style:table-cell-properties fo:background-color="#e6e6e6" style:text-align-source="fix" style:repeat-content="false" fo:border="0.06pt solid #000000"/>
      <style:paragraph-properties fo:text-align="center" fo:margin-left="0cm"/>
      <style:text-properties fo:font-size="10pt" fo:font-weight="bold" style:font-size-asian="10pt" style:font-weight-asian="bold" style:font-size-complex="10pt" style:font-weight-complex="bold"/>
    </style:style>
    <style:style style:name="ce38" style:family="table-cell" style:parent-style-name="Default">
      <style:table-cell-properties fo:border-bottom="0.06pt solid #000000" fo:background-color="#e6e6e6" style:text-align-source="fix" style:repeat-content="false" fo:border-left="none" fo:border-right="none" fo:border-top="none"/>
      <style:paragraph-properties fo:text-align="center" fo:margin-left="0cm"/>
      <style:text-properties fo:font-size="10pt" fo:font-weight="bold" style:font-size-asian="10pt" style:font-weight-asian="bold" style:font-size-complex="10pt" style:font-weight-complex="bold"/>
    </style:style>
    <style:style style:name="ce39" style:family="table-cell" style:parent-style-name="Default">
      <style:table-cell-properties fo:border-bottom="0.06pt solid #000000" fo:background-color="transparent" fo:wrap-option="wrap" fo:border-left="none" fo:padding="0.085cm" fo:border-right="none" fo:border-top="none"/>
      <style:text-properties fo:font-size="10pt" style:font-size-asian="10pt" style:font-size-complex="10pt"/>
    </style:style>
    <style:style style:name="ce40" style:family="table-cell" style:parent-style-name="Default">
      <style:table-cell-properties fo:border-bottom="0.06pt solid #000000" fo:background-color="transparent" fo:wrap-option="wrap" fo:border-left="0.06pt solid #000000" fo:padding="0.085cm" fo:border-right="none" fo:border-top="0.06pt solid #000000"/>
      <style:text-properties fo:font-size="10pt" style:font-size-asian="10pt" style:font-size-complex="10pt"/>
    </style:style>
    <style:style style:name="ce41" style:family="table-cell" style:parent-style-name="Default">
      <style:table-cell-properties fo:background-color="#e6e6e6"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42" style:family="table-cell" style:parent-style-name="Default">
      <style:table-cell-properties fo:border-bottom="0.06pt solid #000000" fo:background-color="transparent" fo:wrap-option="wrap" fo:border-left="none" fo:padding="0.085cm" fo:border-right="none" fo:border-top="0.06pt solid #000000"/>
      <style:text-properties fo:font-size="10pt" style:font-size-asian="10pt" style:font-size-complex="10pt"/>
    </style:style>
    <style:style style:name="ce43" style:family="table-cell" style:parent-style-name="Default">
      <style:table-cell-properties fo:border-bottom="0.06pt solid #000000" fo:background-color="#e6e6e6" style:text-align-source="fix" style:repeat-content="false" fo:border-left="0.06pt solid #000000" fo:border-right="none" fo:border-top="0.06pt solid #000000"/>
      <style:paragraph-properties fo:text-align="center" fo:margin-left="0cm"/>
      <style:text-properties fo:font-size="10pt" fo:font-weight="bold" style:font-size-asian="10pt" style:font-weight-asian="bold" style:font-size-complex="10pt" style:font-weight-complex="bold"/>
    </style:style>
    <style:style style:name="ce44" style:family="table-cell" style:parent-style-name="Default">
      <style:table-cell-properties fo:border-bottom="0.06pt solid #000000" fo:background-color="transparent" fo:wrap-option="wrap" fo:border-left="0.06pt solid #000000" fo:padding="0.085cm" fo:border-right="none" fo:border-top="none"/>
      <style:text-properties fo:font-size="10pt" style:font-size-asian="10pt" style:font-size-complex="10pt"/>
    </style:style>
    <style:style style:name="ce45"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fo:font-size="10pt" fo:font-weight="bold" style:font-size-asian="10pt" style:font-weight-asian="bold" style:font-size-complex="10pt" style:font-weight-complex="bold"/>
    </style:style>
    <style:style style:name="ce46" style:family="table-cell" style:parent-style-name="Default">
      <style:table-cell-properties fo:border-bottom="0.06pt solid #000000" fo:background-color="transparent" fo:wrap-option="wrap" fo:border-left="none" fo:padding="0.085cm" fo:border-right="0.06pt solid #000000" fo:border-top="0.06pt solid #000000"/>
      <style:text-properties fo:font-size="10pt" style:font-size-asian="10pt" style:font-size-complex="10pt"/>
    </style:style>
    <style:style style:name="ce47" style:family="table-cell" style:parent-style-name="Default">
      <style:table-cell-properties fo:border-bottom="0.06pt solid #000000" fo:background-color="transparent" fo:wrap-option="wrap" fo:border-left="none" fo:padding="0.085cm" fo:border-right="0.06pt solid #000000" fo:border-top="none"/>
      <style:text-properties fo:font-size="10pt" style:font-size-asian="10pt" style:font-size-complex="10pt"/>
    </style:style>
    <style:style style:name="ce48" style:family="table-cell" style:parent-style-name="Default">
      <style:table-cell-properties fo:background-color="#e6e6e6" style:text-align-source="fix" style:repeat-content="false" fo:wrap-option="wrap" fo:border="0.06pt solid #000000" style:vertical-align="middle"/>
      <style:paragraph-properties fo:text-align="center" fo:margin-left="0cm"/>
      <style:text-properties fo:font-size="10pt" fo:font-weight="bold" style:font-size-asian="10pt" style:font-weight-asian="bold" style:font-size-complex="10pt" style:font-weight-complex="bold"/>
    </style:style>
  </office:automatic-styles>
  <office:body>
    <office:spreadsheet>
      <table:table table:name="TaskSchedule" table:style-name="ta1">
        <table:table-column table:style-name="co1" table:number-columns-repeated="29" table:default-cell-style-name="Default"/>
        <table:table-column table:style-name="co2" table:default-cell-style-name="ce31"/>
        <table:table-column table:style-name="co3" table:default-cell-style-name="ce35"/>
        <table:table-column table:style-name="co2" table:default-cell-style-name="ce40"/>
        <table:table-column table:style-name="co2" table:number-columns-repeated="3" table:default-cell-style-name="ce42"/>
        <table:table-column table:style-name="co2" table:default-cell-style-name="ce40"/>
        <table:table-column table:style-name="co2" table:number-columns-repeated="2" table:default-cell-style-name="ce42"/>
        <table:table-column table:style-name="co2" table:default-cell-style-name="ce46"/>
        <table:table-column table:style-name="co4" table:default-cell-style-name="ce35"/>
        <table:table-row table:style-name="ro1">
          <table:table-cell table:number-columns-repeated="29"/>
          <table:table-cell table:style-name="Default" table:number-columns-repeated="11"/>
        </table:table-row>
        <table:table-row table:style-name="ro1">
          <table:table-cell table:number-columns-repeated="29"/>
          <table:table-cell table:style-name="ce29" office:value-type="string" table:number-columns-spanned="1" table:number-rows-spanned="2">
            <text:p>ID</text:p>
          </table:table-cell>
          <table:table-cell table:style-name="ce29" office:value-type="string" table:number-columns-spanned="1" table:number-rows-spanned="2">
            <text:p>Task name</text:p>
          </table:table-cell>
          <table:table-cell table:style-name="ce37" office:value-type="string" table:number-columns-spanned="4" table:number-rows-spanned="1">
            <text:p>2012-11 (63)</text:p>
          </table:table-cell>
          <table:covered-table-cell table:number-columns-repeated="3" table:style-name="ce41"/>
          <table:table-cell table:style-name="ce37" office:value-type="string" table:number-columns-spanned="4" table:number-rows-spanned="1">
            <text:p>2012-12 (59)</text:p>
          </table:table-cell>
          <table:covered-table-cell table:number-columns-repeated="3" table:style-name="ce41"/>
          <table:table-cell table:style-name="ce48" office:value-type="string" table:number-columns-spanned="1" table:number-rows-spanned="2">
            <text:p>Hours per task 2012</text:p>
          </table:table-cell>
        </table:table-row>
        <table:table-row table:style-name="ro1">
          <table:table-cell table:number-columns-repeated="29"/>
          <table:covered-table-cell table:style-name="ce30"/>
          <table:covered-table-cell table:style-name="ce34"/>
          <table:table-cell table:style-name="ce38" office:value-type="float" office:value="45">
            <text:p>45</text:p>
          </table:table-cell>
          <table:table-cell table:style-name="ce38" office:value-type="float" office:value="46">
            <text:p>46</text:p>
          </table:table-cell>
          <table:table-cell table:style-name="ce38" office:value-type="float" office:value="47">
            <text:p>47</text:p>
          </table:table-cell>
          <table:table-cell table:style-name="ce38" office:value-type="float" office:value="48">
            <text:p>48</text:p>
          </table:table-cell>
          <table:table-cell table:style-name="ce43" office:value-type="float" office:value="49">
            <text:p>49</text:p>
          </table:table-cell>
          <table:table-cell table:style-name="ce45" office:value-type="float" office:value="50">
            <text:p>50</text:p>
          </table:table-cell>
          <table:table-cell table:style-name="ce45" office:value-type="float" office:value="51">
            <text:p>51</text:p>
          </table:table-cell>
          <table:table-cell table:style-name="ce45" office:value-type="float" office:value="52">
            <text:p>52</text:p>
          </table:table-cell>
          <table:covered-table-cell table:style-name="ce41"/>
        </table:table-row>
        <table:table-row table:style-name="ro2">
          <table:table-cell table:number-columns-repeated="29"/>
          <table:table-cell office:value-type="string">
            <text:p>T1</text:p>
          </table:table-cell>
          <table:table-cell office:value-type="string">
            <text:p>Functional specification</text:p>
          </table:table-cell>
          <table:table-cell table:style-name="ce39"/>
          <table:table-cell table:number-columns-repeated="3" table:style-name="ce39" office:value-type="float" office:value="12">
            <text:p>12</text:p>
          </table:table-cell>
          <table:table-cell table:number-columns-repeated="2" office:value-type="float" office:value="12">
            <text:p>12</text:p>
          </table:table-cell>
          <table:table-cell table:number-columns-repeated="2"/>
          <table:table-cell table:formula="of:=SUM([.AF4:.AM4])" office:value-type="float" office:value="60">
            <text:p>60</text:p>
          </table:table-cell>
        </table:table-row>
        <table:table-row table:style-name="ro2">
          <table:table-cell table:number-columns-repeated="29"/>
          <table:table-cell office:value-type="string">
            <text:p>T2</text:p>
          </table:table-cell>
          <table:table-cell office:value-type="string">
            <text:p>Technical specification</text:p>
          </table:table-cell>
          <table:table-cell table:style-name="ce39" table:number-columns-repeated="4"/>
          <table:table-cell table:style-name="ce44"/>
          <table:table-cell table:number-columns-repeated="2" table:style-name="ce39" office:value-type="float" office:value="10">
            <text:p>10</text:p>
          </table:table-cell>
          <table:table-cell table:style-name="ce47" office:value-type="float" office:value="0">
            <text:p>0</text:p>
          </table:table-cell>
          <table:table-cell table:formula="of:=SUM([.AF5:.AM5])" office:value-type="float" office:value="20">
            <text:p>20</text:p>
          </table:table-cell>
        </table:table-row>
        <table:table-row table:style-name="ro3">
          <table:table-cell table:number-columns-repeated="29"/>
          <table:table-cell office:value-type="string">
            <text:p>T3.1</text:p>
          </table:table-cell>
          <table:table-cell office:value-type="string">
            <text:p>Dependency analysis algorithm interface</text:p>
          </table:table-cell>
          <table:table-cell table:number-columns-repeated="8"/>
          <table:table-cell table:formula="of:=SUM([.AF6:.AM6])" office:value-type="float" office:value="0">
            <text:p>0</text:p>
          </table:table-cell>
        </table:table-row>
        <table:table-row table:style-name="ro3">
          <table:table-cell table:number-columns-repeated="29"/>
          <table:table-cell office:value-type="string">
            <text:p>T3.2</text:p>
          </table:table-cell>
          <table:table-cell office:value-type="string">
            <text:p>C++ dependency analysis algorithm</text:p>
          </table:table-cell>
          <table:table-cell table:number-columns-repeated="8"/>
          <table:table-cell table:formula="of:=SUM([.AF7:.AM7])" office:value-type="float" office:value="0">
            <text:p>0</text:p>
          </table:table-cell>
        </table:table-row>
        <table:table-row table:style-name="ro2">
          <table:table-cell table:number-columns-repeated="29"/>
          <table:table-cell office:value-type="string">
            <text:p>T3.3</text:p>
          </table:table-cell>
          <table:table-cell office:value-type="string">
            <text:p>C++ hash calculation</text:p>
          </table:table-cell>
          <table:table-cell table:number-columns-repeated="8"/>
          <table:table-cell table:formula="of:=SUM([.AF8:.AM8])" office:value-type="float" office:value="0">
            <text:p>0</text:p>
          </table:table-cell>
        </table:table-row>
        <table:table-row table:style-name="ro3">
          <table:table-cell table:number-columns-repeated="29"/>
          <table:table-cell office:value-type="string">
            <text:p>T3.4</text:p>
          </table:table-cell>
          <table:table-cell office:value-type="string">
            <text:p>Dependency parser settings</text:p>
          </table:table-cell>
          <table:table-cell table:number-columns-repeated="8"/>
          <table:table-cell table:formula="of:=SUM([.AF9:.AM9])" office:value-type="float" office:value="0">
            <text:p>0</text:p>
          </table:table-cell>
        </table:table-row>
        <table:table-row table:style-name="ro3">
          <table:table-cell table:number-columns-repeated="29"/>
          <table:table-cell office:value-type="string">
            <text:p>T3.5</text:p>
          </table:table-cell>
          <table:table-cell office:value-type="string">
            <text:p>VHDL dependency analysis algorithm</text:p>
          </table:table-cell>
          <table:table-cell table:number-columns-repeated="8"/>
          <table:table-cell table:formula="of:=SUM([.AF10:.AM10])" office:value-type="float" office:value="0">
            <text:p>0</text:p>
          </table:table-cell>
        </table:table-row>
        <table:table-row table:style-name="ro2">
          <table:table-cell table:number-columns-repeated="29"/>
          <table:table-cell office:value-type="string">
            <text:p>T3.6</text:p>
          </table:table-cell>
          <table:table-cell office:value-type="string">
            <text:p>VHDL hash calculation</text:p>
          </table:table-cell>
          <table:table-cell table:number-columns-repeated="8"/>
          <table:table-cell table:formula="of:=SUM([.AF11:.AM11])" office:value-type="float" office:value="0">
            <text:p>0</text:p>
          </table:table-cell>
        </table:table-row>
        <table:table-row table:style-name="ro2">
          <table:table-cell table:number-columns-repeated="29"/>
          <table:table-cell table:style-name="ce32" office:value-type="string">
            <text:p>T4.1</text:p>
          </table:table-cell>
          <table:table-cell office:value-type="string">
            <text:p>Basic table-style widget</text:p>
          </table:table-cell>
          <table:table-cell table:number-columns-repeated="8"/>
          <table:table-cell table:formula="of:=SUM([.AF12:.AM12])" office:value-type="float" office:value="0">
            <text:p>0</text:p>
          </table:table-cell>
        </table:table-row>
        <table:table-row table:style-name="ro3">
          <table:table-cell table:number-columns-repeated="29"/>
          <table:table-cell table:style-name="ce32" office:value-type="string">
            <text:p>T4.2</text:p>
          </table:table-cell>
          <table:table-cell office:value-type="string">
            <text:p>Dependency graph visualization</text:p>
          </table:table-cell>
          <table:table-cell table:number-columns-repeated="8"/>
          <table:table-cell table:formula="of:=SUM([.AF13:.AM13])" office:value-type="float" office:value="0">
            <text:p>0</text:p>
          </table:table-cell>
        </table:table-row>
        <table:table-row table:style-name="ro2">
          <table:table-cell table:number-columns-repeated="29"/>
          <table:table-cell table:style-name="ce32" office:value-type="string">
            <text:p>T4.3</text:p>
          </table:table-cell>
          <table:table-cell office:value-type="string">
            <text:p>Manual dependencies</text:p>
          </table:table-cell>
          <table:table-cell table:number-columns-repeated="8"/>
          <table:table-cell table:formula="of:=SUM([.AF14:.AM14])" office:value-type="float" office:value="0">
            <text:p>0</text:p>
          </table:table-cell>
        </table:table-row>
        <table:table-row table:style-name="ro2">
          <table:table-cell table:number-columns-repeated="29"/>
          <table:table-cell table:style-name="ce32" office:value-type="string">
            <text:p>T4.4</text:p>
          </table:table-cell>
          <table:table-cell office:value-type="string">
            <text:p>Locking dependencies</text:p>
          </table:table-cell>
          <table:table-cell table:number-columns-repeated="8"/>
          <table:table-cell table:formula="of:=SUM([.AF15:.AM15])" office:value-type="float" office:value="0">
            <text:p>0</text:p>
          </table:table-cell>
        </table:table-row>
        <table:table-row table:style-name="ro2">
          <table:table-cell table:number-columns-repeated="29"/>
          <table:table-cell table:style-name="ce32" office:value-type="string">
            <text:p>T4.5</text:p>
          </table:table-cell>
          <table:table-cell office:value-type="string">
            <text:p>Filter views</text:p>
          </table:table-cell>
          <table:table-cell table:number-columns-repeated="8"/>
          <table:table-cell table:formula="of:=SUM([.AF16:.AM16])" office:value-type="float" office:value="0">
            <text:p>0</text:p>
          </table:table-cell>
        </table:table-row>
        <table:table-row table:style-name="ro3">
          <table:table-cell table:number-columns-repeated="29"/>
          <table:table-cell table:style-name="ce32" office:value-type="string">
            <text:p>T4.6</text:p>
          </table:table-cell>
          <table:table-cell office:value-type="string">
            <text:p>Dependency change visualization</text:p>
          </table:table-cell>
          <table:table-cell table:number-columns-repeated="8"/>
          <table:table-cell table:formula="of:=SUM([.AF17:.AM17])" office:value-type="float" office:value="0">
            <text:p>0</text:p>
          </table:table-cell>
        </table:table-row>
        <table:table-row table:style-name="ro2">
          <table:table-cell table:number-columns-repeated="29"/>
          <table:table-cell office:value-type="string">
            <text:p>T5.1</text:p>
          </table:table-cell>
          <table:table-cell office:value-type="string">
            <text:p>Folder and file scanning</text:p>
          </table:table-cell>
          <table:table-cell table:number-columns-repeated="8"/>
          <table:table-cell table:formula="of:=SUM([.AF18:.AM18])" office:value-type="float" office:value="0">
            <text:p>0</text:p>
          </table:table-cell>
        </table:table-row>
        <table:table-row table:style-name="ro3">
          <table:table-cell table:number-columns-repeated="29"/>
          <table:table-cell office:value-type="string">
            <text:p>T5.2</text:p>
          </table:table-cell>
          <table:table-cell office:value-type="string">
            <text:p>Saving graph data in XML</text:p>
          </table:table-cell>
          <table:table-cell table:number-columns-repeated="8"/>
          <table:table-cell table:formula="of:=SUM([.AF19:.AM19])" office:value-type="float" office:value="0">
            <text:p>0</text:p>
          </table:table-cell>
        </table:table-row>
        <table:table-row table:style-name="ro2">
          <table:table-cell table:number-columns-repeated="29"/>
          <table:table-cell office:value-type="string">
            <text:p>T6</text:p>
          </table:table-cell>
          <table:table-cell office:value-type="string">
            <text:p>Testing</text:p>
          </table:table-cell>
          <table:table-cell table:number-columns-repeated="8"/>
          <table:table-cell table:formula="of:=SUM([.AF20:.AM20])" office:value-type="float" office:value="0">
            <text:p>0</text:p>
          </table:table-cell>
        </table:table-row>
        <table:table-row table:style-name="ro2">
          <table:table-cell table:number-columns-repeated="29"/>
          <table:table-cell table:style-name="ce33" office:value-type="string">
            <text:p>T7.1</text:p>
          </table:table-cell>
          <table:table-cell office:value-type="string">
            <text:p>Group meetings</text:p>
          </table:table-cell>
          <table:table-cell/>
          <table:table-cell table:number-columns-repeated="6" office:value-type="float" office:value="3">
            <text:p>3</text:p>
          </table:table-cell>
          <table:table-cell/>
          <table:table-cell table:formula="of:=SUM([.AF21:.AM21])" office:value-type="float" office:value="18">
            <text:p>18</text:p>
          </table:table-cell>
        </table:table-row>
        <table:table-row table:style-name="ro2">
          <table:table-cell table:number-columns-repeated="29"/>
          <table:table-cell table:style-name="ce33"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F22:.AM22])" office:value-type="float" office:value="9">
            <text:p>9</text:p>
          </table:table-cell>
        </table:table-row>
        <table:table-row table:style-name="ro2">
          <table:table-cell table:number-columns-repeated="29"/>
          <table:table-cell table:style-name="ce33"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4"/>
          <table:table-cell table:formula="of:=SUM([.AF23:.AM23])" office:value-type="float" office:value="3">
            <text:p>3</text:p>
          </table:table-cell>
        </table:table-row>
        <table:table-row table:style-name="ro4">
          <table:table-cell table:number-columns-repeated="29"/>
          <table:table-cell table:style-name="ce33" office:value-type="string">
            <text:p>T7.4</text:p>
          </table:table-cell>
          <table:table-cell office:value-type="string">
            <text:p>Project plan presentation</text:p>
          </table:table-cell>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4"/>
          <table:table-cell table:formula="of:=SUM([.AF24:.AM24])" office:value-type="float" office:value="12">
            <text:p>12</text:p>
          </table:table-cell>
        </table:table-row>
        <table:table-row table:style-name="ro2">
          <table:table-cell table:number-columns-repeated="29"/>
          <table:table-cell table:style-name="ce33" office:value-type="string">
            <text:p>T7.5</text:p>
          </table:table-cell>
          <table:table-cell office:value-type="string">
            <text:p>Final presentation</text:p>
          </table:table-cell>
          <table:table-cell table:number-columns-repeated="8"/>
          <table:table-cell table:formula="of:=SUM([.AF25:.AM25])" office:value-type="float" office:value="0">
            <text:p>0</text:p>
          </table:table-cell>
        </table:table-row>
        <table:table-row table:style-name="ro2">
          <table:table-cell table:number-columns-repeated="29"/>
          <table:table-cell table:style-name="ce33"/>
          <table:table-cell table:number-columns-repeated="10"/>
        </table:table-row>
        <table:table-row table:style-name="ro2">
          <table:table-cell table:number-columns-repeated="29"/>
          <table:table-cell table:style-name="ce33" office:value-type="string">
            <text:p>T7.6</text:p>
          </table:table-cell>
          <table:table-cell office:value-type="string">
            <text:p>Final report</text:p>
          </table:table-cell>
          <table:table-cell table:number-columns-repeated="8"/>
          <table:table-cell table:formula="of:=SUM([.AF27:.AM27])" office:value-type="float" office:value="0">
            <text:p>0</text:p>
          </table:table-cell>
        </table:table-row>
        <table:table-row table:style-name="ro2">
          <table:table-cell table:number-columns-repeated="29"/>
          <table:table-cell table:style-name="ce33" office:value-type="string">
            <text:p>T7.7</text:p>
          </table:table-cell>
          <table:table-cell office:value-type="string">
            <text:p>Other reports</text:p>
          </table:table-cell>
          <table:table-cell/>
          <table:table-cell table:number-columns-repeated="3" office:value-type="float" office:value="1">
            <text:p>1</text:p>
          </table:table-cell>
          <table:table-cell office:value-type="float" office:value="5">
            <text:p>5</text:p>
          </table:table-cell>
          <table:table-cell table:number-columns-repeated="2" office:value-type="float" office:value="1">
            <text:p>1</text:p>
          </table:table-cell>
          <table:table-cell/>
          <table:table-cell table:formula="of:=SUM([.AF28:.AM28])" office:value-type="float" office:value="10">
            <text:p>10</text:p>
          </table:table-cell>
        </table:table-row>
        <table:table-row table:style-name="ro2">
          <table:table-cell table:number-columns-repeated="30"/>
          <table:table-cell table:style-name="ce36" office:value-type="string">
            <text:p>Hours per week</text:p>
          </table:table-cell>
          <table:table-cell table:style-name="ce35" table:formula="of:=SUM([.AF4:.AF28])" office:value-type="float" office:value="0">
            <text:p>0</text:p>
          </table:table-cell>
          <table:table-cell table:style-name="ce35" table:formula="of:=SUM([.AG4:.AG28])" office:value-type="float" office:value="18">
            <text:p>18</text:p>
          </table:table-cell>
          <table:table-cell table:style-name="ce35" table:formula="of:=SUM([.AH4:.AH28])" office:value-type="float" office:value="23">
            <text:p>23</text:p>
          </table:table-cell>
          <table:table-cell table:style-name="ce35" table:formula="of:=SUM([.AI4:.AI28])" office:value-type="float" office:value="25">
            <text:p>25</text:p>
          </table:table-cell>
          <table:table-cell table:style-name="ce35" table:formula="of:=SUM([.AJ4:.AJ28])" office:value-type="float" office:value="23">
            <text:p>23</text:p>
          </table:table-cell>
          <table:table-cell table:style-name="ce35" table:formula="of:=SUM([.AK4:.AK28])" office:value-type="float" office:value="26">
            <text:p>26</text:p>
          </table:table-cell>
          <table:table-cell table:style-name="ce35" table:formula="of:=SUM([.AL4:.AL28])" office:value-type="float" office:value="17">
            <text:p>17</text:p>
          </table:table-cell>
          <table:table-cell table:style-name="ce35" table:formula="of:=SUM([.AM4:.AM28])" office:value-type="float" office:value="0">
            <text:p>0</text:p>
          </table:table-cell>
          <table:table-cell table:formula="of:=SUM([.AF29:.AM29])" office:value-type="float" office:value="132">
            <text:p>132</text:p>
          </table:table-cell>
        </table:table-row>
        <table:table-row table:style-name="ro1">
          <table:table-cell table:number-columns-repeated="30"/>
          <table:table-cell table:style-name="ce31" office:value-type="string">
            <text:p>Deliverables</text:p>
          </table:table-cell>
          <table:table-cell table:style-name="ce31" table:number-columns-repeated="5"/>
          <table:table-cell table:style-name="ce31" office:value-type="string">
            <text:p>D1</text:p>
          </table:table-cell>
          <table:table-cell table:style-name="ce31" table:number-columns-repeated="3"/>
        </table:table-row>
        <table:table-row table:style-name="ro1">
          <table:table-cell table:number-columns-repeated="30"/>
          <table:table-cell table:style-name="ce31" office:value-type="string">
            <text:p>Meetings</text:p>
          </table:table-cell>
          <table:table-cell table:style-name="ce31" table:number-columns-repeated="3"/>
          <table:table-cell table:style-name="ce31" office:value-type="string">
            <text:p>A1</text:p>
          </table:table-cell>
          <table:table-cell table:style-name="ce31"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34:35.8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co6"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5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paragraph-properties fo:text-align="start" fo:margin-left="0cm"/>
      <style:text-properties fo:font-weight="bold" style:font-weight-asian="bold" style:font-weight-complex="bold"/>
    </style:style>
    <style:style style:name="ce2" style:family="table-cell" style:parent-style-name="Default">
      <style:table-cell-properties fo:background-color="#e6e6e6" style:text-align-source="fix" style:repeat-content="false" fo:border="0.06pt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none" fo:background-color="transparent" fo:wrap-option="wrap" fo:border-left="0.06pt solid #000000" fo:padding="0.085cm" fo:border-right="0.06pt solid #000000" fo:border-top="0.06pt solid #000000"/>
    </style:style>
    <style:style style:name="ce4" style:family="table-cell" style:parent-style-name="Default">
      <style:table-cell-properties fo:wrap-option="wrap" fo:border="0.06pt solid #000000" fo:padding="0.085cm"/>
    </style:style>
    <style:style style:name="ce5" style:family="table-cell" style:parent-style-name="Default">
      <style:table-cell-properties fo:border-bottom="0.06pt solid #000000" fo:background-color="transparent" fo:wrap-option="wrap" fo:border-left="0.06pt solid #000000" fo:padding="0.085cm" fo:border-right="0.06pt solid #000000" fo:border-top="none"/>
    </style:style>
    <style:style style:name="ce6" style:family="table-cell" style:parent-style-name="Default">
      <style:table-cell-properties fo:background-color="#e6e6e6" fo:wrap-option="wrap" fo:border="0.06pt solid #000000" fo:padding="0.085cm"/>
      <style:text-properties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table-cell-properties fo:border-bottom="none" fo:border-left="0.06pt solid #000000" fo:border-right="0.06pt solid #000000" fo:border-top="0.06pt solid #000000"/>
    </style:style>
    <style:style style:name="ce9" style:family="table-cell" style:parent-style-name="Default">
      <style:table-cell-properties fo:border-bottom="0.06pt solid #000000" fo:border-left="0.06pt solid #000000" fo:border-right="0.06pt solid #000000" fo:border-top="none"/>
    </style:style>
    <style:style style:name="ce10" style:family="table-cell" style:parent-style-name="Default">
      <style:table-cell-properties fo:border-bottom="none" fo:border-left="0.06pt solid #000000" fo:border-right="0.06pt solid #000000" fo:border-top="none"/>
    </style:style>
    <style:style style:name="ce11"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2" style:family="table-cell" style:parent-style-name="Default">
      <style:table-cell-properties fo:border-bottom="none" fo:border-left="none" fo:border-right="none" fo:border-top="0.06pt solid #000000"/>
    </style:style>
    <style:style style:name="ce13" style:family="table-cell" style:parent-style-name="Default">
      <style:table-cell-properties fo:border-bottom="0.06pt solid #000000" fo:border-left="none" fo:border-right="none" fo:border-top="0.06pt solid #000000"/>
    </style:style>
    <style:style style:name="ce14" style:family="table-cell" style:parent-style-name="Default">
      <style:table-cell-properties fo:border-bottom="0.06pt solid #000000" fo:border-left="none" fo:border-right="none" fo:border-top="none"/>
    </style:style>
    <style:style style:name="ce15" style:family="table-cell" style:parent-style-name="Default">
      <style:table-cell-properties fo:border="none"/>
    </style:style>
    <style:style style:name="ce16" style:family="table-cell" style:parent-style-name="Default">
      <style:table-cell-properties fo:border-bottom="none" fo:background-color="transparent" fo:wrap-option="wrap" fo:border-left="none" fo:padding="0.085cm" fo:border-right="none" fo:border-top="0.06pt solid #000000"/>
    </style:style>
    <style:style style:name="ce17" style:family="table-cell" style:parent-style-name="Default">
      <style:table-cell-properties fo:border-bottom="0.06pt solid #000000" fo:wrap-option="wrap" fo:border-left="none" fo:padding="0.085cm" fo:border-right="none" fo:border-top="0.06pt solid #000000"/>
    </style:style>
    <style:style style:name="ce18" style:family="table-cell" style:parent-style-name="Default">
      <style:table-cell-properties fo:border-bottom="0.06pt solid #000000" fo:background-color="transparent" fo:wrap-option="wrap" fo:border-left="none" fo:padding="0.085cm" fo:border-right="none" fo:border-top="none"/>
    </style:style>
    <style:style style:name="ce19" style:family="table-cell" style:parent-style-name="Default">
      <style:table-cell-properties fo:border-bottom="0.06pt solid #000000" fo:background-color="#e6e6e6" style:text-align-source="fix" style:repeat-content="false" fo:border-left="none" fo:border-right="0.06pt solid #000000" fo:border-top="0.06pt solid #000000"/>
      <style:paragraph-properties fo:text-align="center" fo:margin-left="0cm"/>
      <style:text-properties fo:font-weight="bold" style:font-weight-asian="bold" style:font-weight-complex="bold"/>
    </style:style>
    <style:style style:name="ce20" style:family="table-cell" style:parent-style-name="Default">
      <style:table-cell-properties fo:border-bottom="none" fo:background-color="transparent" fo:wrap-option="wrap" fo:border-left="none" fo:padding="0.085cm" fo:border-right="0.06pt solid #000000" fo:border-top="0.06pt solid #000000"/>
    </style:style>
    <style:style style:name="ce21" style:family="table-cell" style:parent-style-name="Default">
      <style:table-cell-properties fo:border-bottom="0.06pt solid #000000" fo:wrap-option="wrap" fo:border-left="none" fo:padding="0.085cm" fo:border-right="0.06pt solid #000000" fo:border-top="0.06pt solid #000000"/>
    </style:style>
    <style:style style:name="ce22" style:family="table-cell" style:parent-style-name="Default">
      <style:table-cell-properties fo:border-bottom="0.06pt solid #000000" fo:background-color="transparent" fo:wrap-option="wrap" fo:border-left="none" fo:padding="0.085cm" fo:border-right="0.06pt solid #000000" fo:border-top="none"/>
    </style:style>
    <style:style style:name="ce23" style:family="table-cell" style:parent-style-name="Default">
      <style:table-cell-properties fo:border-bottom="0.06pt solid #000000" fo:border-left="none" fo:border-right="0.06pt solid #000000" fo:border-top="0.06pt solid #000000"/>
    </style:style>
    <style:style style:name="ce24" style:family="table-cell" style:parent-style-name="Default">
      <style:table-cell-properties fo:border-bottom="0.06pt solid #000000" fo:border-left="none" fo:border-right="0.06pt solid #000000" fo:border-top="none"/>
    </style:style>
    <style:style style:name="ce25" style:family="table-cell" style:parent-style-name="Default">
      <style:table-cell-properties fo:border-bottom="none" fo:border-left="none" fo:border-right="0.06pt solid #000000" fo:border-top="none"/>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33"/>
        </table:table-row>
        <table:table-row table:style-name="ro1">
          <table:table-cell table:number-columns-repeated="29"/>
          <table:table-cell table:style-name="ce1" office:value-type="string" table:number-columns-spanned="4" table:number-rows-spanned="1">
            <text:p>LEGEND</text:p>
          </table:table-cell>
          <table:covered-table-cell table:number-columns-repeated="2" table:style-name="ce11"/>
          <table:covered-table-cell table:style-name="ce19"/>
        </table:table-row>
        <table:table-row table:style-name="ro1">
          <table:table-cell table:number-columns-repeated="29"/>
          <table:table-cell table:style-name="ce2" office:value-type="string">
            <text:p>ID</text:p>
          </table:table-cell>
          <table:table-cell table:style-name="ce2" office:value-type="string">
            <text:p>Meetings/Reviews</text:p>
          </table:table-cell>
          <table:table-cell table:style-name="ce2" office:value-type="string">
            <text:p>Attendance</text:p>
          </table:table-cell>
          <table:table-cell table:style-name="ce2" office:value-type="string">
            <text:p>Notes</text:p>
          </table:table-cell>
        </table:table-row>
        <table:table-row table:style-name="ro2">
          <table:table-cell table:number-columns-repeated="29"/>
          <table:table-cell table:style-name="ce3" office:value-type="string">
            <text:p>A1</text:p>
          </table:table-cell>
          <table:table-cell table:style-name="ce12" office:value-type="string">
            <text:p>Milestone meeting 1</text:p>
          </table:table-cell>
          <table:table-cell table:style-name="ce16" office:value-type="string">
            <text:p>Assistant, group</text:p>
          </table:table-cell>
          <table:table-cell table:style-name="ce20"/>
        </table:table-row>
        <table:table-row table:style-name="ro2">
          <table:table-cell table:number-columns-repeated="29"/>
          <table:table-cell table:style-name="ce4" office:value-type="string">
            <text:p>A2</text:p>
          </table:table-cell>
          <table:table-cell table:style-name="ce13" office:value-type="string">
            <text:p>Milestone meeting 2</text:p>
          </table:table-cell>
          <table:table-cell table:style-name="ce17" office:value-type="string">
            <text:p>Assistant, group</text:p>
          </table:table-cell>
          <table:table-cell table:style-name="ce21"/>
        </table:table-row>
        <table:table-row table:style-name="ro2">
          <table:table-cell table:number-columns-repeated="29"/>
          <table:table-cell table:style-name="ce5" office:value-type="string">
            <text:p>A3</text:p>
          </table:table-cell>
          <table:table-cell table:style-name="ce14" office:value-type="string">
            <text:p>Milestone meeting 3</text:p>
          </table:table-cell>
          <table:table-cell table:style-name="ce18" office:value-type="string">
            <text:p>Assistant, group</text:p>
          </table:table-cell>
          <table:table-cell table:style-name="ce22"/>
        </table:table-row>
        <table:table-row table:style-name="ro3">
          <table:table-cell table:number-columns-repeated="29"/>
          <table:table-cell table:style-name="ce6" office:value-type="string">
            <text:p>ID</text:p>
          </table:table-cell>
          <table:table-cell table:style-name="ce6" office:value-type="string">
            <text:p>Deliverable</text:p>
          </table:table-cell>
          <table:table-cell table:style-name="ce6" office:value-type="string">
            <text:p>Delivery recipients</text:p>
          </table:table-cell>
          <table:table-cell table:style-name="ce6" office:value-type="string">
            <text:p>Notes</text:p>
          </table:table-cell>
        </table:table-row>
        <table:table-row table:style-name="ro1">
          <table:table-cell table:number-columns-repeated="29"/>
          <table:table-cell table:style-name="ce7" office:value-type="string">
            <text:p>D1</text:p>
          </table:table-cell>
          <table:table-cell table:style-name="ce13" office:value-type="string">
            <text:p>Function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D2</text:p>
          </table:table-cell>
          <table:table-cell table:style-name="ce13" office:value-type="string">
            <text:p>Technic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C1</text:p>
          </table:table-cell>
          <table:table-cell table:style-name="ce13" office:value-type="string">
            <text:p>Qt implementation of the tool</text:p>
          </table:table-cell>
          <table:table-cell table:style-name="ce13" office:value-type="string">
            <text:p>Client</text:p>
          </table:table-cell>
          <table:table-cell table:style-name="ce23"/>
        </table:table-row>
        <table:table-row table:style-name="ro1">
          <table:table-cell table:number-columns-repeated="29"/>
          <table:table-cell table:style-name="ce7" office:value-type="string">
            <text:p>FR</text:p>
          </table:table-cell>
          <table:table-cell table:style-name="ce13" office:value-type="string">
            <text:p>Final report</text:p>
          </table:table-cell>
          <table:table-cell table:style-name="ce13" office:value-type="string">
            <text:p>Client, assistant</text:p>
          </table:table-cell>
          <table:table-cell table:style-name="ce23"/>
        </table:table-row>
        <table:table-row table:style-name="ro1">
          <table:table-cell table:number-columns-repeated="29"/>
          <table:table-cell table:style-name="ce8" office:value-type="string">
            <text:p>M1</text:p>
          </table:table-cell>
          <table:table-cell table:style-name="ce14" office:value-type="string" table:number-columns-spanned="1" table:number-rows-spanned="2">
            <text:p>Monthly status reports 2012 (Nov, Dec)</text:p>
          </table:table-cell>
          <table:table-cell table:style-name="ce14" office:value-type="string" table:number-columns-spanned="1" table:number-rows-spanned="2">
            <text:p>Assistant</text:p>
          </table:table-cell>
          <table:table-cell table:style-name="ce23" table:number-columns-spanned="1" table:number-rows-spanned="2"/>
        </table:table-row>
        <table:table-row table:style-name="ro1">
          <table:table-cell table:number-columns-repeated="29"/>
          <table:table-cell table:style-name="ce9" office:value-type="string">
            <text:p>M2</text:p>
          </table:table-cell>
          <table:covered-table-cell table:number-columns-repeated="2" table:style-name="ce14"/>
          <table:covered-table-cell table:style-name="ce24"/>
        </table:table-row>
        <table:table-row table:style-name="ro1">
          <table:table-cell table:number-columns-repeated="29"/>
          <table:table-cell table:style-name="ce8" office:value-type="string">
            <text:p>M3</text:p>
          </table:table-cell>
          <table:table-cell table:style-name="ce15" office:value-type="string" table:number-columns-spanned="1" table:number-rows-spanned="3">
            <text:p>Monthly status reports 2013 (Jan, Feb, Mar)</text:p>
          </table:table-cell>
          <table:table-cell table:style-name="ce15" office:value-type="string" table:number-columns-spanned="1" table:number-rows-spanned="3">
            <text:p>Assistant</text:p>
          </table:table-cell>
          <table:table-cell table:style-name="ce23" table:number-columns-spanned="1" table:number-rows-spanned="3"/>
        </table:table-row>
        <table:table-row table:style-name="ro1">
          <table:table-cell table:number-columns-repeated="29"/>
          <table:table-cell table:style-name="ce10" office:value-type="string">
            <text:p>M4</text:p>
          </table:table-cell>
          <table:covered-table-cell table:number-columns-repeated="2"/>
          <table:covered-table-cell table:style-name="ce25"/>
        </table:table-row>
        <table:table-row table:style-name="ro1">
          <table:table-cell table:number-columns-repeated="29"/>
          <table:table-cell table:style-name="ce9" office:value-type="string">
            <text:p>M5</text:p>
          </table:table-cell>
          <table:covered-table-cell table:number-columns-repeated="2" table:style-name="ce15"/>
          <table:covered-table-cell table:style-name="ce25"/>
        </table:table-row>
        <table:table-row table:style-name="ro1">
          <table:table-cell table:number-columns-repeated="29"/>
          <table:table-cell table:style-name="ce7" office:value-type="string">
            <text:p>P1</text:p>
          </table:table-cell>
          <table:table-cell table:style-name="ce13" office:value-type="string">
            <text:p>Project plan presentation</text:p>
          </table:table-cell>
          <table:table-cell table:style-name="ce13" office:value-type="string">
            <text:p>Seminar</text:p>
          </table:table-cell>
          <table:table-cell table:style-name="ce23"/>
        </table:table-row>
        <table:table-row table:style-name="ro1">
          <table:table-cell table:number-columns-repeated="29"/>
          <table:table-cell table:style-name="ce7" office:value-type="string">
            <text:p>P2</text:p>
          </table:table-cell>
          <table:table-cell table:style-name="ce13" office:value-type="string">
            <text:p>Final report presentation and live demonstration</text:p>
          </table:table-cell>
          <table:table-cell table:style-name="ce13" office:value-type="string">
            <text:p>Seminar</text:p>
          </table:table-cell>
          <table:table-cell table:style-name="ce2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36:55.9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831cm"/>
    </style:style>
    <style:style style:name="co3"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2cm solid #000000"/>
      <style:text-properties fo:font-weight="bold" style:font-weight-asian="bold" style:font-weight-complex="bold"/>
    </style:style>
    <style:style style:name="ce2" style:family="table-cell" style:parent-style-name="Excel_20_Built-in_20_Normal">
      <style:table-cell-properties fo:border-bottom="none" fo:border-left="0.002cm solid #000000" fo:border-right="none" fo:border-top="none"/>
    </style:style>
    <style:style style:name="ce3"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e6e6ff" fo:border="0.002cm solid #000000"/>
      <style:text-properties fo:font-weight="bold" style:font-weight-asian="bold" style:font-weight-complex="bold"/>
    </style:style>
    <style:style style:name="ce5" style:family="table-cell" style:parent-style-name="Excel_20_Built-in_20_Normal">
      <style:table-cell-properties fo:border-bottom="none" style:diagonal-bl-tr="none" style:diagonal-tl-br="none" fo:border-left="0.002cm solid #000000" fo:border-right="none" style:rotation-align="none" fo:border-top="none"/>
    </style:style>
    <style:style style:name="ce6"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7"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11">
      <style:table-cell-properties fo:background-color="#e6e6ff" fo:border="0.002cm solid #000000"/>
    </style:style>
    <style:style style:name="ce11" style:family="table-cell" style:parent-style-name="Excel_20_Built-in_20_Normal">
      <style:table-cell-properties fo:border-bottom="none" fo:border-left="0.002cm solid #000000" fo:border-right="0.002cm solid #000000" fo:border-top="none"/>
    </style:style>
    <style:style style:name="ce12" style:family="table-cell" style:parent-style-name="Excel_20_Built-in_20_Normal" style:data-style-name="N109">
      <style:table-cell-properties fo:border-bottom="none" fo:border-left="0.002cm solid #000000" fo:border-right="0.002cm solid #000000" fo:border-top="none"/>
    </style:style>
    <style:style style:name="ce13" style:family="table-cell" style:parent-style-name="Excel_20_Built-in_20_Normal">
      <style:table-cell-properties fo:background-color="#e6e6ff" fo:border="0.002cm solid #000000"/>
    </style:style>
    <style:style style:name="ce14" style:family="table-cell" style:parent-style-name="Excel_20_Built-in_20_Normal" style:data-style-name="N109">
      <style:table-cell-properties fo:border-bottom="0.002cm solid #000000"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5"/>
        <table:table-column table:style-name="co3" table:default-cell-style-name="ce12"/>
        <table:table-row table:style-name="ro1" table:number-rows-repeated="4">
          <table:table-cell table:number-columns-repeated="8"/>
          <table:table-cell table:style-name="Default" table:number-columns-repeated="2"/>
        </table:table-row>
        <table:table-row table:style-name="ro1">
          <table:table-cell table:number-columns-repeated="8"/>
          <table:table-cell table:style-name="ce1" office:value-type="string" table:number-columns-spanned="2" table:number-rows-spanned="1">
            <text:p>Personnel costs</text:p>
          </table:table-cell>
          <table:covered-table-cell table:style-name="ce10"/>
        </table:table-row>
        <table:table-row table:style-name="ro2">
          <table:table-cell table:number-columns-repeated="8"/>
          <table:table-cell table:style-name="ce2" office:value-type="string">
            <text:p>Working hours</text:p>
          </table:table-cell>
          <table:table-cell table:style-name="ce11" office:value-type="float" office:value="619">
            <text:p>619</text:p>
          </table:table-cell>
        </table:table-row>
        <table:table-row table:style-name="ro2">
          <table:table-cell table:number-columns-repeated="8"/>
          <table:table-cell table:style-name="ce2" office:value-type="string">
            <text:p>Salary per hour</text:p>
          </table:table-cell>
          <table:table-cell office:value-type="float" office:value="14">
            <text:p>14 €</text:p>
          </table:table-cell>
        </table:table-row>
        <table:table-row table:style-name="ro2">
          <table:table-cell table:number-columns-repeated="8"/>
          <table:table-cell table:style-name="ce2" office:value-type="string">
            <text:p>Salaries for project</text:p>
          </table:table-cell>
          <table:table-cell table:formula="of:=[.J7]*[.J6]" office:value-type="float" office:value="8666">
            <text:p>8 666 €</text:p>
          </table:table-cell>
        </table:table-row>
        <table:table-row table:style-name="ro2">
          <table:table-cell table:number-columns-repeated="8"/>
          <table:table-cell table:style-name="ce2" office:value-type="string">
            <text:p>Indirect employee costs ( 40%)</text:p>
          </table:table-cell>
          <table:table-cell table:formula="of:=[.J8]*0.4" office:value-type="float" office:value="3466.4">
            <text:p>3 466 €</text:p>
          </table:table-cell>
        </table:table-row>
        <table:table-row table:style-name="ro2">
          <table:table-cell table:number-columns-repeated="8"/>
          <table:table-cell table:style-name="ce3" office:value-type="string">
            <text:p>Personnel costs total</text:p>
          </table:table-cell>
          <table:table-cell table:formula="of:=[.J7]+[.J8]+[.J9]" office:value-type="float" office:value="12146.4">
            <text:p>12 146 €</text:p>
          </table:table-cell>
        </table:table-row>
        <table:table-row table:style-name="ro2">
          <table:table-cell table:number-columns-repeated="8"/>
          <table:table-cell table:style-name="ce4" office:value-type="string" table:number-columns-spanned="2" table:number-rows-spanned="1">
            <text:p>Other costs</text:p>
          </table:table-cell>
          <table:covered-table-cell table:style-name="ce13"/>
        </table:table-row>
        <table:table-row table:style-name="ro2">
          <table:table-cell table:number-columns-repeated="8"/>
          <table:table-cell office:value-type="string">
            <text:p>Travel (VAT excluded)</text:p>
          </table:table-cell>
          <table:table-cell office:value-type="float" office:value="50">
            <text:p>50 €</text:p>
          </table:table-cell>
        </table:table-row>
        <table:table-row table:style-name="ro2">
          <table:table-cell table:number-columns-repeated="8"/>
          <table:table-cell office:value-type="string">
            <text:p>Equipment</text:p>
          </table:table-cell>
          <table:table-cell office:value-type="float" office:value="375">
            <text:p>375 €</text:p>
          </table:table-cell>
        </table:table-row>
        <table:table-row table:style-name="ro2">
          <table:table-cell table:number-columns-repeated="8"/>
          <table:table-cell table:style-name="ce6" office:value-type="string">
            <text:p>Licences</text:p>
          </table:table-cell>
          <table:table-cell office:value-type="float" office:value="300">
            <text:p>300 €</text:p>
          </table:table-cell>
        </table:table-row>
        <table:table-row table:style-name="ro2">
          <table:table-cell table:number-columns-repeated="8"/>
          <table:table-cell office:value-type="string">
            <text:p>Consumables and material</text:p>
          </table:table-cell>
          <table:table-cell office:value-type="float" office:value="50">
            <text:p>50 €</text:p>
          </table:table-cell>
        </table:table-row>
        <table:table-row table:style-name="ro2">
          <table:table-cell table:number-columns-repeated="8"/>
          <table:table-cell office:value-type="string">
            <text:p>Subcontracting</text:p>
          </table:table-cell>
          <table:table-cell office:value-type="float" office:value="0">
            <text:p>0 €</text:p>
          </table:table-cell>
        </table:table-row>
        <table:table-row table:style-name="ro2">
          <table:table-cell table:number-columns-repeated="8"/>
          <table:table-cell office:value-type="string">
            <text:p>Other costs</text:p>
          </table:table-cell>
          <table:table-cell office:value-type="float" office:value="75">
            <text:p>75 €</text:p>
          </table:table-cell>
        </table:table-row>
        <table:table-row table:style-name="ro2">
          <table:table-cell table:number-columns-repeated="8"/>
          <table:table-cell table:style-name="ce7" office:value-type="string">
            <text:p>Other costs total</text:p>
          </table:table-cell>
          <table:table-cell table:style-name="ce14" table:formula="of:=SUM([.J12:.J17])" office:value-type="float" office:value="850">
            <text:p>850 €</text:p>
          </table:table-cell>
        </table:table-row>
        <table:table-row table:style-name="ro2">
          <table:table-cell table:number-columns-repeated="8"/>
          <table:table-cell table:style-name="ce8" office:value-type="string">
            <text:p>Total project expences</text:p>
          </table:table-cell>
          <table:table-cell table:formula="of:=[.J10]+[.J18]" office:value-type="float" office:value="12996.4">
            <text:p>12 996 €</text:p>
          </table:table-cell>
        </table:table-row>
        <table:table-row table:style-name="ro2">
          <table:table-cell table:number-columns-repeated="8"/>
          <table:table-cell table:style-name="ce8" office:value-type="string">
            <text:p>Profit</text:p>
          </table:table-cell>
          <table:table-cell office:value-type="float" office:value="0">
            <text:p>0 €</text:p>
          </table:table-cell>
        </table:table-row>
        <table:table-row table:style-name="ro2">
          <table:table-cell table:number-columns-repeated="8"/>
          <table:table-cell table:style-name="ce8" office:value-type="string">
            <text:p>Price of the project</text:p>
          </table:table-cell>
          <table:table-cell table:formula="of:=SUM([.J19:.J20])" office:value-type="float" office:value="12996.4">
            <text:p>12 996 €</text:p>
          </table:table-cell>
        </table:table-row>
        <table:table-row table:style-name="ro2">
          <table:table-cell table:number-columns-repeated="8"/>
          <table:table-cell table:style-name="ce9" office:value-type="string">
            <text:p>Price of the project (vat 23% inc)</text:p>
          </table:table-cell>
          <table:table-cell table:style-name="ce14" table:formula="of:=1.23*[.J21]" office:value-type="float" office:value="15985.572">
            <text:p>15 986 €</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6">06.12.2012</text:date>, <text:time>21:59: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67cm"/>
    </style:style>
    <style:style style:name="co3" style:family="table-column">
      <style:table-column-properties fo:break-before="auto" style:column-width="5.216cm"/>
    </style:style>
    <style:style style:name="co4" style:family="table-column">
      <style:table-column-properties fo:break-before="auto" style:column-width="3.05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0.55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e6" style:text-align-source="fix" style:repeat-content="false" fo:border-left="0.06pt solid #000000" fo:border-right="0.54pt solid #000000" fo:border-top="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order-bottom="0.06pt solid #000000" fo:wrap-option="wrap" fo:border-left="none" fo:padding="0.085cm" fo:border-right="none" fo:border-top="0.06pt solid #000000"/>
      <style:text-properties style:text-position=""/>
    </style:style>
    <style:style style:name="ce11" style:family="table-cell" style:parent-style-name="Default">
      <style:table-cell-properties fo:border-bottom="0.06pt solid #000000" fo:wrap-option="wrap" fo:border-left="none" fo:padding="0.085cm" fo:border-right="none" fo:border-top="none"/>
      <style:text-properties style:text-position="" fo:font-weight="bold" style:font-weight-asian="bold" style:font-weight-complex="bold"/>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3"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4"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text-properties style:text-position=""/>
    </style:style>
    <style:style style:name="ce15" style:family="table-cell" style:parent-style-name="Default">
      <style:table-cell-properties fo:border-bottom="0.54pt solid #000000" fo:background-color="#e6e6e6" fo:border-left="none" fo:border-right="0.06pt solid #000000" fo:border-top="0.06pt solid #000000"/>
      <style:text-properties style:text-position="" fo:font-weight="bold" style:font-weight-asian="bold" style:font-weight-complex="bold"/>
    </style:style>
    <style:style style:name="ce16" style:family="table-cell" style:parent-style-name="Default" style:data-style-name="N113">
      <style:table-cell-properties fo:border-bottom="0.06pt solid #000000" fo:border-left="none" fo:border-right="0.06pt solid #000000" fo:border-top="0.06pt solid #000000"/>
      <style:text-properties style:text-position=""/>
    </style:style>
    <style:style style:name="ce17"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text-properties style:text-position=""/>
    </style:style>
    <style:style style:name="ce2" style:family="table-cell" style:parent-style-name="Default">
      <style:table-cell-properties fo:border-bottom="0.06pt solid #000000" fo:background-color="transparent" fo:border-left="0.06pt solid #000000" fo:border-right="0.54pt solid #000000" fo:border-top="0.06pt solid #000000"/>
      <style:text-properties style:text-position=""/>
    </style:style>
    <style:style style:name="ce3" style:family="table-cell" style:parent-style-name="Default">
      <style:table-cell-properties fo:border-bottom="0.06pt solid #000000" fo:background-color="transparent" fo:border-left="0.06pt solid #000000" fo:border-right="0.54pt solid #000000" fo:border-top="0.06pt solid #000000"/>
      <style:text-properties style:text-position="" fo:font-style="normal" style:font-style-asian="normal" style:font-style-complex="normal"/>
    </style:style>
    <style:style style:name="ce4" style:family="table-cell" style:parent-style-name="Default">
      <style:table-cell-properties fo:border-bottom="none" fo:border-left="0.06pt solid #000000" fo:border-right="0.54pt solid #000000" fo:border-top="0.06pt solid #000000"/>
      <style:text-properties style:text-position=""/>
    </style:style>
    <style:style style:name="ce5" style:family="table-cell" style:parent-style-name="Default">
      <style:table-cell-properties fo:border-bottom="0.06pt solid #000000" fo:border-left="0.06pt solid #000000" fo:border-right="0.54pt solid #000000" fo:border-top="0.06pt solid #000000"/>
      <style:text-properties style:text-position=""/>
    </style:style>
    <style:style style:name="ce6" style:family="table-cell" style:parent-style-name="Default">
      <style:table-cell-properties fo:border-bottom="0.06pt solid #000000" fo:border-left="0.06pt solid #000000" fo:border-right="0.06pt solid #000000" fo:border-top="none"/>
      <style:text-properties style:text-position=""/>
    </style:style>
    <style:style style:name="ce7" style:family="table-cell" style:parent-style-name="Default">
      <style:table-cell-properties fo:border-bottom="0.54pt solid #000000" fo:background-color="#e6e6e6" style:text-align-source="fix" style:repeat-content="false" fo:border-left="none" fo:border-right="none" fo:border-top="0.06pt solid #000000"/>
      <style:paragraph-properties fo:text-align="center" fo:margin-left="0cm"/>
      <style:text-properties style:text-position=""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0.06pt solid #000000"/>
      <style:text-properties style:text-position=""/>
    </style:style>
    <style:style style:name="ce9" style:family="table-cell" style:parent-style-name="Default">
      <style:table-cell-properties fo:border-bottom="none" fo:wrap-option="wrap" fo:border-left="none" fo:padding="0.085cm" fo:border-right="none" fo:border-top="0.06pt solid #000000"/>
      <style:text-properties style:text-position=""/>
    </style:style>
    <style:style style:name="ce26" style:family="table-cell" style:parent-style-name="Default">
      <style:table-cell-properties fo:border-bottom="0.54pt solid #000000" fo:background-color="#e6e6e6" style:text-align-source="fix" style:repeat-content="false" fo:border-left="0.06pt solid #000000" fo:border-right="0.54pt solid #000000" fo:border-top="0.06pt solid #000000"/>
      <style:paragraph-properties fo:text-align="center" fo:margin-left="0cm"/>
      <style:text-properties fo:font-weight="bold" style:font-weight-asian="bold" style:font-weight-complex="bold"/>
    </style:style>
    <style:style style:name="ce27" style:family="table-cell" style:parent-style-name="Default">
      <style:table-cell-properties fo:border-bottom="0.06pt solid #000000" fo:background-color="transparent" fo:border-left="0.06pt solid #000000" fo:border-right="0.54pt solid #000000" fo:border-top="0.06pt solid #000000"/>
    </style:style>
    <style:style style:name="ce28" style:family="table-cell" style:parent-style-name="Default">
      <style:table-cell-properties fo:border-bottom="0.06pt solid #000000" fo:background-color="transparent" fo:border-left="0.06pt solid #000000" fo:border-right="0.54pt solid #000000" fo:border-top="0.06pt solid #000000"/>
      <style:text-properties fo:font-style="normal" style:font-style-asian="normal" style:font-style-complex="normal"/>
    </style:style>
    <style:style style:name="ce29" style:family="table-cell" style:parent-style-name="Default">
      <style:table-cell-properties fo:border-bottom="none" fo:border-left="0.06pt solid #000000" fo:border-right="0.54pt solid #000000" fo:border-top="0.06pt solid #000000"/>
    </style:style>
    <style:style style:name="ce30" style:family="table-cell" style:parent-style-name="Default">
      <style:table-cell-properties fo:border-bottom="0.06pt solid #000000" fo:border-left="0.06pt solid #000000" fo:border-right="0.54pt solid #000000" fo:border-top="0.06pt solid #000000"/>
    </style:style>
    <style:style style:name="ce31" style:family="table-cell" style:parent-style-name="Default">
      <style:table-cell-properties fo:border-bottom="0.06pt solid #000000" fo:border-left="0.06pt solid #000000" fo:border-right="0.06pt solid #000000" fo:border-top="none"/>
    </style:style>
    <style:style style:name="ce32" style:family="table-cell" style:parent-style-name="Default">
      <style:table-cell-properties fo:border-bottom="0.54pt solid #000000" fo:background-color="#e6e6e6"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33" style:family="table-cell" style:parent-style-name="Default">
      <style:table-cell-properties fo:border-bottom="0.06pt solid #000000" fo:background-color="transparent" fo:wrap-option="wrap" fo:border-left="none" fo:padding="0.085cm" fo:border-right="none" fo:border-top="0.06pt solid #000000"/>
    </style:style>
    <style:style style:name="ce34" style:family="table-cell" style:parent-style-name="Default">
      <style:table-cell-properties fo:border-bottom="none" fo:wrap-option="wrap" fo:border-left="none" fo:padding="0.085cm" fo:border-right="none" fo:border-top="0.06pt solid #000000"/>
    </style:style>
    <style:style style:name="ce35" style:family="table-cell" style:parent-style-name="Default">
      <style:table-cell-properties fo:border-bottom="0.06pt solid #000000" fo:wrap-option="wrap" fo:border-left="none" fo:padding="0.085cm" fo:border-right="none" fo:border-top="0.06pt solid #000000"/>
    </style:style>
    <style:style style:name="ce36" style:family="table-cell" style:parent-style-name="Default">
      <style:table-cell-properties fo:border-bottom="0.06pt solid #000000" fo:wrap-option="wrap" fo:border-left="none" fo:padding="0.085cm" fo:border-right="none" fo:border-top="none"/>
      <style:text-properties fo:font-weight="bold" style:font-weight-asian="bold" style:font-weight-complex="bold"/>
    </style:style>
    <style:style style:name="ce37"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38"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39"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40" style:family="table-cell" style:parent-style-name="Default">
      <style:table-cell-properties fo:border-bottom="0.54pt solid #000000" fo:background-color="#e6e6e6" fo:border-left="none" fo:border-right="0.06pt solid #000000" fo:border-top="0.06pt solid #000000"/>
      <style:text-properties fo:font-weight="bold" style:font-weight-asian="bold" style:font-weight-complex="bold"/>
    </style:style>
    <style:style style:name="ce41" style:family="table-cell" style:parent-style-name="Default" style:data-style-name="N113">
      <style:table-cell-properties fo:border-bottom="0.06pt solid #000000" fo:border-left="none" fo:border-right="0.06pt solid #000000" fo:border-top="0.06pt solid #000000"/>
    </style:style>
    <style:style style:name="ce42"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style>
  </office:automatic-styles>
  <office:body>
    <office:spreadsheet>
      <table:table table:name="Task Costs" table:style-name="ta1">
        <table:table-column table:style-name="co1" table:number-columns-repeated="6" table:default-cell-style-name="Default"/>
        <table:table-column table:style-name="co2" table:default-cell-style-name="ce27"/>
        <table:table-column table:style-name="co3" table:default-cell-style-name="ce33"/>
        <table:table-column table:style-name="co4" table:default-cell-style-name="ce37"/>
        <table:table-column table:style-name="co2" table:default-cell-style-name="ce41"/>
        <table:table-row table:style-name="ro1">
          <table:table-cell table:number-columns-repeated="6"/>
          <table:table-cell table:style-name="Default" table:number-columns-repeated="4"/>
        </table:table-row>
        <table:table-row table:style-name="ro2">
          <table:table-cell table:number-columns-repeated="6"/>
          <table:table-cell table:style-name="ce26" office:value-type="string">
            <text:p>ID</text:p>
          </table:table-cell>
          <table:table-cell table:style-name="ce32" office:value-type="string">
            <text:p>Task name</text:p>
          </table:table-cell>
          <table:table-cell table:style-name="ce32" office:value-type="string">
            <text:p>Allocated hours</text:p>
          </table:table-cell>
          <table:table-cell table:style-name="ce40" office:value-type="string">
            <text:p>Task cost</text:p>
          </table:table-cell>
        </table:table-row>
        <table:table-row table:style-name="ro3">
          <table:table-cell table:number-columns-repeated="6"/>
          <table:table-cell office:value-type="string">
            <text:p>T1</text:p>
          </table:table-cell>
          <table:table-cell office:value-type="string">
            <text:p>Functional specification</text:p>
          </table:table-cell>
          <table:table-cell office:value-type="float" office:value="60">
            <text:p>60</text:p>
          </table:table-cell>
          <table:table-cell table:formula="of:=[.I3]*14" office:value-type="currency" office:currency="EUR" office:value="840">
            <text:p>840 €</text:p>
          </table:table-cell>
        </table:table-row>
        <table:table-row table:style-name="ro3">
          <table:table-cell table:number-columns-repeated="6"/>
          <table:table-cell office:value-type="string">
            <text:p>T2</text:p>
          </table:table-cell>
          <table:table-cell office:value-type="string">
            <text:p>Technical specification</text:p>
          </table:table-cell>
          <table:table-cell office:value-type="float" office:value="50">
            <text:p>50</text:p>
          </table:table-cell>
          <table:table-cell table:formula="of:=[.I4]*14" office:value-type="currency" office:currency="EUR" office:value="700">
            <text:p>700 €</text:p>
          </table:table-cell>
        </table:table-row>
        <table:table-row table:style-name="ro3">
          <table:table-cell table:number-columns-repeated="6"/>
          <table:table-cell office:value-type="string">
            <text:p>T3</text:p>
          </table:table-cell>
          <table:table-cell office:value-type="string">
            <text:p>Algorithm implementation</text:p>
          </table:table-cell>
          <table:table-cell table:formula="of:=SUM([.I6:.I11])" office:value-type="float" office:value="77">
            <text:p>77</text:p>
          </table:table-cell>
          <table:table-cell table:formula="of:=[.I5]*14" office:value-type="currency" office:currency="EUR" office:value="1078">
            <text:p>1 078 €</text:p>
          </table:table-cell>
        </table:table-row>
        <table:table-row table:style-name="ro4">
          <table:table-cell table:number-columns-repeated="6"/>
          <table:table-cell office:value-type="string">
            <text:p>T3.1</text:p>
          </table:table-cell>
          <table:table-cell office:value-type="string">
            <text:p>Dependency analysis algorithm interface</text:p>
          </table:table-cell>
          <table:table-cell office:value-type="float" office:value="6">
            <text:p>6</text:p>
          </table:table-cell>
          <table:table-cell table:formula="of:=[.I6]*14" office:value-type="currency" office:currency="EUR" office:value="84">
            <text:p>84 €</text:p>
          </table:table-cell>
        </table:table-row>
        <table:table-row table:style-name="ro4">
          <table:table-cell table:number-columns-repeated="6"/>
          <table:table-cell office:value-type="string">
            <text:p>T3.2</text:p>
          </table:table-cell>
          <table:table-cell office:value-type="string">
            <text:p>C++ dependency analysis algorithm</text:p>
          </table:table-cell>
          <table:table-cell office:value-type="float" office:value="20">
            <text:p>20</text:p>
          </table:table-cell>
          <table:table-cell table:formula="of:=[.I7]*14" office:value-type="currency" office:currency="EUR" office:value="280">
            <text:p>280 €</text:p>
          </table:table-cell>
        </table:table-row>
        <table:table-row table:style-name="ro3">
          <table:table-cell table:number-columns-repeated="6"/>
          <table:table-cell office:value-type="string">
            <text:p>T3.3</text:p>
          </table:table-cell>
          <table:table-cell office:value-type="string">
            <text:p>C++ hash calculation</text:p>
          </table:table-cell>
          <table:table-cell office:value-type="float" office:value="8">
            <text:p>8</text:p>
          </table:table-cell>
          <table:table-cell table:formula="of:=[.I8]*14" office:value-type="currency" office:currency="EUR" office:value="112">
            <text:p>112 €</text:p>
          </table:table-cell>
        </table:table-row>
        <table:table-row table:style-name="ro3">
          <table:table-cell table:number-columns-repeated="6"/>
          <table:table-cell office:value-type="string">
            <text:p>T3.4</text:p>
          </table:table-cell>
          <table:table-cell office:value-type="string">
            <text:p>Dependency parser settings</text:p>
          </table:table-cell>
          <table:table-cell office:value-type="float" office:value="10">
            <text:p>10</text:p>
          </table:table-cell>
          <table:table-cell table:formula="of:=[.I9]*14" office:value-type="currency" office:currency="EUR" office:value="140">
            <text:p>140 €</text:p>
          </table:table-cell>
        </table:table-row>
        <table:table-row table:style-name="ro4">
          <table:table-cell table:number-columns-repeated="6"/>
          <table:table-cell office:value-type="string">
            <text:p>T3.5</text:p>
          </table:table-cell>
          <table:table-cell office:value-type="string">
            <text:p>VHDL dependency analysis algorithm</text:p>
          </table:table-cell>
          <table:table-cell office:value-type="float" office:value="25">
            <text:p>25</text:p>
          </table:table-cell>
          <table:table-cell table:formula="of:=[.I10]*14" office:value-type="currency" office:currency="EUR" office:value="350">
            <text:p>350 €</text:p>
          </table:table-cell>
        </table:table-row>
        <table:table-row table:style-name="ro3">
          <table:table-cell table:number-columns-repeated="6"/>
          <table:table-cell office:value-type="string">
            <text:p>T3.6</text:p>
          </table:table-cell>
          <table:table-cell office:value-type="string">
            <text:p>VHDL hash calculation</text:p>
          </table:table-cell>
          <table:table-cell office:value-type="float" office:value="8">
            <text:p>8</text:p>
          </table:table-cell>
          <table:table-cell table:formula="of:=[.I11]*14" office:value-type="currency" office:currency="EUR" office:value="112">
            <text:p>112 €</text:p>
          </table:table-cell>
        </table:table-row>
        <table:table-row table:style-name="ro3">
          <table:table-cell table:number-columns-repeated="6"/>
          <table:table-cell table:style-name="ce28" office:value-type="string">
            <text:p>T4</text:p>
          </table:table-cell>
          <table:table-cell office:value-type="string">
            <text:p>UI implemementation</text:p>
          </table:table-cell>
          <table:table-cell table:formula="of:=SUM([.I13:.I18])" office:value-type="float" office:value="170">
            <text:p>170</text:p>
          </table:table-cell>
          <table:table-cell table:formula="of:=[.I12]*14" office:value-type="currency" office:currency="EUR" office:value="2380">
            <text:p>2 380 €</text:p>
          </table:table-cell>
        </table:table-row>
        <table:table-row table:style-name="ro3">
          <table:table-cell table:number-columns-repeated="6"/>
          <table:table-cell table:style-name="ce28" office:value-type="string">
            <text:p>T4.1</text:p>
          </table:table-cell>
          <table:table-cell office:value-type="string">
            <text:p>Basic table-style widget</text:p>
          </table:table-cell>
          <table:table-cell office:value-type="float" office:value="50">
            <text:p>50</text:p>
          </table:table-cell>
          <table:table-cell table:formula="of:=[.I13]*14" office:value-type="currency" office:currency="EUR" office:value="700">
            <text:p>700 €</text:p>
          </table:table-cell>
        </table:table-row>
        <table:table-row table:style-name="ro4">
          <table:table-cell table:number-columns-repeated="6"/>
          <table:table-cell table:style-name="ce28" office:value-type="string">
            <text:p>T4.2</text:p>
          </table:table-cell>
          <table:table-cell office:value-type="string">
            <text:p>Dependency graph visualization</text:p>
          </table:table-cell>
          <table:table-cell office:value-type="float" office:value="70">
            <text:p>70</text:p>
          </table:table-cell>
          <table:table-cell table:formula="of:=[.I14]*14" office:value-type="currency" office:currency="EUR" office:value="980">
            <text:p>980 €</text:p>
          </table:table-cell>
        </table:table-row>
        <table:table-row table:style-name="ro3">
          <table:table-cell table:number-columns-repeated="6"/>
          <table:table-cell table:style-name="ce28" office:value-type="string">
            <text:p>T4.3</text:p>
          </table:table-cell>
          <table:table-cell office:value-type="string">
            <text:p>Manual dependencies</text:p>
          </table:table-cell>
          <table:table-cell office:value-type="float" office:value="15">
            <text:p>15</text:p>
          </table:table-cell>
          <table:table-cell table:formula="of:=[.I15]*14" office:value-type="currency" office:currency="EUR" office:value="210">
            <text:p>210 €</text:p>
          </table:table-cell>
        </table:table-row>
        <table:table-row table:style-name="ro3">
          <table:table-cell table:number-columns-repeated="6"/>
          <table:table-cell table:style-name="ce28" office:value-type="string">
            <text:p>T4.4</text:p>
          </table:table-cell>
          <table:table-cell office:value-type="string">
            <text:p>Locking dependencies</text:p>
          </table:table-cell>
          <table:table-cell office:value-type="float" office:value="10">
            <text:p>10</text:p>
          </table:table-cell>
          <table:table-cell table:formula="of:=[.I16]*14" office:value-type="currency" office:currency="EUR" office:value="140">
            <text:p>140 €</text:p>
          </table:table-cell>
        </table:table-row>
        <table:table-row table:style-name="ro3">
          <table:table-cell table:number-columns-repeated="6"/>
          <table:table-cell table:style-name="ce28" office:value-type="string">
            <text:p>T4.5</text:p>
          </table:table-cell>
          <table:table-cell office:value-type="string">
            <text:p>Filter views</text:p>
          </table:table-cell>
          <table:table-cell office:value-type="float" office:value="10">
            <text:p>10</text:p>
          </table:table-cell>
          <table:table-cell table:formula="of:=[.I17]*14" office:value-type="currency" office:currency="EUR" office:value="140">
            <text:p>140 €</text:p>
          </table:table-cell>
        </table:table-row>
        <table:table-row table:style-name="ro4">
          <table:table-cell table:number-columns-repeated="6"/>
          <table:table-cell table:style-name="ce28" office:value-type="string">
            <text:p>T4.6</text:p>
          </table:table-cell>
          <table:table-cell office:value-type="string">
            <text:p>Dependency change visualization</text:p>
          </table:table-cell>
          <table:table-cell office:value-type="float" office:value="15">
            <text:p>15</text:p>
          </table:table-cell>
          <table:table-cell table:formula="of:=[.I18]*14" office:value-type="currency" office:currency="EUR" office:value="210">
            <text:p>210 €</text:p>
          </table:table-cell>
        </table:table-row>
        <table:table-row table:style-name="ro3">
          <table:table-cell table:number-columns-repeated="6"/>
          <table:table-cell office:value-type="string">
            <text:p>T5</text:p>
          </table:table-cell>
          <table:table-cell office:value-type="string">
            <text:p>General implementation</text:p>
          </table:table-cell>
          <table:table-cell table:formula="of:=SUM([.I20:.I21])" office:value-type="float" office:value="30">
            <text:p>30</text:p>
          </table:table-cell>
          <table:table-cell table:formula="of:=[.I19]*14" office:value-type="currency" office:currency="EUR" office:value="420">
            <text:p>420 €</text:p>
          </table:table-cell>
        </table:table-row>
        <table:table-row table:style-name="ro3">
          <table:table-cell table:number-columns-repeated="6"/>
          <table:table-cell office:value-type="string">
            <text:p>T5.1</text:p>
          </table:table-cell>
          <table:table-cell office:value-type="string">
            <text:p>Folder and file scanning</text:p>
          </table:table-cell>
          <table:table-cell office:value-type="float" office:value="5">
            <text:p>5</text:p>
          </table:table-cell>
          <table:table-cell table:formula="of:=[.I20]*14" office:value-type="currency" office:currency="EUR" office:value="70">
            <text:p>70 €</text:p>
          </table:table-cell>
        </table:table-row>
        <table:table-row table:style-name="ro3">
          <table:table-cell table:number-columns-repeated="6"/>
          <table:table-cell office:value-type="string">
            <text:p>T5.2</text:p>
          </table:table-cell>
          <table:table-cell office:value-type="string">
            <text:p>Saving graph data in XML</text:p>
          </table:table-cell>
          <table:table-cell office:value-type="float" office:value="25">
            <text:p>25</text:p>
          </table:table-cell>
          <table:table-cell table:formula="of:=[.I21]*14" office:value-type="currency" office:currency="EUR" office:value="350">
            <text:p>350 €</text:p>
          </table:table-cell>
        </table:table-row>
        <table:table-row table:style-name="ro3">
          <table:table-cell table:number-columns-repeated="6"/>
          <table:table-cell office:value-type="string">
            <text:p>T6</text:p>
          </table:table-cell>
          <table:table-cell office:value-type="string">
            <text:p>Testing</text:p>
          </table:table-cell>
          <table:table-cell office:value-type="float" office:value="80">
            <text:p>80</text:p>
          </table:table-cell>
          <table:table-cell table:formula="of:=[.I22]*14" office:value-type="currency" office:currency="EUR" office:value="1120">
            <text:p>1 120 €</text:p>
          </table:table-cell>
        </table:table-row>
        <table:table-row table:style-name="ro3">
          <table:table-cell table:number-columns-repeated="6"/>
          <table:table-cell table:style-name="ce29" office:value-type="string">
            <text:p>T7</text:p>
          </table:table-cell>
          <table:table-cell table:style-name="ce34" office:value-type="string">
            <text:p>Reporting</text:p>
          </table:table-cell>
          <table:table-cell table:style-name="ce38" table:formula="of:=SUM([.I24:.I30])" office:value-type="float" office:value="192">
            <text:p>192</text:p>
          </table:table-cell>
          <table:table-cell table:formula="of:=[.I23]*14" office:value-type="currency" office:currency="EUR" office:value="2688">
            <text:p>2 688 €</text:p>
          </table:table-cell>
        </table:table-row>
        <table:table-row table:style-name="ro3">
          <table:table-cell table:number-columns-repeated="6"/>
          <table:table-cell table:style-name="ce29" office:value-type="string">
            <text:p>T7.1</text:p>
          </table:table-cell>
          <table:table-cell table:style-name="ce34" office:value-type="string">
            <text:p>Group meetings</text:p>
          </table:table-cell>
          <table:table-cell table:style-name="ce38" office:value-type="float" office:value="60">
            <text:p>60</text:p>
          </table:table-cell>
          <table:table-cell table:formula="of:=[.I24]*14" office:value-type="currency" office:currency="EUR" office:value="840">
            <text:p>840 €</text:p>
          </table:table-cell>
        </table:table-row>
        <table:table-row table:style-name="ro3">
          <table:table-cell table:number-columns-repeated="6"/>
          <table:table-cell table:style-name="ce29" office:value-type="string">
            <text:p>T7.2</text:p>
          </table:table-cell>
          <table:table-cell table:style-name="ce34" office:value-type="string">
            <text:p>Client meetings</text:p>
          </table:table-cell>
          <table:table-cell table:style-name="ce38" office:value-type="float" office:value="30">
            <text:p>30</text:p>
          </table:table-cell>
          <table:table-cell table:formula="of:=[.I25]*14" office:value-type="currency" office:currency="EUR" office:value="420">
            <text:p>420 €</text:p>
          </table:table-cell>
        </table:table-row>
        <table:table-row table:style-name="ro3">
          <table:table-cell table:number-columns-repeated="6"/>
          <table:table-cell table:style-name="ce29" office:value-type="string">
            <text:p>T7.3</text:p>
          </table:table-cell>
          <table:table-cell table:style-name="ce34" office:value-type="string">
            <text:p>Assistant meetings</text:p>
          </table:table-cell>
          <table:table-cell table:style-name="ce38" office:value-type="float" office:value="10">
            <text:p>10</text:p>
          </table:table-cell>
          <table:table-cell table:formula="of:=[.I26]*14" office:value-type="currency" office:currency="EUR" office:value="140">
            <text:p>140 €</text:p>
          </table:table-cell>
        </table:table-row>
        <table:table-row table:style-name="ro3">
          <table:table-cell table:number-columns-repeated="6"/>
          <table:table-cell table:style-name="ce29" office:value-type="string">
            <text:p>T7.4</text:p>
          </table:table-cell>
          <table:table-cell table:style-name="ce34" office:value-type="string">
            <text:p>Project plan presentation</text:p>
          </table:table-cell>
          <table:table-cell table:style-name="ce38" office:value-type="float" office:value="12">
            <text:p>12</text:p>
          </table:table-cell>
          <table:table-cell table:formula="of:=[.I27]*14" office:value-type="currency" office:currency="EUR" office:value="168">
            <text:p>168 €</text:p>
          </table:table-cell>
        </table:table-row>
        <table:table-row table:style-name="ro3">
          <table:table-cell table:number-columns-repeated="6"/>
          <table:table-cell table:style-name="ce29" office:value-type="string">
            <text:p>T7.5</text:p>
          </table:table-cell>
          <table:table-cell table:style-name="ce34" office:value-type="string">
            <text:p>Final presentation</text:p>
          </table:table-cell>
          <table:table-cell table:style-name="ce38" office:value-type="float" office:value="15">
            <text:p>15</text:p>
          </table:table-cell>
          <table:table-cell table:formula="of:=[.I28]*14" office:value-type="currency" office:currency="EUR" office:value="210">
            <text:p>210 €</text:p>
          </table:table-cell>
        </table:table-row>
        <table:table-row table:style-name="ro3">
          <table:table-cell table:number-columns-repeated="6"/>
          <table:table-cell table:style-name="ce29" office:value-type="string">
            <text:p>T7.6</text:p>
          </table:table-cell>
          <table:table-cell table:style-name="ce34" office:value-type="string">
            <text:p>Final report</text:p>
          </table:table-cell>
          <table:table-cell table:style-name="ce38" office:value-type="float" office:value="25">
            <text:p>25</text:p>
          </table:table-cell>
          <table:table-cell table:formula="of:=[.I29]*14" office:value-type="currency" office:currency="EUR" office:value="350">
            <text:p>350 €</text:p>
          </table:table-cell>
        </table:table-row>
        <table:table-row table:style-name="ro5">
          <table:table-cell table:number-columns-repeated="6"/>
          <table:table-cell table:style-name="ce30" office:value-type="string">
            <text:p>T7.7</text:p>
          </table:table-cell>
          <table:table-cell table:style-name="ce35" office:value-type="string">
            <text:p>Other reports</text:p>
          </table:table-cell>
          <table:table-cell office:value-type="float" office:value="40">
            <text:p>40</text:p>
          </table:table-cell>
          <table:table-cell table:formula="of:=[.I30]*14" office:value-type="currency" office:currency="EUR" office:value="560">
            <text:p>560 €</text:p>
          </table:table-cell>
        </table:table-row>
        <table:table-row table:style-name="ro3">
          <table:table-cell table:number-columns-repeated="6"/>
          <table:table-cell table:style-name="ce31"/>
          <table:table-cell table:style-name="ce36" office:value-type="string">
            <text:p>Total</text:p>
          </table:table-cell>
          <table:table-cell table:style-name="ce39" table:formula="of:=SUM([.I3];[.I4];[.I5];[.I12];[.I19];[.I22];[.I23])" office:value-type="float" office:value="659">
            <text:p>659</text:p>
          </table:table-cell>
          <table:table-cell table:style-name="ce42" table:formula="of:=SUM([.J3];[.J4];[.J5];[.J12];[.J19];[.J22];[.J23])" office:value-type="currency" office:currency="EUR" office:value="9226">
            <text:p>9 226 €</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39:29.7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411cm" fo:break-before="auto" style:use-optimal-row-height="true"/>
    </style:style>
    <style:style style:name="ro2" style:family="table-row">
      <style:table-row-properties style:row-height="0.527cm" fo:break-before="auto" style:use-optimal-row-height="true"/>
    </style:style>
    <style:style style:name="ro3" style:family="table-row">
      <style:table-row-properties style:row-height="0.898cm" fo:break-before="auto" style:use-optimal-row-height="true"/>
    </style:style>
    <style:style style:name="ro4" style:family="table-row">
      <style:table-row-properties style:row-height="1.053cm" fo:break-before="auto" style:use-optimal-row-height="false"/>
    </style:style>
    <style:style style:name="ro5" style:family="table-row">
      <style:table-row-properties style:row-height="0.46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9pt" style:font-size-asian="9pt" style:font-size-complex="9pt"/>
    </style:style>
    <style:style style:name="ce2" style:family="table-cell" style:parent-style-name="Default">
      <style:table-cell-properties fo:background-color="#e6e6e6" style:text-align-source="fix" style:repeat-content="false"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54pt solid #000000" fo:background-color="#e6e6e6" style:text-align-source="fix" style:repeat-content="false" fo:border-left="none" fo:border-right="0.54pt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4" style:family="table-cell" style:parent-style-name="Default">
      <style:table-cell-properties fo:background-color="transparent" fo:border="0.06pt solid #000000"/>
      <style:text-properties fo:font-size="8pt" style:font-size-asian="8pt" style:font-size-complex="8pt"/>
    </style:style>
    <style:style style:name="ce5" style:family="table-cell" style:parent-style-name="Default">
      <style:table-cell-properties fo:background-color="transparent" fo:border="0.06pt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none" fo:background-color="transparent" fo:border-left="0.06pt solid #000000" fo:border-right="0.06pt solid #000000" fo:border-top="0.06pt solid #000000"/>
      <style:text-properties fo:font-size="8pt" style:font-size-asian="8pt" style:font-size-complex="8pt"/>
    </style:style>
    <style:style style:name="ce7" style:family="table-cell" style:parent-style-name="Default">
      <style:table-cell-properties fo:border-bottom="0.54pt solid #000000" fo:background-color="#e6e6e6" style:text-align-source="fix" style:repeat-content="false" fo:border-left="none" fo:border-right="none"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ackground-color="transparent" fo:wrap-option="wrap" fo:border="0.06pt solid #000000" fo:padding="0.085cm"/>
      <style:text-properties fo:font-size="8pt" style:font-size-asian="8pt" style:font-size-complex="8pt"/>
    </style:style>
    <style:style style:name="ce9" style:family="table-cell" style:parent-style-name="Default">
      <style:table-cell-properties fo:background-color="transparent" fo:wrap-option="wrap" fo:border="0.06pt solid #000000" fo:padding="0.085cm"/>
      <style:text-properties fo:font-size="8pt" fo:font-weight="bold" style:font-size-asian="8pt" style:font-weight-asian="bold" style:font-size-complex="8pt" style:font-weight-complex="bold"/>
    </style:style>
    <style:style style:name="ce10" style:family="table-cell" style:parent-style-name="Default">
      <style:table-cell-properties fo:background-color="#e6e6e6" style:text-align-source="fix" style:repeat-content="false" fo:border="0.06pt solid #000000"/>
      <style:paragraph-properties fo:text-align="center" fo:margin-left="0cm"/>
      <style:text-properties fo:font-size="8pt" fo:font-weight="bold" style:font-size-asian="8pt" style:font-weight-asian="bold" style:font-size-complex="8pt" style:font-weight-complex="bold"/>
    </style:style>
    <style:style style:name="ce11" style:family="table-cell" style:parent-style-name="Default">
      <style:table-cell-properties fo:border-bottom="0.06pt solid #000000" fo:background-color="#e6e6e6" style:text-align-source="fix" style:repeat-content="false" fo:border-left="0.06pt solid #000000" fo:border-right="none" fo:border-top="0.06pt solid #000000"/>
      <style:paragraph-properties fo:text-align="center" fo:margin-left="0cm"/>
      <style:text-properties fo:font-size="8pt" fo:font-weight="bold" style:font-size-asian="8pt" style:font-weight-asian="bold" style:font-size-complex="8pt" style:font-weight-complex="bold"/>
    </style:style>
    <style:style style:name="ce12" style:family="table-cell" style:parent-style-name="Default">
      <style:table-cell-properties fo:border-bottom="0.06pt solid #000000" fo:background-color="transparent" fo:wrap-option="wrap" fo:border-left="0.06pt solid #000000" fo:padding="0.085cm" fo:border-right="none" fo:border-top="0.06pt solid #000000"/>
      <style:text-properties fo:font-size="8pt" style:font-size-asian="8pt" style:font-size-complex="8pt"/>
    </style:style>
    <style:style style:name="ce13" style:family="table-cell" style:parent-style-name="Default">
      <style:table-cell-properties fo:border-bottom="0.06pt solid #000000" fo:background-color="transparent" fo:wrap-option="wrap" fo:border-left="0.06pt solid #000000" fo:padding="0.085cm" fo:border-right="none" fo:border-top="none"/>
      <style:text-properties fo:font-size="8pt" style:font-size-asian="8pt" style:font-size-complex="8pt"/>
    </style:style>
    <style:style style:name="ce14" style:family="table-cell" style:parent-style-name="Default">
      <style:table-cell-properties fo:background-color="#e6e6e6" style:text-align-source="fix" style:repeat-content="false" fo:border="none"/>
      <style:paragraph-properties fo:text-align="center" fo:margin-left="0cm"/>
      <style:text-properties fo:font-size="8pt" fo:font-weight="bold" style:font-size-asian="8pt" style:font-weight-asian="bold" style:font-size-complex="8pt" style:font-weight-complex="bold"/>
    </style:style>
    <style:style style:name="ce15"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fo:font-size="8pt" fo:font-weight="bold" style:font-size-asian="8pt" style:font-weight-asian="bold" style:font-size-complex="8pt" style:font-weight-complex="bold"/>
    </style:style>
    <style:style style:name="ce16" style:family="table-cell" style:parent-style-name="Default">
      <style:table-cell-properties fo:border-bottom="0.06pt solid #000000" fo:background-color="transparent" fo:wrap-option="wrap" fo:border-left="none" fo:padding="0.085cm" fo:border-right="none" fo:border-top="0.06pt solid #000000"/>
      <style:text-properties fo:font-size="8pt" style:font-size-asian="8pt" style:font-size-complex="8pt"/>
    </style:style>
    <style:style style:name="ce17" style:family="table-cell" style:parent-style-name="Default">
      <style:table-cell-properties fo:border-bottom="0.06pt solid #000000" fo:background-color="transparent" fo:wrap-option="wrap" fo:border-left="none" fo:padding="0.085cm" fo:border-right="none" fo:border-top="none"/>
      <style:text-properties fo:font-size="8pt" style:font-size-asian="8pt" style:font-size-complex="8pt"/>
    </style:style>
    <style:style style:name="ce18" style:family="table-cell" style:parent-style-name="Default">
      <style:table-cell-properties fo:border-bottom="0.06pt solid #000000" fo:background-color="#e6e6e6" style:text-align-source="fix" style:repeat-content="false" fo:border-left="none"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background-color="#e6e6e6" style:text-align-source="fix" style:repeat-content="false" fo:wrap-option="wrap"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20" style:family="table-cell" style:parent-style-name="Default">
      <style:table-cell-properties fo:border-bottom="0.06pt solid #000000" fo:background-color="transparent" fo:wrap-option="wrap" fo:border-left="none" fo:padding="0.085cm" fo:border-right="0.06pt solid #000000" fo:border-top="0.06pt solid #000000"/>
      <style:text-properties fo:font-size="8pt" style:font-size-asian="8pt" style:font-size-complex="8pt"/>
    </style:style>
    <style:style style:name="ce21" style:family="table-cell" style:parent-style-name="Default">
      <style:table-cell-properties fo:border-bottom="0.06pt solid #000000" fo:background-color="transparent" fo:wrap-option="wrap" fo:border-left="none" fo:padding="0.085cm" fo:border-right="0.06pt solid #000000" fo:border-top="none"/>
      <style:text-properties fo:font-size="8pt" style:font-size-asian="8pt" style:font-size-complex="8pt"/>
    </style:style>
    <style:style style:name="ce22" style:family="table-cell" style:parent-style-name="Default">
      <style:table-cell-properties fo:border="0.06pt solid #000000"/>
      <style:text-properties fo:font-size="8pt" style:font-size-asian="8pt" style:font-size-complex="8pt"/>
    </style:style>
  </office:automatic-styles>
  <office:body>
    <office:spreadsheet>
      <table:table table:name="TaskSchedule" table:style-name="ta1">
        <table:table-column table:style-name="co1" table:number-columns-repeated="42" table:default-cell-style-name="ce1"/>
        <table:table-column table:style-name="co2" table:default-cell-style-name="ce1"/>
        <table:table-column table:style-name="co3" table:default-cell-style-name="ce1"/>
        <table:table-column table:style-name="co2" table:number-columns-repeated="16" table:default-cell-style-name="ce1"/>
        <table:table-column table:style-name="co4" table:default-cell-style-name="ce1"/>
        <table:table-column table:style-name="co1" table:number-columns-repeated="963" table:default-cell-style-name="ce1"/>
        <table:table-row table:style-name="ro1">
          <table:table-cell table:number-columns-repeated="1024"/>
        </table:table-row>
        <table:table-row table:style-name="ro1">
          <table:table-cell table:number-columns-repeated="42"/>
          <table:table-cell table:style-name="ce2" office:value-type="string" table:number-columns-spanned="1" table:number-rows-spanned="2">
            <text:p>ID</text:p>
          </table:table-cell>
          <table:table-cell table:style-name="ce2" office:value-type="string" table:number-columns-spanned="1" table:number-rows-spanned="2">
            <text:p>Task name</text:p>
          </table:table-cell>
          <table:table-cell table:style-name="ce10" office:value-type="string" table:number-columns-spanned="5" table:number-rows-spanned="1">
            <text:p>2013-01 (182)</text:p>
          </table:table-cell>
          <table:covered-table-cell table:number-columns-repeated="3" table:style-name="ce14"/>
          <table:covered-table-cell table:style-name="ce10"/>
          <table:table-cell table:style-name="ce10" office:value-type="string" table:number-columns-spanned="4" table:number-rows-spanned="1">
            <text:p>2013-02 (159)</text:p>
          </table:table-cell>
          <table:covered-table-cell table:number-columns-repeated="2" table:style-name="ce14"/>
          <table:covered-table-cell table:style-name="ce19"/>
          <table:table-cell table:style-name="ce10" office:value-type="string" table:number-columns-spanned="4" table:number-rows-spanned="1">
            <text:p>2013-03 (103)</text:p>
          </table:table-cell>
          <table:covered-table-cell table:number-columns-repeated="3" table:style-name="ce14"/>
          <table:table-cell table:style-name="ce10" office:value-type="string" table:number-columns-spanned="3" table:number-rows-spanned="1">
            <text:p>2013-04 (53)</text:p>
          </table:table-cell>
          <table:covered-table-cell table:number-columns-repeated="2" table:style-name="ce14"/>
          <table:table-cell table:style-name="ce19" office:value-type="string" table:number-columns-spanned="1" table:number-rows-spanned="2">
            <text:p>Hours per task 2013</text:p>
          </table:table-cell>
          <table:table-cell table:number-columns-repeated="963"/>
        </table:table-row>
        <table:table-row table:style-name="ro1">
          <table:table-cell table:number-columns-repeated="42"/>
          <table:covered-table-cell table:style-name="ce3"/>
          <table:covered-table-cell table:style-name="ce7"/>
          <table:table-cell table:style-name="ce11" office:value-type="float" office:value="1">
            <text:p>1</text:p>
          </table:table-cell>
          <table:table-cell table:style-name="ce15" office:value-type="float" office:value="2">
            <text:p>2</text:p>
          </table:table-cell>
          <table:table-cell table:style-name="ce15" office:value-type="float" office:value="3">
            <text:p>3</text:p>
          </table:table-cell>
          <table:table-cell table:style-name="ce15" office:value-type="float" office:value="4">
            <text:p>4</text:p>
          </table:table-cell>
          <table:table-cell table:style-name="ce18" office:value-type="float" office:value="5">
            <text:p>5</text:p>
          </table:table-cell>
          <table:table-cell table:style-name="ce11" office:value-type="float" office:value="6">
            <text:p>6</text:p>
          </table:table-cell>
          <table:table-cell table:style-name="ce15" office:value-type="float" office:value="7">
            <text:p>7</text:p>
          </table:table-cell>
          <table:table-cell table:style-name="ce15" office:value-type="float" office:value="8">
            <text:p>8</text:p>
          </table:table-cell>
          <table:table-cell table:style-name="ce18" office:value-type="float" office:value="9">
            <text:p>9</text:p>
          </table:table-cell>
          <table:table-cell table:style-name="ce11" office:value-type="float" office:value="10">
            <text:p>10</text:p>
          </table:table-cell>
          <table:table-cell table:style-name="ce15" office:value-type="float" office:value="11">
            <text:p>11</text:p>
          </table:table-cell>
          <table:table-cell table:style-name="ce15" office:value-type="float" office:value="12">
            <text:p>12</text:p>
          </table:table-cell>
          <table:table-cell table:style-name="ce18" office:value-type="float" office:value="13">
            <text:p>13</text:p>
          </table:table-cell>
          <table:table-cell table:style-name="ce11" office:value-type="float" office:value="14">
            <text:p>14</text:p>
          </table:table-cell>
          <table:table-cell table:style-name="ce15" office:value-type="float" office:value="15">
            <text:p>15</text:p>
          </table:table-cell>
          <table:table-cell table:style-name="ce15" office:value-type="float" office:value="16">
            <text:p>16</text:p>
          </table:table-cell>
          <table:covered-table-cell table:style-name="ce14"/>
          <table:table-cell table:number-columns-repeated="963"/>
        </table:table-row>
        <table:table-row table:style-name="ro2">
          <table:table-cell table:number-columns-repeated="42"/>
          <table:table-cell table:style-name="ce4" office:value-type="string">
            <text:p>T1</text:p>
          </table:table-cell>
          <table:table-cell table:style-name="ce8" office:value-type="string">
            <text:p>Functional specific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style-name="ce8" table:formula="of:=SUM([.AS4:.BH4])" office:value-type="float" office:value="0">
            <text:p>0</text:p>
          </table:table-cell>
          <table:table-cell table:number-columns-repeated="963"/>
        </table:table-row>
        <table:table-row table:style-name="ro2">
          <table:table-cell table:number-columns-repeated="42"/>
          <table:table-cell table:style-name="ce4" office:value-type="string">
            <text:p>T2</text:p>
          </table:table-cell>
          <table:table-cell table:style-name="ce8" office:value-type="string">
            <text:p>Technical specification</text:p>
          </table:table-cell>
          <table:table-cell table:style-name="ce13" office:value-type="float" office:value="18">
            <text:p>18</text:p>
          </table:table-cell>
          <table:table-cell table:style-name="ce17" office:value-type="float" office:value="12">
            <text:p>12</text:p>
          </table:table-cell>
          <table:table-cell table:style-name="ce17" table:number-columns-repeated="3"/>
          <table:table-cell table:style-name="ce13"/>
          <table:table-cell table:style-name="ce17" table:number-columns-repeated="2"/>
          <table:table-cell table:style-name="ce21"/>
          <table:table-cell table:style-name="ce17" table:number-columns-repeated="4"/>
          <table:table-cell table:style-name="ce13"/>
          <table:table-cell table:style-name="ce17" table:number-columns-repeated="2"/>
          <table:table-cell table:style-name="ce8" table:formula="of:=SUM([.AS5:.BH5])" office:value-type="float" office:value="30">
            <text:p>30</text:p>
          </table:table-cell>
          <table:table-cell table:number-columns-repeated="963"/>
        </table:table-row>
        <table:table-row table:style-name="ro3">
          <table:table-cell table:number-columns-repeated="42"/>
          <table:table-cell table:style-name="ce4" office:value-type="string">
            <text:p>T3.1</text:p>
          </table:table-cell>
          <table:table-cell table:style-name="ce8" office:value-type="string">
            <text:p>Dependency analysis algorithm interface</text:p>
          </table:table-cell>
          <table:table-cell table:style-name="ce12"/>
          <table:table-cell table:number-columns-repeated="2" table:style-name="ce16" office:value-type="float" office:value="3">
            <text:p>3</text:p>
          </table:table-cell>
          <table:table-cell table:style-name="ce16" table:number-columns-repeated="2"/>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6:.BH6])" office:value-type="float" office:value="6">
            <text:p>6</text:p>
          </table:table-cell>
          <table:table-cell table:number-columns-repeated="963"/>
        </table:table-row>
        <table:table-row table:style-name="ro3">
          <table:table-cell table:number-columns-repeated="42"/>
          <table:table-cell table:style-name="ce4" office:value-type="string">
            <text:p>T3.2</text:p>
          </table:table-cell>
          <table:table-cell table:style-name="ce8" office:value-type="string">
            <text:p>C++ dependency analysis algorithm</text:p>
          </table:table-cell>
          <table:table-cell table:style-name="ce12"/>
          <table:table-cell table:number-columns-repeated="4" table:style-name="ce16" office:value-type="float" office:value="4">
            <text:p>4</text:p>
          </table:table-cell>
          <table:table-cell table:style-name="ce12" office:value-type="float" office:value="4">
            <text:p>4</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7:.BH7])" office:value-type="float" office:value="20">
            <text:p>20</text:p>
          </table:table-cell>
          <table:table-cell table:number-columns-repeated="963"/>
        </table:table-row>
        <table:table-row table:style-name="ro2">
          <table:table-cell table:number-columns-repeated="42"/>
          <table:table-cell table:style-name="ce4" office:value-type="string">
            <text:p>T3.3</text:p>
          </table:table-cell>
          <table:table-cell table:style-name="ce8" office:value-type="string">
            <text:p>C++ hash calculation</text:p>
          </table:table-cell>
          <table:table-cell table:style-name="ce12"/>
          <table:table-cell table:number-columns-repeated="2" table:style-name="ce16" office:value-type="float" office:value="4">
            <text:p>4</text:p>
          </table:table-cell>
          <table:table-cell table:style-name="ce16" table:number-columns-repeated="2"/>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8:.BH8])" office:value-type="float" office:value="8">
            <text:p>8</text:p>
          </table:table-cell>
          <table:table-cell table:number-columns-repeated="963"/>
        </table:table-row>
        <table:table-row table:style-name="ro2">
          <table:table-cell table:number-columns-repeated="42"/>
          <table:table-cell table:style-name="ce4" office:value-type="string">
            <text:p>T3.4</text:p>
          </table:table-cell>
          <table:table-cell table:style-name="ce8" office:value-type="string">
            <text:p>Dependency parser settings</text:p>
          </table:table-cell>
          <table:table-cell table:style-name="ce12"/>
          <table:table-cell table:number-columns-repeated="4" table:style-name="ce16" office:value-type="float" office:value="2">
            <text:p>2</text:p>
          </table:table-cell>
          <table:table-cell table:style-name="ce12" office:value-type="float" office:value="2">
            <text:p>2</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9:.BH9])" office:value-type="float" office:value="10">
            <text:p>10</text:p>
          </table:table-cell>
          <table:table-cell table:number-columns-repeated="963"/>
        </table:table-row>
        <table:table-row table:style-name="ro3">
          <table:table-cell table:number-columns-repeated="42"/>
          <table:table-cell table:style-name="ce4" office:value-type="string">
            <text:p>T3.5</text:p>
          </table:table-cell>
          <table:table-cell table:style-name="ce8" office:value-type="string">
            <text:p>VHDL dependency analysis algorithm</text:p>
          </table:table-cell>
          <table:table-cell table:style-name="ce12"/>
          <table:table-cell table:style-name="ce16" table:number-columns-repeated="4"/>
          <table:table-cell table:style-name="ce12" office:value-type="float" office:value="5">
            <text:p>5</text:p>
          </table:table-cell>
          <table:table-cell table:number-columns-repeated="2" table:style-name="ce16" office:value-type="float" office:value="5">
            <text:p>5</text:p>
          </table:table-cell>
          <table:table-cell table:style-name="ce20" office:value-type="float" office:value="5">
            <text:p>5</text:p>
          </table:table-cell>
          <table:table-cell table:style-name="ce16" office:value-type="float" office:value="5">
            <text:p>5</text:p>
          </table:table-cell>
          <table:table-cell table:style-name="ce16" table:number-columns-repeated="3"/>
          <table:table-cell table:style-name="ce12"/>
          <table:table-cell table:style-name="ce16"/>
          <table:table-cell table:style-name="ce20"/>
          <table:table-cell table:style-name="ce8" table:formula="of:=SUM([.AS10:.BH10])" office:value-type="float" office:value="25">
            <text:p>25</text:p>
          </table:table-cell>
          <table:table-cell table:number-columns-repeated="963"/>
        </table:table-row>
        <table:table-row table:style-name="ro2">
          <table:table-cell table:number-columns-repeated="42"/>
          <table:table-cell table:style-name="ce4" office:value-type="string">
            <text:p>T3.6</text:p>
          </table:table-cell>
          <table:table-cell table:style-name="ce8" office:value-type="string">
            <text:p>VHDL hash calculation</text:p>
          </table:table-cell>
          <table:table-cell table:style-name="ce12"/>
          <table:table-cell table:style-name="ce16" table:number-columns-repeated="4"/>
          <table:table-cell table:style-name="ce12" office:value-type="float" office:value="1">
            <text:p>1</text:p>
          </table:table-cell>
          <table:table-cell table:style-name="ce16" office:value-type="float" office:value="1">
            <text:p>1</text:p>
          </table:table-cell>
          <table:table-cell table:style-name="ce16" office:value-type="float" office:value="2">
            <text:p>2</text:p>
          </table:table-cell>
          <table:table-cell table:style-name="ce20" office:value-type="float" office:value="2">
            <text:p>2</text:p>
          </table:table-cell>
          <table:table-cell table:style-name="ce16" office:value-type="float" office:value="2">
            <text:p>2</text:p>
          </table:table-cell>
          <table:table-cell table:style-name="ce16" table:number-columns-repeated="3"/>
          <table:table-cell table:style-name="ce12"/>
          <table:table-cell table:style-name="ce16"/>
          <table:table-cell table:style-name="ce20"/>
          <table:table-cell table:style-name="ce8" table:formula="of:=SUM([.AS11:.BH11])" office:value-type="float" office:value="8">
            <text:p>8</text:p>
          </table:table-cell>
          <table:table-cell table:number-columns-repeated="963"/>
        </table:table-row>
        <table:table-row table:style-name="ro2">
          <table:table-cell table:number-columns-repeated="42"/>
          <table:table-cell table:style-name="ce5" office:value-type="string">
            <text:p>T4.1</text:p>
          </table:table-cell>
          <table:table-cell table:style-name="ce8" office:value-type="string">
            <text:p>Basic table-style widget</text:p>
          </table:table-cell>
          <table:table-cell table:style-name="ce12"/>
          <table:table-cell table:number-columns-repeated="4" table:style-name="ce16" office:value-type="float" office:value="10">
            <text:p>10</text:p>
          </table:table-cell>
          <table:table-cell table:style-name="ce12" office:value-type="float" office:value="10">
            <text:p>10</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12:.BH12])" office:value-type="float" office:value="50">
            <text:p>50</text:p>
          </table:table-cell>
          <table:table-cell table:number-columns-repeated="963"/>
        </table:table-row>
        <table:table-row table:style-name="ro3">
          <table:table-cell table:number-columns-repeated="42"/>
          <table:table-cell table:style-name="ce5" office:value-type="string">
            <text:p>T4.2</text:p>
          </table:table-cell>
          <table:table-cell table:style-name="ce8" office:value-type="string">
            <text:p>Dependency graph visualization</text:p>
          </table:table-cell>
          <table:table-cell table:style-name="ce12"/>
          <table:table-cell table:style-name="ce16" table:number-columns-repeated="2"/>
          <table:table-cell table:number-columns-repeated="2" table:style-name="ce16" office:value-type="float" office:value="10">
            <text:p>10</text:p>
          </table:table-cell>
          <table:table-cell table:style-name="ce12" office:value-type="float" office:value="10">
            <text:p>10</text:p>
          </table:table-cell>
          <table:table-cell table:number-columns-repeated="2" table:style-name="ce16" office:value-type="float" office:value="10">
            <text:p>10</text:p>
          </table:table-cell>
          <table:table-cell table:style-name="ce20" office:value-type="float" office:value="10">
            <text:p>10</text:p>
          </table:table-cell>
          <table:table-cell table:style-name="ce16" office:value-type="float" office:value="10">
            <text:p>10</text:p>
          </table:table-cell>
          <table:table-cell table:style-name="ce16" table:number-columns-repeated="3"/>
          <table:table-cell table:style-name="ce12"/>
          <table:table-cell table:style-name="ce16"/>
          <table:table-cell table:style-name="ce20"/>
          <table:table-cell table:style-name="ce8" table:formula="of:=SUM([.AS13:.BH13])" office:value-type="float" office:value="70">
            <text:p>70</text:p>
          </table:table-cell>
          <table:table-cell table:number-columns-repeated="963"/>
        </table:table-row>
        <table:table-row table:style-name="ro2">
          <table:table-cell table:number-columns-repeated="42"/>
          <table:table-cell table:style-name="ce5" office:value-type="string">
            <text:p>T4.3</text:p>
          </table:table-cell>
          <table:table-cell table:style-name="ce8" office:value-type="string">
            <text:p>Manual dependencies</text:p>
          </table:table-cell>
          <table:table-cell table:style-name="ce12"/>
          <table:table-cell table:style-name="ce16" table:number-columns-repeated="4"/>
          <table:table-cell table:style-name="ce12" office:value-type="float" office:value="3">
            <text:p>3</text:p>
          </table:table-cell>
          <table:table-cell table:number-columns-repeated="2" table:style-name="ce16" office:value-type="float" office:value="3">
            <text:p>3</text:p>
          </table:table-cell>
          <table:table-cell table:style-name="ce20" office:value-type="float" office:value="3">
            <text:p>3</text:p>
          </table:table-cell>
          <table:table-cell table:style-name="ce16" office:value-type="float" office:value="3">
            <text:p>3</text:p>
          </table:table-cell>
          <table:table-cell table:style-name="ce16" table:number-columns-repeated="3"/>
          <table:table-cell table:style-name="ce12"/>
          <table:table-cell table:style-name="ce16"/>
          <table:table-cell table:style-name="ce20"/>
          <table:table-cell table:style-name="ce8" table:formula="of:=SUM([.AS14:.BH14])" office:value-type="float" office:value="15">
            <text:p>15</text:p>
          </table:table-cell>
          <table:table-cell table:number-columns-repeated="963"/>
        </table:table-row>
        <table:table-row table:style-name="ro2">
          <table:table-cell table:number-columns-repeated="42"/>
          <table:table-cell table:style-name="ce5" office:value-type="string">
            <text:p>T4.4</text:p>
          </table:table-cell>
          <table:table-cell table:style-name="ce8" office:value-type="string">
            <text:p>Locking dependencies</text:p>
          </table:table-cell>
          <table:table-cell table:style-name="ce12"/>
          <table:table-cell table:style-name="ce16" table:number-columns-repeated="4"/>
          <table:table-cell table:style-name="ce12" office:value-type="float" office:value="2">
            <text:p>2</text:p>
          </table:table-cell>
          <table:table-cell table:number-columns-repeated="2" table:style-name="ce16" office:value-type="float" office:value="2">
            <text:p>2</text:p>
          </table:table-cell>
          <table:table-cell table:style-name="ce20" office:value-type="float" office:value="2">
            <text:p>2</text:p>
          </table:table-cell>
          <table:table-cell table:style-name="ce16" office:value-type="float" office:value="2">
            <text:p>2</text:p>
          </table:table-cell>
          <table:table-cell table:style-name="ce16" table:number-columns-repeated="3"/>
          <table:table-cell table:style-name="ce12"/>
          <table:table-cell table:style-name="ce16"/>
          <table:table-cell table:style-name="ce20"/>
          <table:table-cell table:style-name="ce8" table:formula="of:=SUM([.AS15:.BH15])" office:value-type="float" office:value="10">
            <text:p>10</text:p>
          </table:table-cell>
          <table:table-cell table:number-columns-repeated="963"/>
        </table:table-row>
        <table:table-row table:style-name="ro2">
          <table:table-cell table:number-columns-repeated="42"/>
          <table:table-cell table:style-name="ce5" office:value-type="string">
            <text:p>T4.5</text:p>
          </table:table-cell>
          <table:table-cell table:style-name="ce8" office:value-type="string">
            <text:p>Filter views</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office:value-type="float" office:value="3">
            <text:p>3</text:p>
          </table:table-cell>
          <table:table-cell table:number-columns-repeated="2" table:style-name="ce16" office:value-type="float" office:value="2">
            <text:p>2</text:p>
          </table:table-cell>
          <table:table-cell table:style-name="ce16" office:value-type="float" office:value="3">
            <text:p>3</text:p>
          </table:table-cell>
          <table:table-cell table:style-name="ce12"/>
          <table:table-cell table:style-name="ce16"/>
          <table:table-cell table:style-name="ce20"/>
          <table:table-cell table:style-name="ce8" table:formula="of:=SUM([.AS16:.BH16])" office:value-type="float" office:value="10">
            <text:p>10</text:p>
          </table:table-cell>
          <table:table-cell table:number-columns-repeated="963"/>
        </table:table-row>
        <table:table-row table:style-name="ro3">
          <table:table-cell table:number-columns-repeated="42"/>
          <table:table-cell table:style-name="ce5" office:value-type="string">
            <text:p>T4.6</text:p>
          </table:table-cell>
          <table:table-cell table:style-name="ce8" office:value-type="string">
            <text:p>Dependency change visualiz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office:value-type="float" office:value="3">
            <text:p>3</text:p>
          </table:table-cell>
          <table:table-cell table:number-columns-repeated="3" table:style-name="ce16" office:value-type="float" office:value="4">
            <text:p>4</text:p>
          </table:table-cell>
          <table:table-cell table:style-name="ce12"/>
          <table:table-cell table:style-name="ce16"/>
          <table:table-cell table:style-name="ce20"/>
          <table:table-cell table:style-name="ce8" table:formula="of:=SUM([.AS17:.BH17])" office:value-type="float" office:value="15">
            <text:p>15</text:p>
          </table:table-cell>
          <table:table-cell table:number-columns-repeated="963"/>
        </table:table-row>
        <table:table-row table:style-name="ro2">
          <table:table-cell table:number-columns-repeated="42"/>
          <table:table-cell table:style-name="ce4" office:value-type="string">
            <text:p>T5.1</text:p>
          </table:table-cell>
          <table:table-cell table:style-name="ce8" office:value-type="string">
            <text:p>Folder and file scanning</text:p>
          </table:table-cell>
          <table:table-cell table:style-name="ce12"/>
          <table:table-cell table:style-name="ce16" office:value-type="float" office:value="2">
            <text:p>2</text:p>
          </table:table-cell>
          <table:table-cell table:style-name="ce16" office:value-type="float" office:value="1">
            <text:p>1</text:p>
          </table:table-cell>
          <table:table-cell table:style-name="ce16" office:value-type="float" office:value="2">
            <text:p>2</text:p>
          </table:table-cell>
          <table:table-cell table:style-name="ce16"/>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18:.BH18])" office:value-type="float" office:value="5">
            <text:p>5</text:p>
          </table:table-cell>
          <table:table-cell table:number-columns-repeated="963"/>
        </table:table-row>
        <table:table-row table:style-name="ro2">
          <table:table-cell table:number-columns-repeated="42"/>
          <table:table-cell table:style-name="ce4" office:value-type="string">
            <text:p>T5.2</text:p>
          </table:table-cell>
          <table:table-cell table:style-name="ce8" office:value-type="string">
            <text:p>Saving graph data in XML</text:p>
          </table:table-cell>
          <table:table-cell table:style-name="ce12"/>
          <table:table-cell table:style-name="ce16" table:number-columns-repeated="2"/>
          <table:table-cell table:number-columns-repeated="2" table:style-name="ce16" office:value-type="float" office:value="6">
            <text:p>6</text:p>
          </table:table-cell>
          <table:table-cell table:style-name="ce12" office:value-type="float" office:value="6">
            <text:p>6</text:p>
          </table:table-cell>
          <table:table-cell table:style-name="ce16" office:value-type="float" office:value="7">
            <text:p>7</text:p>
          </table:table-cell>
          <table:table-cell table:style-name="ce16"/>
          <table:table-cell table:style-name="ce20"/>
          <table:table-cell table:style-name="ce16" table:number-columns-repeated="4"/>
          <table:table-cell table:style-name="ce12"/>
          <table:table-cell table:style-name="ce16"/>
          <table:table-cell table:style-name="ce20"/>
          <table:table-cell table:style-name="ce8" table:formula="of:=SUM([.AS19:.BH19])" office:value-type="float" office:value="25">
            <text:p>25</text:p>
          </table:table-cell>
          <table:table-cell table:number-columns-repeated="963"/>
        </table:table-row>
        <table:table-row table:style-name="ro2">
          <table:table-cell table:number-columns-repeated="42"/>
          <table:table-cell table:style-name="ce4" office:value-type="string">
            <text:p>T6</text:p>
          </table:table-cell>
          <table:table-cell table:style-name="ce8" office:value-type="string">
            <text:p>Testing</text:p>
          </table:table-cell>
          <table:table-cell table:style-name="ce12"/>
          <table:table-cell table:number-columns-repeated="4" table:style-name="ce16" office:value-type="float" office:value="4">
            <text:p>4</text:p>
          </table:table-cell>
          <table:table-cell table:style-name="ce12" office:value-type="float" office:value="6">
            <text:p>6</text:p>
          </table:table-cell>
          <table:table-cell table:number-columns-repeated="2" table:style-name="ce16" office:value-type="float" office:value="6">
            <text:p>6</text:p>
          </table:table-cell>
          <table:table-cell table:style-name="ce20" office:value-type="float" office:value="8">
            <text:p>8</text:p>
          </table:table-cell>
          <table:table-cell table:style-name="ce16" office:value-type="float" office:value="8">
            <text:p>8</text:p>
          </table:table-cell>
          <table:table-cell table:number-columns-repeated="3" table:style-name="ce16" office:value-type="float" office:value="10">
            <text:p>10</text:p>
          </table:table-cell>
          <table:table-cell table:style-name="ce12"/>
          <table:table-cell table:style-name="ce16"/>
          <table:table-cell table:style-name="ce20"/>
          <table:table-cell table:style-name="ce8" table:formula="of:=SUM([.AS20:.BH20])" office:value-type="float" office:value="80">
            <text:p>80</text:p>
          </table:table-cell>
          <table:table-cell table:number-columns-repeated="963"/>
        </table:table-row>
        <table:table-row table:style-name="ro2">
          <table:table-cell table:number-columns-repeated="42"/>
          <table:table-cell table:style-name="ce6" office:value-type="string">
            <text:p>T7.1</text:p>
          </table:table-cell>
          <table:table-cell table:style-name="ce8" office:value-type="string">
            <text:p>Group meetings</text:p>
          </table:table-cell>
          <table:table-cell table:style-name="ce12"/>
          <table:table-cell table:number-columns-repeated="4" table:style-name="ce16" office:value-type="float" office:value="3">
            <text:p>3</text:p>
          </table:table-cell>
          <table:table-cell table:style-name="ce12" office:value-type="float" office:value="3">
            <text:p>3</text:p>
          </table:table-cell>
          <table:table-cell table:number-columns-repeated="2" table:style-name="ce16" office:value-type="float" office:value="3">
            <text:p>3</text:p>
          </table:table-cell>
          <table:table-cell table:style-name="ce20" office:value-type="float" office:value="3">
            <text:p>3</text:p>
          </table:table-cell>
          <table:table-cell table:number-columns-repeated="4" table:style-name="ce16" office:value-type="float" office:value="3">
            <text:p>3</text:p>
          </table:table-cell>
          <table:table-cell table:style-name="ce12" office:value-type="float" office:value="3">
            <text:p>3</text:p>
          </table:table-cell>
          <table:table-cell table:style-name="ce16" office:value-type="float" office:value="3">
            <text:p>3</text:p>
          </table:table-cell>
          <table:table-cell table:style-name="ce20"/>
          <table:table-cell table:style-name="ce8" table:formula="of:=SUM([.AS21:.BH21])" office:value-type="float" office:value="42">
            <text:p>42</text:p>
          </table:table-cell>
          <table:table-cell table:number-columns-repeated="963"/>
        </table:table-row>
        <table:table-row table:style-name="ro2">
          <table:table-cell table:number-columns-repeated="42"/>
          <table:table-cell table:style-name="ce6" office:value-type="string">
            <text:p>T7.2</text:p>
          </table:table-cell>
          <table:table-cell table:style-name="ce8" office:value-type="string">
            <text:p>Client meetings</text:p>
          </table:table-cell>
          <table:table-cell table:style-name="ce12"/>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2"/>
          <table:table-cell table:style-name="ce16" office:value-type="float" office:value="3">
            <text:p>3</text:p>
          </table:table-cell>
          <table:table-cell table:style-name="ce16"/>
          <table:table-cell table:style-name="ce20" office:value-type="float" office:value="3">
            <text:p>3</text:p>
          </table:table-cell>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2"/>
          <table:table-cell table:style-name="ce16" office:value-type="float" office:value="3">
            <text:p>3</text:p>
          </table:table-cell>
          <table:table-cell table:style-name="ce20"/>
          <table:table-cell table:style-name="ce8" table:formula="of:=SUM([.AS22:.BH22])" office:value-type="float" office:value="21">
            <text:p>21</text:p>
          </table:table-cell>
          <table:table-cell table:number-columns-repeated="963"/>
        </table:table-row>
        <table:table-row table:style-name="ro2">
          <table:table-cell table:number-columns-repeated="42"/>
          <table:table-cell table:style-name="ce6" office:value-type="string">
            <text:p>T7.3</text:p>
          </table:table-cell>
          <table:table-cell table:style-name="ce8" office:value-type="string">
            <text:p>Assistant meetings</text:p>
          </table:table-cell>
          <table:table-cell table:style-name="ce12"/>
          <table:table-cell table:style-name="ce16" table:number-columns-repeated="2"/>
          <table:table-cell table:style-name="ce16" office:value-type="float" office:value="3">
            <text:p>3</text:p>
          </table:table-cell>
          <table:table-cell table:style-name="ce16"/>
          <table:table-cell table:style-name="ce12"/>
          <table:table-cell table:style-name="ce16" table:number-columns-repeated="2"/>
          <table:table-cell table:style-name="ce20"/>
          <table:table-cell table:style-name="ce16" table:number-columns-repeated="4"/>
          <table:table-cell table:style-name="ce12" office:value-type="float" office:value="4">
            <text:p>4</text:p>
          </table:table-cell>
          <table:table-cell table:style-name="ce16"/>
          <table:table-cell table:style-name="ce20"/>
          <table:table-cell table:style-name="ce8" table:formula="of:=SUM([.AS23:.BH23])" office:value-type="float" office:value="7">
            <text:p>7</text:p>
          </table:table-cell>
          <table:table-cell table:number-columns-repeated="963"/>
        </table:table-row>
        <table:table-row table:style-name="ro4">
          <table:table-cell table:number-columns-repeated="42"/>
          <table:table-cell table:style-name="ce6" office:value-type="string">
            <text:p>T7.4</text:p>
          </table:table-cell>
          <table:table-cell table:style-name="ce8" office:value-type="string">
            <text:p>Project plan present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24:.BH24])" office:value-type="float" office:value="0">
            <text:p>0</text:p>
          </table:table-cell>
          <table:table-cell table:number-columns-repeated="963"/>
        </table:table-row>
        <table:table-row table:style-name="ro2">
          <table:table-cell table:number-columns-repeated="42"/>
          <table:table-cell table:style-name="ce6" office:value-type="string">
            <text:p>T7.5</text:p>
          </table:table-cell>
          <table:table-cell table:style-name="ce8" office:value-type="string">
            <text:p>Final present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office:value-type="float" office:value="3">
            <text:p>3</text:p>
          </table:table-cell>
          <table:table-cell table:style-name="ce16" office:value-type="float" office:value="6">
            <text:p>6</text:p>
          </table:table-cell>
          <table:table-cell table:style-name="ce20" office:value-type="float" office:value="6">
            <text:p>6</text:p>
          </table:table-cell>
          <table:table-cell table:style-name="ce8" table:formula="of:=SUM([.AS25:.BH25])" office:value-type="float" office:value="15">
            <text:p>15</text:p>
          </table:table-cell>
          <table:table-cell table:number-columns-repeated="963"/>
        </table:table-row>
        <table:table-row table:style-name="ro5">
          <table:table-cell table:number-columns-repeated="42"/>
          <table:table-cell table:style-name="ce6"/>
          <table:table-cell table:style-name="ce8"/>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table-cell table:number-columns-repeated="963"/>
        </table:table-row>
        <table:table-row table:style-name="ro2">
          <table:table-cell table:number-columns-repeated="42"/>
          <table:table-cell table:style-name="ce6" office:value-type="string">
            <text:p>T7.7</text:p>
          </table:table-cell>
          <table:table-cell table:style-name="ce8" office:value-type="string">
            <text:p>Final report</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office:value-type="float" office:value="5">
            <text:p>5</text:p>
          </table:table-cell>
          <table:table-cell table:style-name="ce16" office:value-type="float" office:value="10">
            <text:p>10</text:p>
          </table:table-cell>
          <table:table-cell table:style-name="ce20" office:value-type="float" office:value="10">
            <text:p>10</text:p>
          </table:table-cell>
          <table:table-cell table:style-name="ce8" table:formula="of:=SUM([.AS27:.BH27])" office:value-type="float" office:value="25">
            <text:p>25</text:p>
          </table:table-cell>
          <table:table-cell table:number-columns-repeated="963"/>
        </table:table-row>
        <table:table-row table:style-name="ro2">
          <table:table-cell table:number-columns-repeated="42"/>
          <table:table-cell table:style-name="ce6" office:value-type="string">
            <text:p>T7.7</text:p>
          </table:table-cell>
          <table:table-cell table:style-name="ce8" office:value-type="string">
            <text:p>Other reports</text:p>
          </table:table-cell>
          <table:table-cell table:style-name="ce12"/>
          <table:table-cell table:style-name="ce16" office:value-type="float" office:value="5">
            <text:p>5</text:p>
          </table:table-cell>
          <table:table-cell table:number-columns-repeated="3" table:style-name="ce16" office:value-type="float" office:value="1">
            <text:p>1</text:p>
          </table:table-cell>
          <table:table-cell table:style-name="ce12" office:value-type="float" office:value="5">
            <text:p>5</text:p>
          </table:table-cell>
          <table:table-cell table:number-columns-repeated="2" table:style-name="ce16" office:value-type="float" office:value="1">
            <text:p>1</text:p>
          </table:table-cell>
          <table:table-cell table:style-name="ce20" office:value-type="float" office:value="1">
            <text:p>1</text:p>
          </table:table-cell>
          <table:table-cell table:style-name="ce16" office:value-type="float" office:value="4">
            <text:p>4</text:p>
          </table:table-cell>
          <table:table-cell table:number-columns-repeated="3" table:style-name="ce16" office:value-type="float" office:value="1">
            <text:p>1</text:p>
          </table:table-cell>
          <table:table-cell table:style-name="ce12" office:value-type="float" office:value="5">
            <text:p>5</text:p>
          </table:table-cell>
          <table:table-cell table:style-name="ce16" office:value-type="float" office:value="1">
            <text:p>1</text:p>
          </table:table-cell>
          <table:table-cell table:style-name="ce20" office:value-type="float" office:value="1">
            <text:p>1</text:p>
          </table:table-cell>
          <table:table-cell table:style-name="ce8" table:formula="of:=SUM([.AS28:.BH28])" office:value-type="float" office:value="30">
            <text:p>30</text:p>
          </table:table-cell>
          <table:table-cell table:number-columns-repeated="963"/>
        </table:table-row>
        <table:table-row table:style-name="ro2">
          <table:table-cell table:number-columns-repeated="42"/>
          <table:table-cell table:style-name="ce4"/>
          <table:table-cell table:style-name="ce9" office:value-type="string">
            <text:p>Hours per week</text:p>
          </table:table-cell>
          <table:table-cell table:style-name="ce8" table:formula="of:=SUM([.AS4:.AS28])" office:value-type="float" office:value="18">
            <text:p>18</text:p>
          </table:table-cell>
          <table:table-cell table:style-name="ce8" table:formula="of:=SUM([.AT4:.AT28])" office:value-type="float" office:value="49">
            <text:p>49</text:p>
          </table:table-cell>
          <table:table-cell table:style-name="ce8" table:formula="of:=SUM([.AU4:.AU28])" office:value-type="float" office:value="35">
            <text:p>35</text:p>
          </table:table-cell>
          <table:table-cell table:style-name="ce8" table:formula="of:=SUM([.AV4:.AV28])" office:value-type="float" office:value="45">
            <text:p>45</text:p>
          </table:table-cell>
          <table:table-cell table:style-name="ce8" table:formula="of:=SUM([.AW4:.AW28])" office:value-type="float" office:value="43">
            <text:p>43</text:p>
          </table:table-cell>
          <table:table-cell table:style-name="ce8" table:formula="of:=SUM([.AX4:.AX28])" office:value-type="float" office:value="57">
            <text:p>57</text:p>
          </table:table-cell>
          <table:table-cell table:style-name="ce8" table:formula="of:=SUM([.AY4:.AY28])" office:value-type="float" office:value="41">
            <text:p>41</text:p>
          </table:table-cell>
          <table:table-cell table:style-name="ce8" table:formula="of:=SUM([.AZ4:.AZ28])" office:value-type="float" office:value="32">
            <text:p>32</text:p>
          </table:table-cell>
          <table:table-cell table:style-name="ce8" table:formula="of:=SUM([.BA4:.BA28])" office:value-type="float" office:value="37">
            <text:p>37</text:p>
          </table:table-cell>
          <table:table-cell table:style-name="ce8" table:formula="of:=SUM([.BB4:.BB28])" office:value-type="float" office:value="43">
            <text:p>43</text:p>
          </table:table-cell>
          <table:table-cell table:style-name="ce8" table:formula="of:=SUM([.BC4:.BC28])" office:value-type="float" office:value="23">
            <text:p>23</text:p>
          </table:table-cell>
          <table:table-cell table:style-name="ce8" table:formula="of:=SUM([.BD4:.BD28])" office:value-type="float" office:value="20">
            <text:p>20</text:p>
          </table:table-cell>
          <table:table-cell table:style-name="ce8" table:formula="of:=SUM([.BE4:.BE28])" office:value-type="float" office:value="24">
            <text:p>24</text:p>
          </table:table-cell>
          <table:table-cell table:style-name="ce8" table:formula="of:=SUM([.BF4:.BF28])" office:value-type="float" office:value="20">
            <text:p>20</text:p>
          </table:table-cell>
          <table:table-cell table:style-name="ce8" table:formula="of:=SUM([.BG4:.BG28])" office:value-type="float" office:value="23">
            <text:p>23</text:p>
          </table:table-cell>
          <table:table-cell table:style-name="ce8" table:formula="of:=SUM([.BH4:.BH28])" office:value-type="float" office:value="17">
            <text:p>17</text:p>
          </table:table-cell>
          <table:table-cell table:style-name="ce8" table:formula="of:=SUM([.AS29:.BH29])" office:value-type="float" office:value="527">
            <text:p>527</text:p>
          </table:table-cell>
          <table:table-cell table:number-columns-repeated="963"/>
        </table:table-row>
        <table:table-row table:style-name="ro1">
          <table:table-cell table:number-columns-repeated="42"/>
          <table:table-cell table:style-name="ce4"/>
          <table:table-cell table:style-name="ce4" office:value-type="string">
            <text:p>Deliverables</text:p>
          </table:table-cell>
          <table:table-cell table:style-name="ce4"/>
          <table:table-cell table:style-name="ce4" office:value-type="string">
            <text:p>D2</text:p>
          </table:table-cell>
          <table:table-cell table:style-name="ce4" table:number-columns-repeated="12"/>
          <table:table-cell table:style-name="ce4" office:value-type="string">
            <text:p>C1</text:p>
          </table:table-cell>
          <table:table-cell table:style-name="ce4" office:value-type="string">
            <text:p>FR</text:p>
          </table:table-cell>
          <table:table-cell table:style-name="ce22"/>
          <table:table-cell table:number-columns-repeated="963"/>
        </table:table-row>
        <table:table-row table:style-name="ro1">
          <table:table-cell table:number-columns-repeated="42"/>
          <table:table-cell table:style-name="ce4"/>
          <table:table-cell table:style-name="ce4" office:value-type="string">
            <text:p>Meetings</text:p>
          </table:table-cell>
          <table:table-cell table:style-name="ce4" table:number-columns-repeated="3"/>
          <table:table-cell table:style-name="ce4" office:value-type="string">
            <text:p>A2</text:p>
          </table:table-cell>
          <table:table-cell table:style-name="ce4" table:number-columns-repeated="9"/>
          <table:table-cell table:style-name="ce4" office:value-type="string">
            <text:p>A3</text:p>
          </table:table-cell>
          <table:table-cell table:style-name="ce4" table:number-columns-repeated="2"/>
          <table:table-cell table:style-name="ce22"/>
          <table:table-cell table:number-columns-repeated="963"/>
        </table:table-row>
        <table:table-row table:style-name="ro1" table:number-rows-repeated="1048544">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34:56.57">?</text:time></text:p>
        </style:region-right>
      </style:header>
      <style:header-left style:display="false"/>
      <style:footer>
        <text:p>Page <text:page-number>1</text:page-number> / <text:page-count>99</text:page-count></text:p>
      </style:footer>
      <style:footer-left style:display="false"/>
    </style:master-page>
  </office:master-styles>
</office:document-styles>
</file>